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1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5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fo:border-top="thin dotted #BFBFBF" fo:border-bottom="thin solid #040404" fo:border-left="none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14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70C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B05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7030A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BF8F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6" style:family="table-cell" style:parent-style-name="Default" style:data-style-name="N14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19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60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32_4_32_4" style:data-style-name="N0">
      <style:table-cell-properties style:vertical-align="automatic" fo:background-color="transparent"/>
    </style:style>
    <style:style style:name="ce62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0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73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4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5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6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7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78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88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Porcentaje_32_4" style:data-style-name="N36"/>
    <style:style style:name="ce92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4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6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7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8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2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3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4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5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6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7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08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9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1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2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3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14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6" style:family="table-cell" style:parent-style-name="Normal_32_5" style:data-style-name="N0">
      <style:table-cell-properties style:vertical-align="top" fo:wrap-option="wra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17" style:family="table-cell" style:parent-style-name="Normal_32_5" style:data-style-name="N0">
      <style:table-cell-properties style:vertical-align="automatic" fo:background-color="transparent"/>
    </style:style>
    <style:style style:name="ce118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19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0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1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2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3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4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5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27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28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9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30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1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32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33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4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35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6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7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139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0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40404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65.25pt" style:use-optimal-row-height="tru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33pt" style:use-optimal-row-height="tru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23.25pt" style:use-optimal-row-height="false" fo:break-before="auto"/>
    </style:style>
    <style:style style:name="ro13" style:family="table-row">
      <style:table-row-properties style:row-height="45pt" style:use-optimal-row-height="true" fo:break-before="auto"/>
    </style:style>
    <style:style style:name="ro14" style:family="table-row">
      <style:table-row-properties style:row-height="51pt" style:use-optimal-row-height="true" fo:break-before="auto"/>
    </style:style>
    <style:style style:name="ro15" style:family="table-row">
      <style:table-row-properties style:row-height="15pt" style:use-optimal-row-height="false" fo:break-before="auto"/>
    </style:style>
    <style:style style:name="ro16" style:family="table-row">
      <style:table-row-properties style:row-height="48.75pt" style:use-optimal-row-height="true" fo:break-before="auto"/>
    </style:style>
    <style:style style:name="ro17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974470" table:style-name="ce9">
            <text:p>16.974.470</text:p>
          </table:table-cell>
          <table:table-cell office:value-type="float" office:value="17345965.5" table:style-name="ce9">
            <text:p>17.345.966</text:p>
          </table:table-cell>
          <table:table-cell office:value-type="percentage" office:value="1" table:style-name="ce10">
            <text:p>100,0%</text:p>
          </table:table-cell>
          <table:table-cell office:value-type="float" office:value="7489790" table:style-name="ce8">
            <text:p>7.489.790</text:p>
          </table:table-cell>
          <table:table-cell office:value-type="float" office:value="7354043" table:style-name="ce8">
            <text:p>7.354.043</text:p>
          </table:table-cell>
          <table:table-cell office:value-type="float" office:value="4230763" table:style-name="ce8">
            <text:p>4.230.763</text:p>
          </table:table-cell>
          <table:table-cell office:value-type="date" office:date-value="2022-09-28T00:00:00" table:style-name="ce11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8866.5" table:style-name="ce14">
            <text:p>2.688.867</text:p>
          </table:table-cell>
          <table:table-cell office:value-type="percentage" office:value="0.98008120242871" table:style-name="ce15">
            <text:p>98,0%</text:p>
          </table:table-cell>
          <table:table-cell office:value-type="float" office:value="1152357" table:style-name="ce13">
            <text:p>1.152.357</text:p>
          </table:table-cell>
          <table:table-cell office:value-type="float" office:value="1132336" table:style-name="ce13">
            <text:p>1.132.336</text:p>
          </table:table-cell>
          <table:table-cell office:value-type="float" office:value="733164" table:style-name="ce13">
            <text:p>733.16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602.5" table:style-name="ce14">
            <text:p>2.303.603</text:p>
          </table:table-cell>
          <table:table-cell office:value-type="percentage" office:value="0.93898231645006702" table:style-name="ce15">
            <text:p>93,9%</text:p>
          </table:table-cell>
          <table:table-cell office:value-type="float" office:value="929877" table:style-name="ce13">
            <text:p>929.877</text:p>
          </table:table-cell>
          <table:table-cell office:value-type="float" office:value="920754" table:style-name="ce13">
            <text:p>920.754</text:p>
          </table:table-cell>
          <table:table-cell office:value-type="float" office:value="730328" table:style-name="ce13">
            <text:p>730.328</text:p>
          </table:table-cell>
          <table:table-cell office:value-type="date" office:date-value="2022-09-27T00:00:00" table:style-name="ce16">
            <text:p>2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1099.5" table:style-name="ce14">
            <text:p>2.061.100</text:p>
          </table:table-cell>
          <table:table-cell office:value-type="percentage" office:value="0.97238094923576712" table:style-name="ce15">
            <text:p>97,2%</text:p>
          </table:table-cell>
          <table:table-cell office:value-type="float" office:value="929415" table:style-name="ce13">
            <text:p>929.415</text:p>
          </table:table-cell>
          <table:table-cell office:value-type="float" office:value="914426" table:style-name="ce13">
            <text:p>914.426</text:p>
          </table:table-cell>
          <table:table-cell office:value-type="float" office:value="495504" table:style-name="ce13">
            <text:p>495.50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199799" table:style-name="ce14">
            <text:p>4.199.799</text:p>
          </table:table-cell>
          <table:table-cell office:value-type="percentage" office:value="0.94374791017247139" table:style-name="ce15">
            <text:p>94,4%</text:p>
          </table:table-cell>
          <table:table-cell office:value-type="float" office:value="1824946" table:style-name="ce13">
            <text:p>1.824.946</text:p>
          </table:table-cell>
          <table:table-cell office:value-type="float" office:value="1769849" table:style-name="ce13">
            <text:p>1.769.849</text:p>
          </table:table-cell>
          <table:table-cell office:value-type="float" office:value="1026047" table:style-name="ce13">
            <text:p>1.026.04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70078" table:style-name="ce14">
            <text:p>1.270.078</text:p>
          </table:table-cell>
          <table:table-cell office:value-type="percentage" office:value="0.97907679499236833" table:style-name="ce15">
            <text:p>97,9%</text:p>
          </table:table-cell>
          <table:table-cell office:value-type="float" office:value="520251" table:style-name="ce13">
            <text:p>520.251</text:p>
          </table:table-cell>
          <table:table-cell office:value-type="float" office:value="517331" table:style-name="ce13">
            <text:p>517.331</text:p>
          </table:table-cell>
          <table:table-cell office:value-type="float" office:value="355898" table:style-name="ce13">
            <text:p>355.898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50" table:style-name="ce7">
            <text:p>691.85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30" table:style-name="ce14">
            <text:p>5.623.830</text:p>
          </table:table-cell>
          <table:table-cell office:value-type="float" office:value="5358041" table:style-name="ce14">
            <text:p>5.358.041</text:p>
          </table:table-cell>
          <table:table-cell office:value-type="percentage" office:value="0.95273879189093558" table:style-name="ce15">
            <text:p>95,3%</text:p>
          </table:table-cell>
          <table:table-cell office:value-type="float" office:value="2152901" table:style-name="ce13">
            <text:p>2.152.901</text:p>
          </table:table-cell>
          <table:table-cell office:value-type="float" office:value="2127808" table:style-name="ce13">
            <text:p>2.127.808</text:p>
          </table:table-cell>
          <table:table-cell office:value-type="float" office:value="1541575" table:style-name="ce13">
            <text:p>1.541.575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4428.5" table:style-name="ce14">
            <text:p>4.044.429</text:p>
          </table:table-cell>
          <table:table-cell office:value-type="percentage" office:value="0.96114808905315086" table:style-name="ce15">
            <text:p>96,1%</text:p>
          </table:table-cell>
          <table:table-cell office:value-type="float" office:value="1769298" table:style-name="ce13">
            <text:p>1.769.298</text:p>
          </table:table-cell>
          <table:table-cell office:value-type="float" office:value="1718991" table:style-name="ce13">
            <text:p>1.718.991</text:p>
          </table:table-cell>
          <table:table-cell office:value-type="float" office:value="1112154" table:style-name="ce13">
            <text:p>1.112.15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10872.5" table:style-name="ce14">
            <text:p>14.410.873</text:p>
          </table:table-cell>
          <table:table-cell office:value-type="percentage" office:value="1" table:style-name="ce15">
            <text:p>100,0%</text:p>
          </table:table-cell>
          <table:table-cell office:value-type="float" office:value="6502940" table:style-name="ce13">
            <text:p>6.502.940</text:p>
          </table:table-cell>
          <table:table-cell office:value-type="float" office:value="6369201" table:style-name="ce13">
            <text:p>6.369.201</text:p>
          </table:table-cell>
          <table:table-cell office:value-type="float" office:value="3916209" table:style-name="ce13">
            <text:p>3.916.20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3978" table:style-name="ce14">
            <text:p>10.223.978</text:p>
          </table:table-cell>
          <table:table-cell office:value-type="percentage" office:value="0.97952666073430938" table:style-name="ce15">
            <text:p>98,0%</text:p>
          </table:table-cell>
          <table:table-cell office:value-type="float" office:value="4454726" table:style-name="ce13">
            <text:p>4.454.726</text:p>
          </table:table-cell>
          <table:table-cell office:value-type="float" office:value="4394597" table:style-name="ce13">
            <text:p>4.394.597</text:p>
          </table:table-cell>
          <table:table-cell office:value-type="float" office:value="3008334" table:style-name="ce13">
            <text:p>3.008.33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6949" table:style-name="ce14">
            <text:p>2.356.949</text:p>
          </table:table-cell>
          <table:table-cell office:value-type="percentage" office:value="1" table:style-name="ce15">
            <text:p>100,0%</text:p>
          </table:table-cell>
          <table:table-cell office:value-type="float" office:value="970673" table:style-name="ce13">
            <text:p>970.673</text:p>
          </table:table-cell>
          <table:table-cell office:value-type="float" office:value="953469" table:style-name="ce13">
            <text:p>953.469</text:p>
          </table:table-cell>
          <table:table-cell office:value-type="float" office:value="658800" table:style-name="ce13">
            <text:p>658.80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80832" table:style-name="ce14">
            <text:p>6.180.832</text:p>
          </table:table-cell>
          <table:table-cell office:value-type="percentage" office:value="1" table:style-name="ce15">
            <text:p>100,0%</text:p>
          </table:table-cell>
          <table:table-cell office:value-type="float" office:value="2483258" table:style-name="ce13">
            <text:p>2.483.258</text:p>
          </table:table-cell>
          <table:table-cell office:value-type="float" office:value="2459083" table:style-name="ce13">
            <text:p>2.459.083</text:p>
          </table:table-cell>
          <table:table-cell office:value-type="float" office:value="2003827" table:style-name="ce13">
            <text:p>2.003.82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498" table:style-name="ce14">
            <text:p>659.498</text:p>
          </table:table-cell>
          <table:table-cell office:value-type="percentage" office:value="0.95850719500266701" table:style-name="ce15">
            <text:p>95,9%</text:p>
          </table:table-cell>
          <table:table-cell office:value-type="float" office:value="284790" table:style-name="ce13">
            <text:p>284.790</text:p>
          </table:table-cell>
          <table:table-cell office:value-type="float" office:value="287017" table:style-name="ce13">
            <text:p>287.017</text:p>
          </table:table-cell>
          <table:table-cell office:value-type="float" office:value="188315" table:style-name="ce13">
            <text:p>188.31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3663" table:style-name="ce14">
            <text:p>13.493.663</text:p>
          </table:table-cell>
          <table:table-cell office:value-type="percentage" office:value="0.98659126544420561" table:style-name="ce15">
            <text:p>98,7%</text:p>
          </table:table-cell>
          <table:table-cell office:value-type="float" office:value="5779341" table:style-name="ce13">
            <text:p>5.779.341</text:p>
          </table:table-cell>
          <table:table-cell office:value-type="float" office:value="5736895" table:style-name="ce13">
            <text:p>5.736.895</text:p>
          </table:table-cell>
          <table:table-cell office:value-type="float" office:value="3524967" table:style-name="ce13">
            <text:p>3.524.96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2721" table:style-name="ce14">
            <text:p>2.852.721</text:p>
          </table:table-cell>
          <table:table-cell office:value-type="percentage" office:value="0.97187520760405754" table:style-name="ce15">
            <text:p>97,2%</text:p>
          </table:table-cell>
          <table:table-cell office:value-type="float" office:value="1301883" table:style-name="ce13">
            <text:p>1.301.883</text:p>
          </table:table-cell>
          <table:table-cell office:value-type="float" office:value="1283075" table:style-name="ce13">
            <text:p>1.283.075</text:p>
          </table:table-cell>
          <table:table-cell office:value-type="float" office:value="716214" table:style-name="ce13">
            <text:p>716.21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7155" table:style-name="ce14">
            <text:p>1.337.155</text:p>
          </table:table-cell>
          <table:table-cell office:value-type="percentage" office:value="0.95092055080150395" table:style-name="ce15">
            <text:p>95,1%</text:p>
          </table:table-cell>
          <table:table-cell office:value-type="float" office:value="568981" table:style-name="ce13">
            <text:p>568.981</text:p>
          </table:table-cell>
          <table:table-cell office:value-type="float" office:value="563709" table:style-name="ce13">
            <text:p>563.709</text:p>
          </table:table-cell>
          <table:table-cell office:value-type="float" office:value="371490" table:style-name="ce13">
            <text:p>371.49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2662" table:style-name="ce14">
            <text:p>4.462.662</text:p>
          </table:table-cell>
          <table:table-cell office:value-type="percentage" office:value="0.98732923695992836" table:style-name="ce15">
            <text:p>98,7%</text:p>
          </table:table-cell>
          <table:table-cell office:value-type="float" office:value="1953544" table:style-name="ce13">
            <text:p>1.953.544</text:p>
          </table:table-cell>
          <table:table-cell office:value-type="float" office:value="1918126" table:style-name="ce13">
            <text:p>1.918.126</text:p>
          </table:table-cell>
          <table:table-cell office:value-type="float" office:value="1234422" table:style-name="ce13">
            <text:p>1.234.422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367.5" table:style-name="ce14">
            <text:p>160.368</text:p>
          </table:table-cell>
          <table:table-cell office:value-type="percentage" office:value="0.91853245585396726" table:style-name="ce15">
            <text:p>91,9%</text:p>
          </table:table-cell>
          <table:table-cell office:value-type="float" office:value="68574" table:style-name="ce13">
            <text:p>68.574</text:p>
          </table:table-cell>
          <table:table-cell office:value-type="float" office:value="65735" table:style-name="ce13">
            <text:p>65.735</text:p>
          </table:table-cell>
          <table:table-cell office:value-type="float" office:value="43939" table:style-name="ce13">
            <text:p>43.93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336.5" table:style-name="ce14">
            <text:p>151.337</text:p>
          </table:table-cell>
          <table:table-cell office:value-type="percentage" office:value="0.95516599343600106" table:style-name="ce15">
            <text:p>95,5%</text:p>
          </table:table-cell>
          <table:table-cell office:value-type="float" office:value="66602" table:style-name="ce13">
            <text:p>66.602</text:p>
          </table:table-cell>
          <table:table-cell office:value-type="float" office:value="63364" table:style-name="ce13">
            <text:p>63.364</text:p>
          </table:table-cell>
          <table:table-cell office:value-type="float" office:value="37033" table:style-name="ce13">
            <text:p>37.033</text:p>
          </table:table-cell>
          <table:table-cell office:value-type="date" office:date-value="2022-09-28T00:00:00" table:style-name="ce17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42" table:style-name="ce14">
            <text:p>207.742</text:p>
          </table:table-cell>
          <table:table-cell office:value-type="percentage" office:value="0.93034357982229865" table:style-name="ce15">
            <text:p>93,0%</text:p>
          </table:table-cell>
          <table:table-cell office:value-type="float" office:value="95153" table:style-name="ce13">
            <text:p>95.153</text:p>
          </table:table-cell>
          <table:table-cell office:value-type="float" office:value="94785" table:style-name="ce13">
            <text:p>94.785</text:p>
          </table:table-cell>
          <table:table-cell office:value-type="float" office:value="51251" table:style-name="ce13">
            <text:p>51.251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68.5" table:style-name="ce14">
            <text:p>13.469</text:p>
          </table:table-cell>
          <table:table-cell office:value-type="percentage" office:value="1" table:style-name="ce15">
            <text:p>100,0%</text:p>
          </table:table-cell>
          <table:table-cell office:value-type="float" office:value="8128" table:style-name="ce13">
            <text:p>8.128</text:p>
          </table:table-cell>
          <table:table-cell office:value-type="float" office:value="8140" table:style-name="ce13">
            <text:p>8.140</text:p>
          </table:table-cell>
          <table:table-cell office:value-type="float" office:value="4121" table:style-name="ce13">
            <text:p>4.121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4932650" table:style-name="ce19">
            <text:p>4.932.650</text:p>
          </table:table-cell>
          <table:table-cell office:value-type="float" office:value="17097890" table:style-name="ce20">
            <text:p>17.097.89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874067" table:style-name="ce23">
            <text:p>96.874.067</text:p>
          </table:table-cell>
          <table:table-cell office:value-type="float" office:value="95783125.5" table:style-name="ce23">
            <text:p>95.783.126</text:p>
          </table:table-cell>
          <table:table-cell office:value-type="percentage" office:value="0.98873855992853077" table:style-name="ce24">
            <text:p>98,9%</text:p>
          </table:table-cell>
          <table:table-cell office:value-type="float" office:value="41307428" table:style-name="ce23">
            <text:p>41.307.428</text:p>
          </table:table-cell>
          <table:table-cell office:value-type="float" office:value="40652734" table:style-name="ce23">
            <text:p>40.652.734</text:p>
          </table:table-cell>
          <table:table-cell office:value-type="float" office:value="25984355" table:style-name="ce23">
            <text:p>25.984.3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Comunicacion_1" table:style-name="ta2">
        <table:table-column table:style-name="co4" table:number-columns-repeated="16384" table:default-cell-style-name="ce1"/>
        <table:table-row table:style-name="ro6">
          <table:table-cell table:number-columns-spanned="1" table:number-rows-spanned="2" table:style-name="ce47"/>
          <table:table-cell office:value-type="string" table:number-columns-spanned="1" table:number-rows-spanned="2" table:style-name="ce48">
            <text:p>Dosis entregadas Pfizer<text:s/><text:span text:style-name="T2">(1)</text:span></text:p>
          </table:table-cell>
          <table:table-cell office:value-type="string" table:number-columns-spanned="1" table:number-rows-spanned="2" table:style-name="ce48">
            <text:p>Dosis entregadas Pfizer pediátrica<text:span text:style-name="T2">(1)</text:span></text:p>
          </table:table-cell>
          <table:table-cell office:value-type="string" table:style-name="ce27">
            <text:p>Dosis entregadas Pfizer</text:p>
          </table:table-cell>
          <table:table-cell office:value-type="string" table:number-columns-spanned="1" table:number-rows-spanned="2" table:style-name="ce48">
            <text:p>Dosis entregadas Moderna<text:s/><text:span text:style-name="T2">(1)</text:span></text:p>
          </table:table-cell>
          <table:table-cell office:value-type="string" table:number-columns-spanned="1" table:number-rows-spanned="2" table:style-name="ce48">
            <text:p>Dosis entregadas Moderna adaptada<text:s/><text:span text:style-name="T2">(1)</text:span></text:p>
          </table:table-cell>
          <table:table-cell office:value-type="string" table:number-columns-spanned="1" table:number-rows-spanned="2" table:style-name="ce48">
            <text:p>Dosis entregadas AstraZeneca<text:s/><text:span text:style-name="T2">(1)</text:span></text:p>
          </table:table-cell>
          <table:table-cell office:value-type="string" table:number-columns-spanned="1" table:number-rows-spanned="2" table:style-name="ce48">
            <text:p>Dosis entregadas Janssen<text:s/><text:span text:style-name="T2">(1)</text:span></text:p>
          </table:table-cell>
          <table:table-cell office:value-type="string" table:number-columns-spanned="1" table:number-rows-spanned="2" table:style-name="ce48">
            <text:p>Dosis entregadas total<text:s/><text:span text:style-name="T2">(1)</text:span></text:p>
          </table:table-cell>
          <table:table-cell office:value-type="string" table:number-columns-spanned="1" table:number-rows-spanned="2" table:style-name="ce48">
            <text:p>Dosis administradas<text:s/><text:span text:style-name="T2">(2)*</text:span></text:p>
          </table:table-cell>
          <table:table-cell office:value-type="string" table:number-columns-spanned="1" table:number-rows-spanned="2" table:style-name="ce48">
            <text:p>% sobre entregadas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table-cell office:value-type="string" table:style-name="ce28">
            <text:p>adaptada<text:s/><text:span text:style-name="T2">(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11428650" table:style-name="ce30">
            <text:p>11.428.650</text:p>
          </table:table-cell>
          <table:table-cell office:value-type="float" office:value="997000" table:style-name="ce30">
            <text:p>997.000</text:p>
          </table:table-cell>
          <table:table-cell office:value-type="float" office:value="1866240" table:style-name="ce30">
            <text:p>1.866.240</text:p>
          </table:table-cell>
          <table:table-cell office:value-type="float" office:value="2716160" table:style-name="ce30">
            <text:p>2.716.160</text:p>
          </table:table-cell>
          <table:table-cell office:value-type="float" office:value="177000" table:style-name="ce30">
            <text:p>177.000</text:p>
          </table:table-cell>
          <table:table-cell office:value-type="float" office:value="1537200" table:style-name="ce30">
            <text:p>1.537.200</text:p>
          </table:table-cell>
          <table:table-cell office:value-type="float" office:value="333500" table:style-name="ce30">
            <text:p>333.500</text:p>
          </table:table-cell>
          <table:table-cell office:value-type="float" office:value="19055750" table:style-name="ce30">
            <text:p>19.055.750</text:p>
          </table:table-cell>
          <table:table-cell office:value-type="float" office:value="18912788" table:style-name="ce30">
            <text:p>18.912.788</text:p>
          </table:table-cell>
          <table:table-cell office:value-type="percentage" office:value="0.99249769754536032" table:style-name="ce31">
            <text:p>99,2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860735" table:style-name="ce33">
            <text:p>1.860.735</text:p>
          </table:table-cell>
          <table:table-cell office:value-type="float" office:value="150370" table:style-name="ce33">
            <text:p>150.370</text:p>
          </table:table-cell>
          <table:table-cell office:value-type="float" office:value="373644" table:style-name="ce33">
            <text:p>373.644</text:p>
          </table:table-cell>
          <table:table-cell office:value-type="float" office:value="422840" table:style-name="ce33">
            <text:p>422.840</text:p>
          </table:table-cell>
          <table:table-cell office:value-type="float" office:value="29710" table:style-name="ce33">
            <text:p>29.710</text:p>
          </table:table-cell>
          <table:table-cell office:value-type="float" office:value="252290" table:style-name="ce33">
            <text:p>252.290</text:p>
          </table:table-cell>
          <table:table-cell office:value-type="float" office:value="58020" table:style-name="ce33">
            <text:p>58.020</text:p>
          </table:table-cell>
          <table:table-cell office:value-type="float" office:value="3147609" table:style-name="ce33">
            <text:p>3.147.609</text:p>
          </table:table-cell>
          <table:table-cell office:value-type="float" office:value="3024073.5" table:style-name="ce33">
            <text:p>3.024.074</text:p>
          </table:table-cell>
          <table:table-cell office:value-type="percentage" office:value="0.960752590299494" table:style-name="ce34">
            <text:p>96,0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1500776" table:style-name="ce33">
            <text:p>1.500.776</text:p>
          </table:table-cell>
          <table:table-cell office:value-type="float" office:value="116000" table:style-name="ce33">
            <text:p>116.000</text:p>
          </table:table-cell>
          <table:table-cell office:value-type="float" office:value="486966" table:style-name="ce33">
            <text:p>486.966</text:p>
          </table:table-cell>
          <table:table-cell office:value-type="float" office:value="369610" table:style-name="ce33">
            <text:p>369.610</text:p>
          </table:table-cell>
          <table:table-cell office:value-type="float" office:value="0" table:style-name="ce33">
            <text:p>0</text:p>
          </table:table-cell>
          <table:table-cell office:value-type="float" office:value="219760" table:style-name="ce33">
            <text:p>219.760</text:p>
          </table:table-cell>
          <table:table-cell office:value-type="float" office:value="42970" table:style-name="ce33">
            <text:p>42.970</text:p>
          </table:table-cell>
          <table:table-cell office:value-type="float" office:value="2736082" table:style-name="ce33">
            <text:p>2.736.082</text:p>
          </table:table-cell>
          <table:table-cell office:value-type="float" office:value="2656565" table:style-name="ce33">
            <text:p>2.656.565</text:p>
          </table:table-cell>
          <table:table-cell office:value-type="percentage" office:value="0.97093764002687055" table:style-name="ce34">
            <text:p>97,0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1291860" table:style-name="ce33">
            <text:p>1.291.860</text:p>
          </table:table-cell>
          <table:table-cell office:value-type="float" office:value="99680" table:style-name="ce33">
            <text:p>99.680</text:p>
          </table:table-cell>
          <table:table-cell office:value-type="float" office:value="251352" table:style-name="ce33">
            <text:p>251.352</text:p>
          </table:table-cell>
          <table:table-cell office:value-type="float" office:value="433540" table:style-name="ce33">
            <text:p>433.540</text:p>
          </table:table-cell>
          <table:table-cell office:value-type="float" office:value="22200" table:style-name="ce33">
            <text:p>22.200</text:p>
          </table:table-cell>
          <table:table-cell office:value-type="float" office:value="225400" table:style-name="ce33">
            <text:p>225.400</text:p>
          </table:table-cell>
          <table:table-cell office:value-type="float" office:value="50040" table:style-name="ce33">
            <text:p>50.040</text:p>
          </table:table-cell>
          <table:table-cell office:value-type="float" office:value="2374072" table:style-name="ce33">
            <text:p>2.374.072</text:p>
          </table:table-cell>
          <table:table-cell office:value-type="float" office:value="2230257" table:style-name="ce33">
            <text:p>2.230.257</text:p>
          </table:table-cell>
          <table:table-cell office:value-type="percentage" office:value="0.93942264598546299" table:style-name="ce34">
            <text:p>93,9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2835444" table:style-name="ce33">
            <text:p>2.835.444</text:p>
          </table:table-cell>
          <table:table-cell office:value-type="float" office:value="235110" table:style-name="ce33">
            <text:p>235.110</text:p>
          </table:table-cell>
          <table:table-cell office:value-type="float" office:value="601458" table:style-name="ce33">
            <text:p>601.458</text:p>
          </table:table-cell>
          <table:table-cell office:value-type="float" office:value="796470" table:style-name="ce33">
            <text:p>796.470</text:p>
          </table:table-cell>
          <table:table-cell office:value-type="float" office:value="43140" table:style-name="ce33">
            <text:p>43.140</text:p>
          </table:table-cell>
          <table:table-cell office:value-type="float" office:value="455710" table:style-name="ce33">
            <text:p>455.710</text:p>
          </table:table-cell>
          <table:table-cell office:value-type="float" office:value="132660" table:style-name="ce33">
            <text:p>132.660</text:p>
          </table:table-cell>
          <table:table-cell office:value-type="float" office:value="5099992" table:style-name="ce33">
            <text:p>5.099.992</text:p>
          </table:table-cell>
          <table:table-cell office:value-type="float" office:value="4472942.5" table:style-name="ce33">
            <text:p>4.472.943</text:p>
          </table:table-cell>
          <table:table-cell office:value-type="percentage" office:value="0.87704892478262708" table:style-name="ce34">
            <text:p>87,7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919770" table:style-name="ce33">
            <text:p>919.770</text:p>
          </table:table-cell>
          <table:table-cell office:value-type="float" office:value="60000" table:style-name="ce33">
            <text:p>60.000</text:p>
          </table:table-cell>
          <table:table-cell office:value-type="float" office:value="144000" table:style-name="ce33">
            <text:p>144.000</text:p>
          </table:table-cell>
          <table:table-cell office:value-type="float" office:value="175400" table:style-name="ce33">
            <text:p>175.400</text:p>
          </table:table-cell>
          <table:table-cell office:value-type="float" office:value="15600" table:style-name="ce33">
            <text:p>15.600</text:p>
          </table:table-cell>
          <table:table-cell office:value-type="float" office:value="120490" table:style-name="ce33">
            <text:p>120.490</text:p>
          </table:table-cell>
          <table:table-cell office:value-type="float" office:value="22145" table:style-name="ce33">
            <text:p>22.145</text:p>
          </table:table-cell>
          <table:table-cell office:value-type="float" office:value="1457405" table:style-name="ce33">
            <text:p>1.457.405</text:p>
          </table:table-cell>
          <table:table-cell office:value-type="float" office:value="1408042.5" table:style-name="ce33">
            <text:p>1.408.043</text:p>
          </table:table-cell>
          <table:table-cell office:value-type="percentage" office:value="0.96612986781299637" table:style-name="ce34">
            <text:p>96,6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4087554" table:style-name="ce33">
            <text:p>4.087.554</text:p>
          </table:table-cell>
          <table:table-cell office:value-type="float" office:value="282820" table:style-name="ce33">
            <text:p>282.820</text:p>
          </table:table-cell>
          <table:table-cell office:value-type="float" office:value="844908" table:style-name="ce33">
            <text:p>844.908</text:p>
          </table:table-cell>
          <table:table-cell office:value-type="float" office:value="578350" table:style-name="ce33">
            <text:p>578.350</text:p>
          </table:table-cell>
          <table:table-cell office:value-type="float" office:value="0" table:style-name="ce35">
            <text:p>0</text:p>
          </table:table-cell>
          <table:table-cell office:value-type="float" office:value="472170" table:style-name="ce33">
            <text:p>472.170</text:p>
          </table:table-cell>
          <table:table-cell office:value-type="float" office:value="94475" table:style-name="ce33">
            <text:p>94.475</text:p>
          </table:table-cell>
          <table:table-cell office:value-type="float" office:value="6360277" table:style-name="ce33">
            <text:p>6.360.277</text:p>
          </table:table-cell>
          <table:table-cell office:value-type="float" office:value="6035527.5" table:style-name="ce33">
            <text:p>6.035.528</text:p>
          </table:table-cell>
          <table:table-cell office:value-type="percentage" office:value="0.94894098165850327" table:style-name="ce34">
            <text:p>94,89%</text:p>
          </table:table-cell>
          <table:table-cell table:number-columns-repeated="16373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2764422" table:style-name="ce33">
            <text:p>2.764.422</text:p>
          </table:table-cell>
          <table:table-cell office:value-type="float" office:value="265120" table:style-name="ce33">
            <text:p>265.120</text:p>
          </table:table-cell>
          <table:table-cell office:value-type="float" office:value="782388" table:style-name="ce33">
            <text:p>782.388</text:p>
          </table:table-cell>
          <table:table-cell office:value-type="float" office:value="712830" table:style-name="ce33">
            <text:p>712.830</text:p>
          </table:table-cell>
          <table:table-cell office:value-type="float" office:value="91180" table:style-name="ce33">
            <text:p>91.180</text:p>
          </table:table-cell>
          <table:table-cell office:value-type="float" office:value="381890" table:style-name="ce33">
            <text:p>381.890</text:p>
          </table:table-cell>
          <table:table-cell office:value-type="float" office:value="93040" table:style-name="ce33">
            <text:p>93.040</text:p>
          </table:table-cell>
          <table:table-cell office:value-type="float" office:value="5090870" table:style-name="ce33">
            <text:p>5.090.870</text:p>
          </table:table-cell>
          <table:table-cell office:value-type="float" office:value="4467436.5" table:style-name="ce33">
            <text:p>4.467.437</text:p>
          </table:table-cell>
          <table:table-cell office:value-type="percentage" office:value="0.87753890788804267" table:style-name="ce34">
            <text:p>87,7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8926316" table:style-name="ce33">
            <text:p>8.926.316</text:p>
          </table:table-cell>
          <table:table-cell office:value-type="float" office:value="513870" table:style-name="ce33">
            <text:p>513.870</text:p>
          </table:table-cell>
          <table:table-cell office:value-type="float" office:value="1785600" table:style-name="ce33">
            <text:p>1.785.600</text:p>
          </table:table-cell>
          <table:table-cell office:value-type="float" office:value="3139230" table:style-name="ce33">
            <text:p>3.139.230</text:p>
          </table:table-cell>
          <table:table-cell office:value-type="float" office:value="0" table:style-name="ce35">
            <text:p>0</text:p>
          </table:table-cell>
          <table:table-cell office:value-type="float" office:value="1484350" table:style-name="ce33">
            <text:p>1.484.350</text:p>
          </table:table-cell>
          <table:table-cell office:value-type="float" office:value="352320" table:style-name="ce33">
            <text:p>352.320</text:p>
          </table:table-cell>
          <table:table-cell office:value-type="float" office:value="16201686" table:style-name="ce33">
            <text:p>16.201.686</text:p>
          </table:table-cell>
          <table:table-cell office:value-type="float" office:value="15842593.5" table:style-name="ce33">
            <text:p>15.842.594</text:p>
          </table:table-cell>
          <table:table-cell office:value-type="percentage" office:value="0.97783610298335621" table:style-name="ce34">
            <text:p>97,7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6713398" table:style-name="ce33">
            <text:p>6.713.398</text:p>
          </table:table-cell>
          <table:table-cell office:value-type="float" office:value="554670" table:style-name="ce33">
            <text:p>554.670</text:p>
          </table:table-cell>
          <table:table-cell office:value-type="float" office:value="1618560" table:style-name="ce33">
            <text:p>1.618.560</text:p>
          </table:table-cell>
          <table:table-cell office:value-type="float" office:value="2120240" table:style-name="ce33">
            <text:p>2.120.240</text:p>
          </table:table-cell>
          <table:table-cell office:value-type="float" office:value="0" table:style-name="ce35">
            <text:p>0</text:p>
          </table:table-cell>
          <table:table-cell office:value-type="float" office:value="857040" table:style-name="ce33">
            <text:p>857.040</text:p>
          </table:table-cell>
          <table:table-cell office:value-type="float" office:value="208530" table:style-name="ce33">
            <text:p>208.530</text:p>
          </table:table-cell>
          <table:table-cell office:value-type="float" office:value="12072438" table:style-name="ce33">
            <text:p>12.072.438</text:p>
          </table:table-cell>
          <table:table-cell office:value-type="float" office:value="11306795.5" table:style-name="ce33">
            <text:p>11.306.796</text:p>
          </table:table-cell>
          <table:table-cell office:value-type="percentage" office:value="0.93657929740455081" table:style-name="ce34">
            <text:p>93,6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1630328" table:style-name="ce33">
            <text:p>1.630.328</text:p>
          </table:table-cell>
          <table:table-cell office:value-type="float" office:value="166560" table:style-name="ce33">
            <text:p>166.560</text:p>
          </table:table-cell>
          <table:table-cell office:value-type="float" office:value="327606" table:style-name="ce33">
            <text:p>327.606</text:p>
          </table:table-cell>
          <table:table-cell office:value-type="float" office:value="282470" table:style-name="ce33">
            <text:p>282.470</text:p>
          </table:table-cell>
          <table:table-cell office:value-type="float" office:value="10200" table:style-name="ce33">
            <text:p>10.200</text:p>
          </table:table-cell>
          <table:table-cell office:value-type="float" office:value="182380" table:style-name="ce33">
            <text:p>182.380</text:p>
          </table:table-cell>
          <table:table-cell office:value-type="float" office:value="37450" table:style-name="ce33">
            <text:p>37.450</text:p>
          </table:table-cell>
          <table:table-cell office:value-type="float" office:value="2636994" table:style-name="ce33">
            <text:p>2.636.994</text:p>
          </table:table-cell>
          <table:table-cell office:value-type="float" office:value="2600816.5" table:style-name="ce33">
            <text:p>2.600.817</text:p>
          </table:table-cell>
          <table:table-cell office:value-type="percentage" office:value="0.98628078031273492" table:style-name="ce34">
            <text:p>98,6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4141030" table:style-name="ce33">
            <text:p>4.141.030</text:p>
          </table:table-cell>
          <table:table-cell office:value-type="float" office:value="264300" table:style-name="ce33">
            <text:p>264.300</text:p>
          </table:table-cell>
          <table:table-cell office:value-type="float" office:value="1042560" table:style-name="ce33">
            <text:p>1.042.560</text:p>
          </table:table-cell>
          <table:table-cell office:value-type="float" office:value="1075710" table:style-name="ce33">
            <text:p>1.075.710</text:p>
          </table:table-cell>
          <table:table-cell office:value-type="float" office:value="76800" table:style-name="ce33">
            <text:p>76.800</text:p>
          </table:table-cell>
          <table:table-cell office:value-type="float" office:value="571870" table:style-name="ce33">
            <text:p>571.870</text:p>
          </table:table-cell>
          <table:table-cell office:value-type="float" office:value="122525" table:style-name="ce33">
            <text:p>122.525</text:p>
          </table:table-cell>
          <table:table-cell office:value-type="float" office:value="7294795" table:style-name="ce33">
            <text:p>7.294.795</text:p>
          </table:table-cell>
          <table:table-cell office:value-type="float" office:value="7108678" table:style-name="ce33">
            <text:p>7.108.678</text:p>
          </table:table-cell>
          <table:table-cell office:value-type="percentage" office:value="0.97448632895098486" table:style-name="ce34">
            <text:p>97,4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449834" table:style-name="ce33">
            <text:p>449.834</text:p>
          </table:table-cell>
          <table:table-cell office:value-type="float" office:value="31350" table:style-name="ce33">
            <text:p>31.350</text:p>
          </table:table-cell>
          <table:table-cell office:value-type="float" office:value="90930" table:style-name="ce33">
            <text:p>90.930</text:p>
          </table:table-cell>
          <table:table-cell office:value-type="float" office:value="108710" table:style-name="ce33">
            <text:p>108.710</text:p>
          </table:table-cell>
          <table:table-cell office:value-type="float" office:value="7200" table:style-name="ce33">
            <text:p>7.200</text:p>
          </table:table-cell>
          <table:table-cell office:value-type="float" office:value="53270" table:style-name="ce33">
            <text:p>53.270</text:p>
          </table:table-cell>
          <table:table-cell office:value-type="float" office:value="15105" table:style-name="ce33">
            <text:p>15.105</text:p>
          </table:table-cell>
          <table:table-cell office:value-type="float" office:value="756399" table:style-name="ce33">
            <text:p>756.399</text:p>
          </table:table-cell>
          <table:table-cell office:value-type="float" office:value="736530" table:style-name="ce33">
            <text:p>736.530</text:p>
          </table:table-cell>
          <table:table-cell office:value-type="percentage" office:value="0.97373211757286826" table:style-name="ce34">
            <text:p>97,37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9318378" table:style-name="ce33">
            <text:p>9.318.378</text:p>
          </table:table-cell>
          <table:table-cell office:value-type="float" office:value="564460" table:style-name="ce33">
            <text:p>564.460</text:p>
          </table:table-cell>
          <table:table-cell office:value-type="float" office:value="1480320" table:style-name="ce33">
            <text:p>1.480.320</text:p>
          </table:table-cell>
          <table:table-cell office:value-type="float" office:value="2168580" table:style-name="ce33">
            <text:p>2.168.580</text:p>
          </table:table-cell>
          <table:table-cell office:value-type="float" office:value="140400" table:style-name="ce33">
            <text:p>140.400</text:p>
          </table:table-cell>
          <table:table-cell office:value-type="float" office:value="1182300" table:style-name="ce33">
            <text:p>1.182.300</text:p>
          </table:table-cell>
          <table:table-cell office:value-type="float" office:value="253150" table:style-name="ce33">
            <text:p>253.150</text:p>
          </table:table-cell>
          <table:table-cell office:value-type="float" office:value="15107588" table:style-name="ce33">
            <text:p>15.107.588</text:p>
          </table:table-cell>
          <table:table-cell office:value-type="float" office:value="14818660.5" table:style-name="ce33">
            <text:p>14.818.661</text:p>
          </table:table-cell>
          <table:table-cell office:value-type="percentage" office:value="0.9808753389356395" table:style-name="ce34">
            <text:p>98,0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780100" table:style-name="ce33">
            <text:p>1.780.100</text:p>
          </table:table-cell>
          <table:table-cell office:value-type="float" office:value="127840" table:style-name="ce33">
            <text:p>127.840</text:p>
          </table:table-cell>
          <table:table-cell office:value-type="float" office:value="338544" table:style-name="ce33">
            <text:p>338.544</text:p>
          </table:table-cell>
          <table:table-cell office:value-type="float" office:value="624980" table:style-name="ce33">
            <text:p>624.980</text:p>
          </table:table-cell>
          <table:table-cell office:value-type="float" office:value="0" table:style-name="ce35">
            <text:p>0</text:p>
          </table:table-cell>
          <table:table-cell office:value-type="float" office:value="253010" table:style-name="ce33">
            <text:p>253.010</text:p>
          </table:table-cell>
          <table:table-cell office:value-type="float" office:value="68300" table:style-name="ce33">
            <text:p>68.300</text:p>
          </table:table-cell>
          <table:table-cell office:value-type="float" office:value="3192774" table:style-name="ce33">
            <text:p>3.192.774</text:p>
          </table:table-cell>
          <table:table-cell office:value-type="float" office:value="3082728.5" table:style-name="ce33">
            <text:p>3.082.729</text:p>
          </table:table-cell>
          <table:table-cell office:value-type="percentage" office:value="0.9655329503434944" table:style-name="ce34">
            <text:p>96,5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893766" table:style-name="ce33">
            <text:p>893.766</text:p>
          </table:table-cell>
          <table:table-cell office:value-type="float" office:value="60130" table:style-name="ce33">
            <text:p>60.130</text:p>
          </table:table-cell>
          <table:table-cell office:value-type="float" office:value="170976" table:style-name="ce33">
            <text:p>170.976</text:p>
          </table:table-cell>
          <table:table-cell office:value-type="float" office:value="273600" table:style-name="ce33">
            <text:p>273.600</text:p>
          </table:table-cell>
          <table:table-cell office:value-type="float" office:value="0" table:style-name="ce35">
            <text:p>0</text:p>
          </table:table-cell>
          <table:table-cell office:value-type="float" office:value="135150" table:style-name="ce33">
            <text:p>135.150</text:p>
          </table:table-cell>
          <table:table-cell office:value-type="float" office:value="23710" table:style-name="ce33">
            <text:p>23.710</text:p>
          </table:table-cell>
          <table:table-cell office:value-type="float" office:value="1557332" table:style-name="ce33">
            <text:p>1.557.332</text:p>
          </table:table-cell>
          <table:table-cell office:value-type="float" office:value="1490202.5" table:style-name="ce33">
            <text:p>1.490.203</text:p>
          </table:table-cell>
          <table:table-cell office:value-type="percentage" office:value="0.95689454785492112" table:style-name="ce34">
            <text:p>95,6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2980623" table:style-name="ce33">
            <text:p>2.980.623</text:p>
          </table:table-cell>
          <table:table-cell office:value-type="float" office:value="181500" table:style-name="ce33">
            <text:p>181.500</text:p>
          </table:table-cell>
          <table:table-cell office:value-type="float" office:value="685440" table:style-name="ce33">
            <text:p>685.440</text:p>
          </table:table-cell>
          <table:table-cell office:value-type="float" office:value="817900" table:style-name="ce33">
            <text:p>817.900</text:p>
          </table:table-cell>
          <table:table-cell office:value-type="float" office:value="0" table:style-name="ce35">
            <text:p>0</text:p>
          </table:table-cell>
          <table:table-cell office:value-type="float" office:value="444200" table:style-name="ce33">
            <text:p>444.200</text:p>
          </table:table-cell>
          <table:table-cell office:value-type="float" office:value="101305" table:style-name="ce33">
            <text:p>101.305</text:p>
          </table:table-cell>
          <table:table-cell office:value-type="float" office:value="5210968" table:style-name="ce33">
            <text:p>5.210.968</text:p>
          </table:table-cell>
          <table:table-cell office:value-type="float" office:value="5059520.5" table:style-name="ce33">
            <text:p>5.059.521</text:p>
          </table:table-cell>
          <table:table-cell office:value-type="percentage" office:value="0.97093678180330412" table:style-name="ce34">
            <text:p>97,0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109425" table:style-name="ce33">
            <text:p>109.425</text:p>
          </table:table-cell>
          <table:table-cell office:value-type="float" office:value="7210" table:style-name="ce33">
            <text:p>7.210</text:p>
          </table:table-cell>
          <table:table-cell office:value-type="float" office:value="20160" table:style-name="ce33">
            <text:p>20.160</text:p>
          </table:table-cell>
          <table:table-cell office:value-type="float" office:value="24620" table:style-name="ce33">
            <text:p>24.620</text:p>
          </table:table-cell>
          <table:table-cell office:value-type="float" office:value="1800" table:style-name="ce33">
            <text:p>1.800</text:p>
          </table:table-cell>
          <table:table-cell office:value-type="float" office:value="17540" table:style-name="ce33">
            <text:p>17.540</text:p>
          </table:table-cell>
          <table:table-cell office:value-type="float" office:value="3935" table:style-name="ce33">
            <text:p>3.935</text:p>
          </table:table-cell>
          <table:table-cell office:value-type="float" office:value="184690" table:style-name="ce33">
            <text:p>184.690</text:p>
          </table:table-cell>
          <table:table-cell office:value-type="float" office:value="165654" table:style-name="ce33">
            <text:p>165.654</text:p>
          </table:table-cell>
          <table:table-cell office:value-type="percentage" office:value="0.89692999079538682" table:style-name="ce34">
            <text:p>89,6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112233" table:style-name="ce33">
            <text:p>112.233</text:p>
          </table:table-cell>
          <table:table-cell office:value-type="float" office:value="11600" table:style-name="ce33">
            <text:p>11.600</text:p>
          </table:table-cell>
          <table:table-cell office:value-type="float" office:value="14400" table:style-name="ce33">
            <text:p>14.400</text:p>
          </table:table-cell>
          <table:table-cell office:value-type="float" office:value="17860" table:style-name="ce33">
            <text:p>17.860</text:p>
          </table:table-cell>
          <table:table-cell office:value-type="float" office:value="1800" table:style-name="ce33">
            <text:p>1.800</text:p>
          </table:table-cell>
          <table:table-cell office:value-type="float" office:value="12660" table:style-name="ce33">
            <text:p>12.660</text:p>
          </table:table-cell>
          <table:table-cell office:value-type="float" office:value="3830" table:style-name="ce33">
            <text:p>3.830</text:p>
          </table:table-cell>
          <table:table-cell office:value-type="float" office:value="174383" table:style-name="ce33">
            <text:p>174.383</text:p>
          </table:table-cell>
          <table:table-cell office:value-type="float" office:value="156479" table:style-name="ce33">
            <text:p>156.479</text:p>
          </table:table-cell>
          <table:table-cell office:value-type="percentage" office:value="0.89732944151666161" table:style-name="ce34">
            <text:p>89,7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57078" table:style-name="ce33">
            <text:p>57.078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49200" table:style-name="ce33">
            <text:p>49.200</text:p>
          </table:table-cell>
          <table:table-cell office:value-type="float" office:value="2000" table:style-name="ce33">
            <text:p>2.000</text:p>
          </table:table-cell>
          <table:table-cell office:value-type="float" office:value="101150" table:style-name="ce33">
            <text:p>101.150</text:p>
          </table:table-cell>
          <table:table-cell office:value-type="float" office:value="1795" table:style-name="ce33">
            <text:p>1.795</text:p>
          </table:table-cell>
          <table:table-cell office:value-type="float" office:value="211223" table:style-name="ce33">
            <text:p>211.223</text:p>
          </table:table-cell>
          <table:table-cell office:value-type="float" office:value="209729.5" table:style-name="ce33">
            <text:p>209.730</text:p>
          </table:table-cell>
          <table:table-cell office:value-type="percentage" office:value="0.99292927380067508" table:style-name="ce34">
            <text:p>99,29%</text:p>
          </table:table-cell>
          <table:table-cell table:number-columns-repeated="16373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2742" table:style-name="ce37">
            <text:p>2742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8400" table:style-name="ce38">
            <text:p>8.400</text:p>
          </table:table-cell>
          <table:table-cell office:value-type="float" office:value="0" table:style-name="ce37">
            <text:p>0</text:p>
          </table:table-cell>
          <table:table-cell office:value-type="float" office:value="3370" table:style-name="ce37">
            <text:p>3370</text:p>
          </table:table-cell>
          <table:table-cell office:value-type="float" office:value="4705" table:style-name="ce38">
            <text:p>4.705</text:p>
          </table:table-cell>
          <table:table-cell office:value-type="float" office:value="19217" table:style-name="ce38">
            <text:p>19.217</text:p>
          </table:table-cell>
          <table:table-cell office:value-type="float" office:value="13867" table:style-name="ce38">
            <text:p>13.867</text:p>
          </table:table-cell>
          <table:table-cell office:value-type="percentage" office:value="0.72160066607691109" table:style-name="ce39">
            <text:p>72,16%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63804462" table:style-name="ce41">
            <text:p>63.804.462</text:p>
          </table:table-cell>
          <table:table-cell office:value-type="float" office:value="4689590" table:style-name="ce41">
            <text:p>4.689.590</text:p>
          </table:table-cell>
          <table:table-cell office:value-type="float" office:value="12926052" table:style-name="ce41">
            <text:p>12.926.052</text:p>
          </table:table-cell>
          <table:table-cell office:value-type="float" office:value="16916700" table:style-name="ce42">
            <text:p>16.916.700</text:p>
          </table:table-cell>
          <table:table-cell office:value-type="float" office:value="619030" table:style-name="ce42">
            <text:p>619.030</text:p>
          </table:table-cell>
          <table:table-cell office:value-type="float" office:value="8963200" table:style-name="ce43">
            <text:p>8.963.200</text:p>
          </table:table-cell>
          <table:table-cell office:value-type="float" office:value="2023510" table:style-name="ce44">
            <text:p>2.023.510</text:p>
          </table:table-cell>
          <table:table-cell office:value-type="float" office:value="109942544" table:style-name="ce45">
            <text:p>109.942.544</text:p>
          </table:table-cell>
          <table:table-cell office:value-type="float" office:value="105799887.5" table:style-name="ce45">
            <text:p>105.799.888</text:p>
          </table:table-cell>
          <table:table-cell office:value-type="percentage" office:value="0.96231980497013059" table:style-name="ce46">
            <text:p>96,23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Comunicacion_2" table:style-name="ta2">
        <table:table-column table:style-name="co4" table:number-columns-repeated="16384" table:default-cell-style-name="ce1"/>
        <table:table-row table:style-name="ro6">
          <table:table-cell table:style-name="ce49"/>
          <table:table-cell office:value-type="string" table:style-name="ce50">
            <text:p>Nº Personas con al menos 1 dosis</text:p>
          </table:table-cell>
          <table:table-cell office:value-type="string" table:style-name="ce50">
            <text:p>Nº Personas con pauta completa</text:p>
          </table:table-cell>
          <table:table-cell office:value-type="string" table:style-name="ce50">
            <text:p>% Pautas incompletas</text:p>
          </table:table-cell>
          <table:table-cell office:value-type="string" table:style-name="ce50">
            <text:p>Nº Personas con 1ª dosis de recuerdo<text:span text:style-name="T3">(2)</text:span></text:p>
          </table:table-cell>
          <table:table-cell office:value-type="string" table:style-name="ce50">
            <text:p>Fecha de la última vacuna registrada<text:span text:style-name="T3">(1)</text:span></text:p>
          </table:table-cell>
          <table:table-cell table:number-columns-repeated="16378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7492878" table:style-name="ce51">
            <text:p>7.492.878</text:p>
          </table:table-cell>
          <table:table-cell office:value-type="float" office:value="7341184" table:style-name="ce51">
            <text:p>7.341.184</text:p>
          </table:table-cell>
          <table:table-cell office:value-type="percentage" office:value="2.0245091405465297E-2" table:style-name="ce31">
            <text:p>2,02%</text:p>
          </table:table-cell>
          <table:table-cell office:value-type="float" office:value="4346622" table:style-name="ce51">
            <text:p>4.346.622</text:p>
          </table:table-cell>
          <table:table-cell office:value-type="date" office:date-value="2023-04-26T00:00:00" table:style-name="ce52">
            <text:p>26/04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153155" table:style-name="ce53">
            <text:p>1.153.155</text:p>
          </table:table-cell>
          <table:table-cell office:value-type="float" office:value="1133283" table:style-name="ce53">
            <text:p>1.133.283</text:p>
          </table:table-cell>
          <table:table-cell office:value-type="percentage" office:value="1.7232722400718031E-2" table:style-name="ce34">
            <text:p>1,72%</text:p>
          </table:table-cell>
          <table:table-cell office:value-type="float" office:value="749892" table:style-name="ce53">
            <text:p>749.892</text:p>
          </table:table-cell>
          <table:table-cell office:value-type="date" office:date-value="2023-04-26T00:00:00" table:style-name="ce54">
            <text:p>26/04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930984" table:style-name="ce53">
            <text:p>930.984</text:p>
          </table:table-cell>
          <table:table-cell office:value-type="float" office:value="921724" table:style-name="ce53">
            <text:p>921.724</text:p>
          </table:table-cell>
          <table:table-cell office:value-type="percentage" office:value="9.9464652453747863E-3" table:style-name="ce34">
            <text:p>0,99%</text:p>
          </table:table-cell>
          <table:table-cell office:value-type="float" office:value="741539" table:style-name="ce53">
            <text:p>741.539</text:p>
          </table:table-cell>
          <table:table-cell office:value-type="date" office:date-value="2023-04-26T00:00:00" table:style-name="ce54">
            <text:p>26/04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929927" table:style-name="ce53">
            <text:p>929.927</text:p>
          </table:table-cell>
          <table:table-cell office:value-type="float" office:value="915376" table:style-name="ce53">
            <text:p>915.376</text:p>
          </table:table-cell>
          <table:table-cell office:value-type="percentage" office:value="1.5647464801000509E-2" table:style-name="ce34">
            <text:p>1,56%</text:p>
          </table:table-cell>
          <table:table-cell office:value-type="float" office:value="507502" table:style-name="ce53">
            <text:p>507.502</text:p>
          </table:table-cell>
          <table:table-cell office:value-type="date" office:date-value="2023-04-26T00:00:00" table:style-name="ce54">
            <text:p>26/04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1828224" table:style-name="ce53">
            <text:p>1.828.224</text:p>
          </table:table-cell>
          <table:table-cell office:value-type="float" office:value="1775103" table:style-name="ce53">
            <text:p>1.775.103</text:p>
          </table:table-cell>
          <table:table-cell office:value-type="percentage" office:value="2.9056067527830288E-2" table:style-name="ce34">
            <text:p>2,91%</text:p>
          </table:table-cell>
          <table:table-cell office:value-type="float" office:value="1041395" table:style-name="ce53">
            <text:p>1.041.395</text:p>
          </table:table-cell>
          <table:table-cell office:value-type="date" office:date-value="2023-04-26T00:00:00" table:style-name="ce54">
            <text:p>26/04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520535" table:style-name="ce53">
            <text:p>520.535</text:p>
          </table:table-cell>
          <table:table-cell office:value-type="float" office:value="517122" table:style-name="ce53">
            <text:p>517.122</text:p>
          </table:table-cell>
          <table:table-cell office:value-type="percentage" office:value="6.5567156867453675E-3" table:style-name="ce34">
            <text:p>0,66%</text:p>
          </table:table-cell>
          <table:table-cell office:value-type="float" office:value="368348" table:style-name="ce53">
            <text:p>368.348</text:p>
          </table:table-cell>
          <table:table-cell office:value-type="date" office:date-value="2023-04-26T00:00:00" table:style-name="ce54">
            <text:p>26/04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2154429" table:style-name="ce53">
            <text:p>2.154.429</text:p>
          </table:table-cell>
          <table:table-cell office:value-type="float" office:value="2176878" table:style-name="ce53">
            <text:p>2.176.878</text:p>
          </table:table-cell>
          <table:table-cell office:value-type="percentage" office:value="0" table:style-name="ce34">
            <text:p>0,00%</text:p>
          </table:table-cell>
          <table:table-cell office:value-type="float" office:value="1583378" table:style-name="ce53">
            <text:p>1.583.378</text:p>
          </table:table-cell>
          <table:table-cell office:value-type="date" office:date-value="2023-04-26T00:00:00" table:style-name="ce54">
            <text:p>26/04/2023</text:p>
          </table:table-cell>
          <table:table-cell table:number-columns-repeated="16378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772044" table:style-name="ce53">
            <text:p>1.772.044</text:p>
          </table:table-cell>
          <table:table-cell office:value-type="float" office:value="1721863" table:style-name="ce53">
            <text:p>1.721.863</text:p>
          </table:table-cell>
          <table:table-cell office:value-type="percentage" office:value="2.8318145599093476E-2" table:style-name="ce34">
            <text:p>2,83%</text:p>
          </table:table-cell>
          <table:table-cell office:value-type="float" office:value="1131635" table:style-name="ce53">
            <text:p>1.131.635</text:p>
          </table:table-cell>
          <table:table-cell office:value-type="date" office:date-value="2023-04-26T00:00:00" table:style-name="ce54">
            <text:p>26/04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6506955" table:style-name="ce53">
            <text:p>6.506.955</text:p>
          </table:table-cell>
          <table:table-cell office:value-type="float" office:value="6374059" table:style-name="ce53">
            <text:p>6.374.059</text:p>
          </table:table-cell>
          <table:table-cell office:value-type="percentage" office:value="2.0423685118461706E-2" table:style-name="ce34">
            <text:p>2,04%</text:p>
          </table:table-cell>
          <table:table-cell office:value-type="float" office:value="4004101" table:style-name="ce53">
            <text:p>4.004.101</text:p>
          </table:table-cell>
          <table:table-cell office:value-type="date" office:date-value="2023-04-26T00:00:00" table:style-name="ce54">
            <text:p>26/04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4457464" table:style-name="ce53">
            <text:p>4.457.464</text:p>
          </table:table-cell>
          <table:table-cell office:value-type="float" office:value="4400117" table:style-name="ce53">
            <text:p>4.400.117</text:p>
          </table:table-cell>
          <table:table-cell office:value-type="percentage" office:value="1.2865387134926945E-2" table:style-name="ce34">
            <text:p>1,29%</text:p>
          </table:table-cell>
          <table:table-cell office:value-type="float" office:value="3075633" table:style-name="ce53">
            <text:p>3.075.633</text:p>
          </table:table-cell>
          <table:table-cell office:value-type="date" office:date-value="2023-04-26T00:00:00" table:style-name="ce54">
            <text:p>26/04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971990" table:style-name="ce53">
            <text:p>971.990</text:p>
          </table:table-cell>
          <table:table-cell office:value-type="float" office:value="954650" table:style-name="ce53">
            <text:p>954.650</text:p>
          </table:table-cell>
          <table:table-cell office:value-type="percentage" office:value="1.7839689708741859E-2" table:style-name="ce34">
            <text:p>1,78%</text:p>
          </table:table-cell>
          <table:table-cell office:value-type="float" office:value="667372" table:style-name="ce53">
            <text:p>667.372</text:p>
          </table:table-cell>
          <table:table-cell office:value-type="date" office:date-value="2023-04-26T00:00:00" table:style-name="ce54">
            <text:p>26/04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487576" table:style-name="ce53">
            <text:p>2.487.576</text:p>
          </table:table-cell>
          <table:table-cell office:value-type="float" office:value="2463229" table:style-name="ce53">
            <text:p>2.463.229</text:p>
          </table:table-cell>
          <table:table-cell office:value-type="percentage" office:value="9.7874396601350076E-3" table:style-name="ce34">
            <text:p>0,98%</text:p>
          </table:table-cell>
          <table:table-cell office:value-type="float" office:value="2020869" table:style-name="ce53">
            <text:p>2.020.869</text:p>
          </table:table-cell>
          <table:table-cell office:value-type="date" office:date-value="2023-04-25T00:00:00" table:style-name="ce54">
            <text:p>25/04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285082" table:style-name="ce53">
            <text:p>285.082</text:p>
          </table:table-cell>
          <table:table-cell office:value-type="float" office:value="287343" table:style-name="ce53">
            <text:p>287.343</text:p>
          </table:table-cell>
          <table:table-cell office:value-type="percentage" office:value="0" table:style-name="ce34">
            <text:p>0,00%</text:p>
          </table:table-cell>
          <table:table-cell office:value-type="float" office:value="190515" table:style-name="ce53">
            <text:p>190.515</text:p>
          </table:table-cell>
          <table:table-cell office:value-type="date" office:date-value="2023-04-26T00:00:00" table:style-name="ce54">
            <text:p>26/04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5790254" table:style-name="ce53">
            <text:p>5.790.254</text:p>
          </table:table-cell>
          <table:table-cell office:value-type="float" office:value="5750672" table:style-name="ce53">
            <text:p>5.750.672</text:p>
          </table:table-cell>
          <table:table-cell office:value-type="percentage" office:value="6.8359695446866403E-3" table:style-name="ce34">
            <text:p>0,68%</text:p>
          </table:table-cell>
          <table:table-cell office:value-type="float" office:value="3609052" table:style-name="ce53">
            <text:p>3.609.052</text:p>
          </table:table-cell>
          <table:table-cell office:value-type="date" office:date-value="2023-04-25T00:00:00" table:style-name="ce54">
            <text:p>25/04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302616" table:style-name="ce53">
            <text:p>1.302.616</text:p>
          </table:table-cell>
          <table:table-cell office:value-type="float" office:value="1284077" table:style-name="ce53">
            <text:p>1.284.077</text:p>
          </table:table-cell>
          <table:table-cell office:value-type="percentage" office:value="1.4232129806481727E-2" table:style-name="ce34">
            <text:p>1,42%</text:p>
          </table:table-cell>
          <table:table-cell office:value-type="float" office:value="729917" table:style-name="ce53">
            <text:p>729.917</text:p>
          </table:table-cell>
          <table:table-cell office:value-type="date" office:date-value="2023-04-26T00:00:00" table:style-name="ce54">
            <text:p>26/04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569252" table:style-name="ce53">
            <text:p>569.252</text:p>
          </table:table-cell>
          <table:table-cell office:value-type="float" office:value="564503" table:style-name="ce53">
            <text:p>564.503</text:p>
          </table:table-cell>
          <table:table-cell office:value-type="percentage" office:value="8.3425266841398883E-3" table:style-name="ce34">
            <text:p>0,83%</text:p>
          </table:table-cell>
          <table:table-cell office:value-type="float" office:value="375952" table:style-name="ce53">
            <text:p>375.952</text:p>
          </table:table-cell>
          <table:table-cell office:value-type="date" office:date-value="2023-04-26T00:00:00" table:style-name="ce54">
            <text:p>26/04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957019" table:style-name="ce53">
            <text:p>1.957.019</text:p>
          </table:table-cell>
          <table:table-cell office:value-type="float" office:value="1923523" table:style-name="ce53">
            <text:p>1.923.523</text:p>
          </table:table-cell>
          <table:table-cell office:value-type="percentage" office:value="1.7115827695081142E-2" table:style-name="ce34">
            <text:p>1,71%</text:p>
          </table:table-cell>
          <table:table-cell office:value-type="float" office:value="1271406" table:style-name="ce53">
            <text:p>1.271.406</text:p>
          </table:table-cell>
          <table:table-cell office:value-type="date" office:date-value="2023-04-26T00:00:00" table:style-name="ce54">
            <text:p>26/04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68759" table:style-name="ce53">
            <text:p>68.759</text:p>
          </table:table-cell>
          <table:table-cell office:value-type="float" office:value="65935" table:style-name="ce53">
            <text:p>65.935</text:p>
          </table:table-cell>
          <table:table-cell office:value-type="percentage" office:value="4.1070987070783459E-2" table:style-name="ce34">
            <text:p>4,11%</text:p>
          </table:table-cell>
          <table:table-cell office:value-type="float" office:value="44240" table:style-name="ce53">
            <text:p>44.240</text:p>
          </table:table-cell>
          <table:table-cell office:value-type="date" office:date-value="2023-04-20T00:00:00" table:style-name="ce54">
            <text:p>20/04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66607" table:style-name="ce53">
            <text:p>66.607</text:p>
          </table:table-cell>
          <table:table-cell office:value-type="float" office:value="63336" table:style-name="ce53">
            <text:p>63.336</text:p>
          </table:table-cell>
          <table:table-cell office:value-type="percentage" office:value="4.9108952512498687E-2" table:style-name="ce34">
            <text:p>4,91%</text:p>
          </table:table-cell>
          <table:table-cell office:value-type="float" office:value="37369" table:style-name="ce53">
            <text:p>37.369</text:p>
          </table:table-cell>
          <table:table-cell office:value-type="date" office:date-value="2023-04-14T00:00:00" table:style-name="ce54">
            <text:p>14/04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95439" table:style-name="ce53">
            <text:p>95.439</text:p>
          </table:table-cell>
          <table:table-cell office:value-type="float" office:value="95114" table:style-name="ce53">
            <text:p>95.114</text:p>
          </table:table-cell>
          <table:table-cell office:value-type="percentage" office:value="3.4053164848751559E-3" table:style-name="ce34">
            <text:p>0,34%</text:p>
          </table:table-cell>
          <table:table-cell office:value-type="float" office:value="52229" table:style-name="ce53">
            <text:p>52.229</text:p>
          </table:table-cell>
          <table:table-cell office:value-type="date" office:date-value="2023-04-04T00:00:00" table:style-name="ce54">
            <text:p>04/04/2023</text:p>
          </table:table-cell>
          <table:table-cell table:number-columns-repeated="16378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8136" table:style-name="ce55">
            <text:p>8.136</text:p>
          </table:table-cell>
          <table:table-cell office:value-type="float" office:value="8154" table:style-name="ce55">
            <text:p>8.154</text:p>
          </table:table-cell>
          <table:table-cell office:value-type="percentage" office:value="0" table:style-name="ce39">
            <text:p>0,00%</text:p>
          </table:table-cell>
          <table:table-cell office:value-type="float" office:value="4228" table:style-name="ce55">
            <text:p>4.228</text:p>
          </table:table-cell>
          <table:table-cell office:value-type="date" office:date-value="2023-04-26T00:00:00" table:style-name="ce56">
            <text:p>26/04/2023</text:p>
          </table:table-cell>
          <table:table-cell table:number-columns-repeated="16378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41349325" table:style-name="ce57">
            <text:p>41.349.325</text:p>
          </table:table-cell>
          <table:table-cell office:value-type="float" office:value="40737245" table:style-name="ce57">
            <text:p>40.737.245</text:p>
          </table:table-cell>
          <table:table-cell office:value-type="percentage" office:value="1.4802660019238524E-2" table:style-name="ce46">
            <text:p>1,48%</text:p>
          </table:table-cell>
          <table:table-cell office:value-type="float" office:value="26553194" table:style-name="ce57">
            <text:p>26.553.194</text:p>
          </table:table-cell>
          <table:table-cell table:style-name="ce58"/>
          <table:table-cell table:number-columns-repeated="16378"/>
        </table:table-row>
        <table:table-row table:number-rows-repeated="1048553" table:style-name="ro5">
          <table:table-cell table:number-columns-repeated="16384"/>
        </table:table-row>
      </table:table>
      <table:table table:name="Mayores_de_12_años" table:style-name="ta3">
        <table:table-column table:style-name="co5" table:default-cell-style-name="ce61"/>
        <table:table-column table:style-name="co6" table:number-columns-repeated="5" table:default-cell-style-name="ce61"/>
        <table:table-column table:style-name="co4" table:number-columns-repeated="2" table:default-cell-style-name="ce61"/>
        <table:table-column table:style-name="co3" table:number-columns-repeated="7" table:default-cell-style-name="ce61"/>
        <table:table-column table:style-name="co4" table:number-columns-repeated="16369" table:default-cell-style-name="ce61"/>
        <table:table-row table:style-name="ro8">
          <table:table-cell table:style-name="ce59"/>
          <table:table-cell office:value-type="string" table:style-name="ce60">
            <text:p>Población a vacunar mayor de 12 años</text:p>
          </table:table-cell>
          <table:table-cell office:value-type="string" table:style-name="ce60">
            <text:p>Nº Personas con 1 dosis</text:p>
          </table:table-cell>
          <table:table-cell office:value-type="string" table:style-name="ce60">
            <text:p>% 1ª dosis</text:p>
          </table:table-cell>
          <table:table-cell office:value-type="string" table:style-name="ce60">
            <text:p>Nº Personas con pauta completa</text:p>
          </table:table-cell>
          <table:table-cell office:value-type="string" table:style-name="ce60">
            <text:p>% personas con pauta completa</text:p>
          </table:table-cell>
          <table:table-cell office:value-type="string" table:style-name="ce60">
            <text:p>Fecha de la última vacuna registrada<text:s/><text:span text:style-name="T4">(2)</text:span></text:p>
          </table:table-cell>
          <table:table-cell table:number-columns-repeated="16377"/>
        </table:table-row>
        <table:table-row table:style-name="ro2">
          <table:table-cell office:value-type="string" table:style-name="ce62">
            <text:p>Andalucía</text:p>
          </table:table-cell>
          <table:table-cell office:value-type="float" office:value="7549680.891117" table:style-name="ce63">
            <text:p>7.549.681</text:p>
          </table:table-cell>
          <table:table-cell office:value-type="float" office:value="7047518" table:style-name="ce63">
            <text:p>7.047.518</text:p>
          </table:table-cell>
          <table:table-cell office:value-type="percentage" office:value="0.93348554748746426" table:style-name="ce64">
            <text:p>93,3%</text:p>
          </table:table-cell>
          <table:table-cell office:value-type="float" office:value="7019446" table:style-name="ce63">
            <text:p>7.019.446</text:p>
          </table:table-cell>
          <table:table-cell office:value-type="percentage" office:value="0.92976724463402449" table:style-name="ce64">
            <text:p>93,0%</text:p>
          </table:table-cell>
          <table:table-cell office:value-type="date" office:date-value="2023-04-26T00:00:00" table:style-name="ce65">
            <text:p>26/04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ragón</text:p>
          </table:table-cell>
          <table:table-cell office:value-type="float" office:value="1176072.6972430001" table:style-name="ce63">
            <text:p>1.176.073</text:p>
          </table:table-cell>
          <table:table-cell office:value-type="float" office:value="1098860" table:style-name="ce63">
            <text:p>1.098.860</text:p>
          </table:table-cell>
          <table:table-cell office:value-type="percentage" office:value="0.93434700301775098" table:style-name="ce64">
            <text:p>93,4%</text:p>
          </table:table-cell>
          <table:table-cell office:value-type="float" office:value="1092759" table:style-name="ce63">
            <text:p>1.092.759</text:p>
          </table:table-cell>
          <table:table-cell office:value-type="percentage" office:value="0.92915939853181895" table:style-name="ce67">
            <text:p>92,9%</text:p>
          </table:table-cell>
          <table:table-cell office:value-type="date" office:date-value="2023-04-26T00:00:00" table:style-name="ce65">
            <text:p>26/04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sturias<text:s/></text:p>
          </table:table-cell>
          <table:table-cell office:value-type="float" office:value="926948.79131500016" table:style-name="ce63">
            <text:p>926.949</text:p>
          </table:table-cell>
          <table:table-cell office:value-type="float" office:value="886736" table:style-name="ce63">
            <text:p>886.736</text:p>
          </table:table-cell>
          <table:table-cell office:value-type="percentage" office:value="0.95661810912126766" table:style-name="ce64">
            <text:p>95,7%</text:p>
          </table:table-cell>
          <table:table-cell office:value-type="float" office:value="887404" table:style-name="ce63">
            <text:p>887.404</text:p>
          </table:table-cell>
          <table:table-cell office:value-type="percentage" office:value="0.95733875302981886" table:style-name="ce67">
            <text:p>95,7%</text:p>
          </table:table-cell>
          <table:table-cell office:value-type="date" office:date-value="2023-04-26T00:00:00" table:style-name="ce65">
            <text:p>26/04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Baleares</text:p>
          </table:table-cell>
          <table:table-cell office:value-type="float" office:value="1089409.0493709997" table:style-name="ce63">
            <text:p>1.089.409</text:p>
          </table:table-cell>
          <table:table-cell office:value-type="float" office:value="898085" table:style-name="ce63">
            <text:p>898.085</text:p>
          </table:table-cell>
          <table:table-cell office:value-type="percentage" office:value="0.82437813465799104" table:style-name="ce64">
            <text:p>82,4%</text:p>
          </table:table-cell>
          <table:table-cell office:value-type="float" office:value="892868" table:style-name="ce63">
            <text:p>892.868</text:p>
          </table:table-cell>
          <table:table-cell office:value-type="percentage" office:value="0.81958929982775697" table:style-name="ce67">
            <text:p>82,0%</text:p>
          </table:table-cell>
          <table:table-cell office:value-type="date" office:date-value="2023-04-26T00:00:00" table:style-name="ce65">
            <text:p>26/04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arias</text:p>
          </table:table-cell>
          <table:table-cell office:value-type="float" office:value="2048188.859992" table:style-name="ce63">
            <text:p>2.048.189</text:p>
          </table:table-cell>
          <table:table-cell office:value-type="float" office:value="1751591" table:style-name="ce63">
            <text:p>1.751.591</text:p>
          </table:table-cell>
          <table:table-cell office:value-type="percentage" office:value="0.85519018007296532" table:style-name="ce64">
            <text:p>85,5%</text:p>
          </table:table-cell>
          <table:table-cell office:value-type="float" office:value="1720713" table:style-name="ce63">
            <text:p>1.720.713</text:p>
          </table:table-cell>
          <table:table-cell office:value-type="percentage" office:value="0.84011442187353802" table:style-name="ce67">
            <text:p>84,0%</text:p>
          </table:table-cell>
          <table:table-cell office:value-type="date" office:date-value="2023-04-26T00:00:00" table:style-name="ce65">
            <text:p>26/04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tabria</text:p>
          </table:table-cell>
          <table:table-cell office:value-type="float" office:value="529709.28377600014" table:style-name="ce63">
            <text:p>529.709</text:p>
          </table:table-cell>
          <table:table-cell office:value-type="float" office:value="495280" table:style-name="ce63">
            <text:p>495.280</text:p>
          </table:table-cell>
          <table:table-cell office:value-type="percentage" office:value="0.93500343522285823" table:style-name="ce64">
            <text:p>93,5%</text:p>
          </table:table-cell>
          <table:table-cell office:value-type="float" office:value="496710" table:style-name="ce63">
            <text:p>496.710</text:p>
          </table:table-cell>
          <table:table-cell office:value-type="percentage" office:value="0.93770302921488036" table:style-name="ce67">
            <text:p>93,8%</text:p>
          </table:table-cell>
          <table:table-cell office:value-type="date" office:date-value="2023-04-26T00:00:00" table:style-name="ce65">
            <text:p>26/04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y Leon<text:s/></text:p>
          </table:table-cell>
          <table:table-cell office:value-type="float" office:value="2168005.04715" table:style-name="ce63">
            <text:p>2.168.005</text:p>
          </table:table-cell>
          <table:table-cell office:value-type="float" office:value="2050196" table:style-name="ce63">
            <text:p>2.050.196</text:p>
          </table:table-cell>
          <table:table-cell office:value-type="percentage" office:value="0.94566016010669873" table:style-name="ce64">
            <text:p>94,6%</text:p>
          </table:table-cell>
          <table:table-cell office:value-type="float" office:value="2089321" table:style-name="ce63">
            <text:p>2.089.321</text:p>
          </table:table-cell>
          <table:table-cell office:value-type="percentage" office:value="0.9637067048098269" table:style-name="ce67">
            <text:p>96,4%</text:p>
          </table:table-cell>
          <table:table-cell office:value-type="date" office:date-value="2023-04-26T00:00:00" table:style-name="ce65">
            <text:p>26/04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- La Mancha</text:p>
          </table:table-cell>
          <table:table-cell office:value-type="float" office:value="1822885.5576560001" table:style-name="ce63">
            <text:p>1.822.886</text:p>
          </table:table-cell>
          <table:table-cell office:value-type="float" office:value="1666269" table:style-name="ce63">
            <text:p>1.666.269</text:p>
          </table:table-cell>
          <table:table-cell office:value-type="percentage" office:value="0.91408316501372189" table:style-name="ce64">
            <text:p>91,4%</text:p>
          </table:table-cell>
          <table:table-cell office:value-type="float" office:value="1644317" table:style-name="ce63">
            <text:p>1.644.317</text:p>
          </table:table-cell>
          <table:table-cell office:value-type="percentage" office:value="0.90204071950319431" table:style-name="ce67">
            <text:p>90,2%</text:p>
          </table:table-cell>
          <table:table-cell office:value-type="date" office:date-value="2023-04-26T00:00:00" table:style-name="ce65">
            <text:p>26/04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taluña</text:p>
          </table:table-cell>
          <table:table-cell office:value-type="float" office:value="6811841.3897879999" table:style-name="ce63">
            <text:p>6.811.841</text:p>
          </table:table-cell>
          <table:table-cell office:value-type="float" office:value="6262147" table:style-name="ce63">
            <text:p>6.262.147</text:p>
          </table:table-cell>
          <table:table-cell office:value-type="percentage" office:value="0.919303113749525" table:style-name="ce64">
            <text:p>91,9%</text:p>
          </table:table-cell>
          <table:table-cell office:value-type="float" office:value="6195855" table:style-name="ce63">
            <text:p>6.195.855</text:p>
          </table:table-cell>
          <table:table-cell office:value-type="percentage" office:value="0.90957123712371546" table:style-name="ce67">
            <text:p>91,0%</text:p>
          </table:table-cell>
          <table:table-cell office:value-type="date" office:date-value="2023-04-26T00:00:00" table:style-name="ce65">
            <text:p>26/04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. Valenciana</text:p>
          </table:table-cell>
          <table:table-cell office:value-type="float" office:value="4528081.8524599997" table:style-name="ce63">
            <text:p>4.528.082</text:p>
          </table:table-cell>
          <table:table-cell office:value-type="float" office:value="4199043" table:style-name="ce63">
            <text:p>4.199.043</text:p>
          </table:table-cell>
          <table:table-cell office:value-type="percentage" office:value="0.92733372249416368" table:style-name="ce64">
            <text:p>92,7%</text:p>
          </table:table-cell>
          <table:table-cell office:value-type="float" office:value="4223681" table:style-name="ce63">
            <text:p>4.223.681</text:p>
          </table:table-cell>
          <table:table-cell office:value-type="percentage" office:value="0.93277487855158225" table:style-name="ce67">
            <text:p>93,3%</text:p>
          </table:table-cell>
          <table:table-cell office:value-type="date" office:date-value="2023-04-26T00:00:00" table:style-name="ce65">
            <text:p>26/04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Extremadura</text:p>
          </table:table-cell>
          <table:table-cell office:value-type="float" office:value="948307.09296600008" table:style-name="ce63">
            <text:p>948.307</text:p>
          </table:table-cell>
          <table:table-cell office:value-type="float" office:value="910439" table:style-name="ce63">
            <text:p>910.439</text:p>
          </table:table-cell>
          <table:table-cell office:value-type="percentage" office:value="0.96006768983709612" table:style-name="ce64">
            <text:p>96,0%</text:p>
          </table:table-cell>
          <table:table-cell office:value-type="float" office:value="908036" table:style-name="ce63">
            <text:p>908.036</text:p>
          </table:table-cell>
          <table:table-cell office:value-type="percentage" office:value="0.9575337005652409" table:style-name="ce67">
            <text:p>95,8%</text:p>
          </table:table-cell>
          <table:table-cell office:value-type="date" office:date-value="2023-04-26T00:00:00" table:style-name="ce65">
            <text:p>26/04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Galicia</text:p>
          </table:table-cell>
          <table:table-cell office:value-type="float" office:value="2457737.9663919997" table:style-name="ce63">
            <text:p>2.457.738</text:p>
          </table:table-cell>
          <table:table-cell office:value-type="float" office:value="2343301" table:style-name="ce63">
            <text:p>2.343.301</text:p>
          </table:table-cell>
          <table:table-cell office:value-type="percentage" office:value="0.95343809309338412" table:style-name="ce64">
            <text:p>95,3%</text:p>
          </table:table-cell>
          <table:table-cell office:value-type="float" office:value="2349802" table:style-name="ce63">
            <text:p>2.349.802</text:p>
          </table:table-cell>
          <table:table-cell office:value-type="percentage" office:value="0.95608320827201465" table:style-name="ce67">
            <text:p>95,6%</text:p>
          </table:table-cell>
          <table:table-cell office:value-type="date" office:date-value="2023-04-25T00:00:00" table:style-name="ce65">
            <text:p>25/04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La Rioja</text:p>
          </table:table-cell>
          <table:table-cell office:value-type="float" office:value="281978.88969400001" table:style-name="ce63">
            <text:p>281.979</text:p>
          </table:table-cell>
          <table:table-cell office:value-type="float" office:value="269635" table:style-name="ce63">
            <text:p>269.635</text:p>
          </table:table-cell>
          <table:table-cell office:value-type="percentage" office:value="0.95622406447732511" table:style-name="ce64">
            <text:p>95,6%</text:p>
          </table:table-cell>
          <table:table-cell office:value-type="float" office:value="274449" table:style-name="ce63">
            <text:p>274.449</text:p>
          </table:table-cell>
          <table:table-cell office:value-type="percentage" office:value="0.973296264475077" table:style-name="ce67">
            <text:p>97,3%</text:p>
          </table:table-cell>
          <table:table-cell office:value-type="date" office:date-value="2023-04-26T00:00:00" table:style-name="ce65">
            <text:p>26/04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adrid</text:p>
          </table:table-cell>
          <table:table-cell office:value-type="float" office:value="6006507.0008920003" table:style-name="ce63">
            <text:p>6.006.507</text:p>
          </table:table-cell>
          <table:table-cell office:value-type="float" office:value="5533049" table:style-name="ce63">
            <text:p>5.533.049</text:p>
          </table:table-cell>
          <table:table-cell office:value-type="percentage" office:value="0.92117581802174053" table:style-name="ce64">
            <text:p>92,1%</text:p>
          </table:table-cell>
          <table:table-cell office:value-type="float" office:value="5545623" table:style-name="ce63">
            <text:p>5.545.623</text:p>
          </table:table-cell>
          <table:table-cell office:value-type="percentage" office:value="0.92326921439972409" table:style-name="ce67">
            <text:p>92,3%</text:p>
          </table:table-cell>
          <table:table-cell office:value-type="date" office:date-value="2023-04-25T00:00:00" table:style-name="ce65">
            <text:p>25/04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urcia<text:s/></text:p>
          </table:table-cell>
          <table:table-cell office:value-type="float" office:value="1329419.0966020001" table:style-name="ce63">
            <text:p>1.329.419</text:p>
          </table:table-cell>
          <table:table-cell office:value-type="float" office:value="1233390" table:style-name="ce63">
            <text:p>1.233.390</text:p>
          </table:table-cell>
          <table:table-cell office:value-type="percentage" office:value="0.92776612217512844" table:style-name="ce64">
            <text:p>92,8%</text:p>
          </table:table-cell>
          <table:table-cell office:value-type="float" office:value="1239021" table:style-name="ce63">
            <text:p>1.239.021</text:p>
          </table:table-cell>
          <table:table-cell office:value-type="percentage" office:value="0.93200180677932343" table:style-name="ce67">
            <text:p>93,2%</text:p>
          </table:table-cell>
          <table:table-cell office:value-type="date" office:date-value="2023-04-26T00:00:00" table:style-name="ce65">
            <text:p>26/04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Navarra</text:p>
          </table:table-cell>
          <table:table-cell office:value-type="float" office:value="583256.26343299996" table:style-name="ce63">
            <text:p>583.256</text:p>
          </table:table-cell>
          <table:table-cell office:value-type="float" office:value="540418" table:style-name="ce63">
            <text:p>540.418</text:p>
          </table:table-cell>
          <table:table-cell office:value-type="percentage" office:value="0.92655327320300451" table:style-name="ce64">
            <text:p>92,7%</text:p>
          </table:table-cell>
          <table:table-cell office:value-type="float" office:value="541849" table:style-name="ce63">
            <text:p>541.849</text:p>
          </table:table-cell>
          <table:table-cell office:value-type="percentage" office:value="0.92900674021178942" table:style-name="ce67">
            <text:p>92,9%</text:p>
          </table:table-cell>
          <table:table-cell office:value-type="date" office:date-value="2023-04-26T00:00:00" table:style-name="ce65">
            <text:p>26/04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País Vasco</text:p>
          </table:table-cell>
          <table:table-cell office:value-type="float" office:value="1953592.4880969999" table:style-name="ce63">
            <text:p>1.953.592</text:p>
          </table:table-cell>
          <table:table-cell office:value-type="float" office:value="1871188" table:style-name="ce63">
            <text:p>1.871.188</text:p>
          </table:table-cell>
          <table:table-cell office:value-type="percentage" office:value="0.95781899828184214" table:style-name="ce64">
            <text:p>95,8%</text:p>
          </table:table-cell>
          <table:table-cell office:value-type="float" office:value="1862120" table:style-name="ce63">
            <text:p>1.862.120</text:p>
          </table:table-cell>
          <table:table-cell office:value-type="percentage" office:value="0.95317729329206036" table:style-name="ce67">
            <text:p>95,3%</text:p>
          </table:table-cell>
          <table:table-cell office:value-type="date" office:date-value="2023-04-26T00:00:00" table:style-name="ce65">
            <text:p>26/04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Ceuta</text:p>
          </table:table-cell>
          <table:table-cell office:value-type="float" office:value="70789.104772000006" table:style-name="ce63">
            <text:p>70.789</text:p>
          </table:table-cell>
          <table:table-cell office:value-type="float" office:value="65740" table:style-name="ce63">
            <text:p>65.740</text:p>
          </table:table-cell>
          <table:table-cell office:value-type="percentage" office:value="0.92867398467232587" table:style-name="ce64">
            <text:p>92,9%</text:p>
          </table:table-cell>
          <table:table-cell office:value-type="float" office:value="64026" table:style-name="ce63">
            <text:p>64.026</text:p>
          </table:table-cell>
          <table:table-cell office:value-type="percentage" office:value="0.90446121908473276" table:style-name="ce67">
            <text:p>90,4%</text:p>
          </table:table-cell>
          <table:table-cell office:value-type="date" office:date-value="2023-04-20T00:00:00" table:style-name="ce65">
            <text:p>20/04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Melilla</text:p>
          </table:table-cell>
          <table:table-cell office:value-type="float" office:value="68173.882383999997" table:style-name="ce63">
            <text:p>68.174</text:p>
          </table:table-cell>
          <table:table-cell office:value-type="float" office:value="63119" table:style-name="ce63">
            <text:p>63.119</text:p>
          </table:table-cell>
          <table:table-cell office:value-type="percentage" office:value="0.92585309495023937" table:style-name="ce64">
            <text:p>92,6%</text:p>
          </table:table-cell>
          <table:table-cell office:value-type="float" office:value="61488" table:style-name="ce63">
            <text:p>61.488</text:p>
          </table:table-cell>
          <table:table-cell office:value-type="percentage" office:value="0.90192897704812047" table:style-name="ce67">
            <text:p>90,2%</text:p>
          </table:table-cell>
          <table:table-cell office:value-type="date" office:date-value="2023-04-14T00:00:00" table:style-name="ce65">
            <text:p>14/04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FF.AA.</text:p>
          </table:table-cell>
          <table:table-cell office:value-type="string" table:style-name="ce63">
            <text:p>-</text:p>
          </table:table-cell>
          <table:table-cell office:value-type="float" office:value="95439" table:style-name="ce63">
            <text:p>95.439</text:p>
          </table:table-cell>
          <table:table-cell office:value-type="string" table:style-name="ce64">
            <text:p>-</text:p>
          </table:table-cell>
          <table:table-cell office:value-type="float" office:value="95114" table:style-name="ce63">
            <text:p>95.114</text:p>
          </table:table-cell>
          <table:table-cell office:value-type="string" table:style-name="ce67">
            <text:p>-</text:p>
          </table:table-cell>
          <table:table-cell office:value-type="date" office:date-value="2023-04-04T00:00:00" table:style-name="ce65">
            <text:p>04/04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Sanidad Exterior</text:p>
          </table:table-cell>
          <table:table-cell office:value-type="string" table:style-name="ce63">
            <text:p>-</text:p>
          </table:table-cell>
          <table:table-cell office:value-type="float" office:value="8136" table:style-name="ce63">
            <text:p>8.136</text:p>
          </table:table-cell>
          <table:table-cell office:value-type="string" table:style-name="ce64">
            <text:p>-</text:p>
          </table:table-cell>
          <table:table-cell office:value-type="float" office:value="8154" table:style-name="ce63">
            <text:p>8.154</text:p>
          </table:table-cell>
          <table:table-cell office:value-type="string" table:style-name="ce67">
            <text:p>-</text:p>
          </table:table-cell>
          <table:table-cell office:value-type="date" office:date-value="2023-04-26T00:00:00" table:style-name="ce65">
            <text:p>26/04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8">
            <text:p>Totales</text:p>
          </table:table-cell>
          <table:table-cell office:value-type="float" office:value="42350585.205100007" table:style-name="ce69">
            <text:p>42.350.585</text:p>
          </table:table-cell>
          <table:table-cell office:value-type="float" office:value="39289579" table:style-name="ce69">
            <text:p>39.289.579</text:p>
          </table:table-cell>
          <table:table-cell office:value-type="percentage" office:value="0.92772222177625563" table:style-name="ce70">
            <text:p>92,8%</text:p>
          </table:table-cell>
          <table:table-cell office:value-type="float" office:value="39212756" table:style-name="ce69">
            <text:p>39.212.756</text:p>
          </table:table-cell>
          <table:table-cell office:value-type="percentage" office:value="0.92590824448106712" table:style-name="ce70">
            <text:p>92,6%</text:p>
          </table:table-cell>
          <table:table-cell table:style-name="ce71"/>
          <table:table-cell table:number-columns-repeated="16377" table:style-name="ce6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3" table:number-columns-repeated="20" table:default-cell-style-name="ce61"/>
        <table:table-column table:style-name="co4" table:number-columns-repeated="16344" table:default-cell-style-name="ce61"/>
        <table:table-row table:style-name="ro10">
          <table:table-cell table:style-name="ce72"/>
          <table:table-cell office:value-type="string" table:style-name="ce73">
            <text:p>Personas con al menos 1 dosis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con al menos 1 dosis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Con al menos 1 dosis sobre Población a Vacunar INE</text:p>
          </table:table-cell>
          <table:table-cell office:value-type="string" table:style-name="ce76">
            <text:p>% Con al menos 1 dosis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5669" table:style-name="ce79">
            <text:p>435.669</text:p>
          </table:table-cell>
          <table:table-cell office:value-type="percentage" office:value="1" table:style-name="ce80">
            <text:p>100,0%</text:p>
          </table:table-cell>
          <table:table-cell office:value-type="float" office:value="656770" table:style-name="ce79">
            <text:p>656.770</text:p>
          </table:table-cell>
          <table:table-cell office:value-type="percentage" office:value="0.97690438162090876" table:style-name="ce80">
            <text:p>97,7%</text:p>
          </table:table-cell>
          <table:table-cell office:value-type="float" office:value="937961" table:style-name="ce79">
            <text:p>937.961</text:p>
          </table:table-cell>
          <table:table-cell office:value-type="percentage" office:value="0.94849892225632815" table:style-name="ce80">
            <text:p>94,8%</text:p>
          </table:table-cell>
          <table:table-cell office:value-type="float" office:value="1230247" table:style-name="ce79">
            <text:p>1.230.247</text:p>
          </table:table-cell>
          <table:table-cell office:value-type="percentage" office:value="0.94220372617620407" table:style-name="ce80">
            <text:p>94,2%</text:p>
          </table:table-cell>
          <table:table-cell office:value-type="float" office:value="1278443" table:style-name="ce79">
            <text:p>1.278.443</text:p>
          </table:table-cell>
          <table:table-cell office:value-type="percentage" office:value="0.92835258684517263" table:style-name="ce80">
            <text:p>92,8%</text:p>
          </table:table-cell>
          <table:table-cell office:value-type="float" office:value="970039" table:style-name="ce79">
            <text:p>970.039</text:p>
          </table:table-cell>
          <table:table-cell office:value-type="percentage" office:value="0.89898409736467599" table:style-name="ce80">
            <text:p>89,9%</text:p>
          </table:table-cell>
          <table:table-cell office:value-type="float" office:value="814260" table:style-name="ce79">
            <text:p>814.260</text:p>
          </table:table-cell>
          <table:table-cell office:value-type="percentage" office:value="0.8802683620378392" table:style-name="ce80">
            <text:p>88,0%</text:p>
          </table:table-cell>
          <table:table-cell office:value-type="float" office:value="724129" table:style-name="ce79">
            <text:p>724.129</text:p>
          </table:table-cell>
          <table:table-cell office:value-type="percentage" office:value="0.92699273418130401" table:style-name="ce80">
            <text:p>92,7%</text:p>
          </table:table-cell>
          <table:table-cell office:value-type="float" office:value="7047518" table:style-name="ce79">
            <text:p>7.047.518</text:p>
          </table:table-cell>
          <table:table-cell office:value-type="float" office:value="7549680.891117" table:style-name="ce79">
            <text:p>7.549.681</text:p>
          </table:table-cell>
          <table:table-cell office:value-type="percentage" office:value="0.93348554748746426" table:style-name="ce80">
            <text:p>93,3%</text:p>
          </table:table-cell>
          <table:table-cell office:value-type="percentage" office:value="0.82726022824730994" table:style-name="ce80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1776" table:style-name="ce82">
            <text:p>101.776</text:p>
          </table:table-cell>
          <table:table-cell office:value-type="percentage" office:value="1" table:style-name="ce83">
            <text:p>100,0%</text:p>
          </table:table-cell>
          <table:table-cell office:value-type="float" office:value="119941" table:style-name="ce82">
            <text:p>119.941</text:p>
          </table:table-cell>
          <table:table-cell office:value-type="percentage" office:value="0.99061331941026121" table:style-name="ce83">
            <text:p>99,1%</text:p>
          </table:table-cell>
          <table:table-cell office:value-type="float" office:value="156171" table:style-name="ce82">
            <text:p>156.171</text:p>
          </table:table-cell>
          <table:table-cell office:value-type="percentage" office:value="0.95287627098234595" table:style-name="ce83">
            <text:p>95,3%</text:p>
          </table:table-cell>
          <table:table-cell office:value-type="float" office:value="188738" table:style-name="ce82">
            <text:p>188.738</text:p>
          </table:table-cell>
          <table:table-cell office:value-type="percentage" office:value="0.94274029729692665" table:style-name="ce83">
            <text:p>94,3%</text:p>
          </table:table-cell>
          <table:table-cell office:value-type="float" office:value="192663" table:style-name="ce82">
            <text:p>192.663</text:p>
          </table:table-cell>
          <table:table-cell office:value-type="percentage" office:value="0.93218281559277605" table:style-name="ce83">
            <text:p>93,2%</text:p>
          </table:table-cell>
          <table:table-cell office:value-type="float" office:value="132419" table:style-name="ce82">
            <text:p>132.419</text:p>
          </table:table-cell>
          <table:table-cell office:value-type="percentage" office:value="0.88587747321650023" table:style-name="ce83">
            <text:p>88,6%</text:p>
          </table:table-cell>
          <table:table-cell office:value-type="float" office:value="111241" table:style-name="ce82">
            <text:p>111.241</text:p>
          </table:table-cell>
          <table:table-cell office:value-type="percentage" office:value="0.85333599087858414" table:style-name="ce83">
            <text:p>85,3%</text:p>
          </table:table-cell>
          <table:table-cell office:value-type="float" office:value="95911" table:style-name="ce82">
            <text:p>95.911</text:p>
          </table:table-cell>
          <table:table-cell office:value-type="percentage" office:value="0.89362185129737237" table:style-name="ce83">
            <text:p>89,4%</text:p>
          </table:table-cell>
          <table:table-cell office:value-type="float" office:value="1098860" table:style-name="ce82">
            <text:p>1.098.860</text:p>
          </table:table-cell>
          <table:table-cell office:value-type="float" office:value="1176072.6972429999" table:style-name="ce82">
            <text:p>1.176.073</text:p>
          </table:table-cell>
          <table:table-cell office:value-type="percentage" office:value="0.9343470030177512" table:style-name="ce83">
            <text:p>93,4%</text:p>
          </table:table-cell>
          <table:table-cell office:value-type="percentage" office:value="0.83616950276927149" table:style-name="ce83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9350" table:style-name="ce82">
            <text:p>89.350</text:p>
          </table:table-cell>
          <table:table-cell office:value-type="percentage" office:value="1" table:style-name="ce83">
            <text:p>100,0%</text:p>
          </table:table-cell>
          <table:table-cell office:value-type="float" office:value="114872" table:style-name="ce82">
            <text:p>114.872</text:p>
          </table:table-cell>
          <table:table-cell office:value-type="percentage" office:value="0.99902751164828474" table:style-name="ce83">
            <text:p>99,9%</text:p>
          </table:table-cell>
          <table:table-cell office:value-type="float" office:value="149352" table:style-name="ce82">
            <text:p>149.352</text:p>
          </table:table-cell>
          <table:table-cell office:value-type="percentage" office:value="0.97030919611977773" table:style-name="ce83">
            <text:p>97,0%</text:p>
          </table:table-cell>
          <table:table-cell office:value-type="float" office:value="154623" table:style-name="ce82">
            <text:p>154.623</text:p>
          </table:table-cell>
          <table:table-cell office:value-type="percentage" office:value="0.95306794916349946" table:style-name="ce83">
            <text:p>95,3%</text:p>
          </table:table-cell>
          <table:table-cell office:value-type="float" office:value="152824" table:style-name="ce82">
            <text:p>152.824</text:p>
          </table:table-cell>
          <table:table-cell office:value-type="percentage" office:value="0.93604157870002447" table:style-name="ce83">
            <text:p>93,6%</text:p>
          </table:table-cell>
          <table:table-cell office:value-type="float" office:value="93364" table:style-name="ce82">
            <text:p>93.364</text:p>
          </table:table-cell>
          <table:table-cell office:value-type="percentage" office:value="0.90428305305271384" table:style-name="ce83">
            <text:p>90,4%</text:p>
          </table:table-cell>
          <table:table-cell office:value-type="float" office:value="69130" table:style-name="ce82">
            <text:p>69.130</text:p>
          </table:table-cell>
          <table:table-cell office:value-type="percentage" office:value="0.87955182190060377" table:style-name="ce83">
            <text:p>88,0%</text:p>
          </table:table-cell>
          <table:table-cell office:value-type="float" office:value="63221" table:style-name="ce82">
            <text:p>63.221</text:p>
          </table:table-cell>
          <table:table-cell office:value-type="percentage" office:value="0.95345476787477401" table:style-name="ce83">
            <text:p>95,3%</text:p>
          </table:table-cell>
          <table:table-cell office:value-type="float" office:value="886736" table:style-name="ce82">
            <text:p>886.736</text:p>
          </table:table-cell>
          <table:table-cell office:value-type="float" office:value="926948.79131500004" table:style-name="ce82">
            <text:p>926.949</text:p>
          </table:table-cell>
          <table:table-cell office:value-type="percentage" office:value="0.95661810912126777" table:style-name="ce83">
            <text:p>95,7%</text:p>
          </table:table-cell>
          <table:table-cell office:value-type="percentage" office:value="0.88124226711268394" table:style-name="ce83">
            <text:p>88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885" table:style-name="ce82">
            <text:p>51.885</text:p>
          </table:table-cell>
          <table:table-cell office:value-type="percentage" office:value="0.95984966423535523" table:style-name="ce83">
            <text:p>96,0%</text:p>
          </table:table-cell>
          <table:table-cell office:value-type="float" office:value="79981" table:style-name="ce82">
            <text:p>79.981</text:p>
          </table:table-cell>
          <table:table-cell office:value-type="percentage" office:value="0.88971138573488739" table:style-name="ce83">
            <text:p>89,0%</text:p>
          </table:table-cell>
          <table:table-cell office:value-type="float" office:value="112277" table:style-name="ce82">
            <text:p>112.277</text:p>
          </table:table-cell>
          <table:table-cell office:value-type="percentage" office:value="0.85871398153774192" table:style-name="ce83">
            <text:p>85,9%</text:p>
          </table:table-cell>
          <table:table-cell office:value-type="float" office:value="153836" table:style-name="ce82">
            <text:p>153.836</text:p>
          </table:table-cell>
          <table:table-cell office:value-type="percentage" office:value="0.84347783770798312" table:style-name="ce83">
            <text:p>84,3%</text:p>
          </table:table-cell>
          <table:table-cell office:value-type="float" office:value="174124" table:style-name="ce82">
            <text:p>174.124</text:p>
          </table:table-cell>
          <table:table-cell office:value-type="percentage" office:value="0.80610980217227235" table:style-name="ce83">
            <text:p>80,6%</text:p>
          </table:table-cell>
          <table:table-cell office:value-type="float" office:value="135800" table:style-name="ce82">
            <text:p>135.800</text:p>
          </table:table-cell>
          <table:table-cell office:value-type="percentage" office:value="0.75661190717859228" table:style-name="ce83">
            <text:p>75,7%</text:p>
          </table:table-cell>
          <table:table-cell office:value-type="float" office:value="105210" table:style-name="ce82">
            <text:p>105.210</text:p>
          </table:table-cell>
          <table:table-cell office:value-type="percentage" office:value="0.77364388024896147" table:style-name="ce83">
            <text:p>77,4%</text:p>
          </table:table-cell>
          <table:table-cell office:value-type="float" office:value="84972" table:style-name="ce82">
            <text:p>84.972</text:p>
          </table:table-cell>
          <table:table-cell office:value-type="percentage" office:value="0.84261970476206305" table:style-name="ce83">
            <text:p>84,3%</text:p>
          </table:table-cell>
          <table:table-cell office:value-type="float" office:value="898085" table:style-name="ce82">
            <text:p>898.085</text:p>
          </table:table-cell>
          <table:table-cell office:value-type="float" office:value="1089409.0493709999" table:style-name="ce82">
            <text:p>1.089.409</text:p>
          </table:table-cell>
          <table:table-cell office:value-type="percentage" office:value="0.82437813465799092" table:style-name="ce83">
            <text:p>82,4%</text:p>
          </table:table-cell>
          <table:table-cell office:value-type="percentage" office:value="0.73374160751986461" table:style-name="ce83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5004" table:style-name="ce82">
            <text:p>95.004</text:p>
          </table:table-cell>
          <table:table-cell office:value-type="percentage" office:value="0.92079118429904383" table:style-name="ce83">
            <text:p>92,1%</text:p>
          </table:table-cell>
          <table:table-cell office:value-type="float" office:value="156427" table:style-name="ce82">
            <text:p>156.427</text:p>
          </table:table-cell>
          <table:table-cell office:value-type="percentage" office:value="0.90285834972310641" table:style-name="ce83">
            <text:p>90,3%</text:p>
          </table:table-cell>
          <table:table-cell office:value-type="float" office:value="229799" table:style-name="ce82">
            <text:p>229.799</text:p>
          </table:table-cell>
          <table:table-cell office:value-type="percentage" office:value="0.87975600493102835" table:style-name="ce83">
            <text:p>88,0%</text:p>
          </table:table-cell>
          <table:table-cell office:value-type="float" office:value="326409" table:style-name="ce82">
            <text:p>326.409</text:p>
          </table:table-cell>
          <table:table-cell office:value-type="percentage" office:value="0.86565305274527871" table:style-name="ce83">
            <text:p>86,6%</text:p>
          </table:table-cell>
          <table:table-cell office:value-type="float" office:value="325697" table:style-name="ce82">
            <text:p>325.697</text:p>
          </table:table-cell>
          <table:table-cell office:value-type="percentage" office:value="0.83665569564085418" table:style-name="ce83">
            <text:p>83,7%</text:p>
          </table:table-cell>
          <table:table-cell office:value-type="float" office:value="240667" table:style-name="ce82">
            <text:p>240.667</text:p>
          </table:table-cell>
          <table:table-cell office:value-type="percentage" office:value="0.78581520272151661" table:style-name="ce83">
            <text:p>78,6%</text:p>
          </table:table-cell>
          <table:table-cell office:value-type="float" office:value="203413" table:style-name="ce82">
            <text:p>203.413</text:p>
          </table:table-cell>
          <table:table-cell office:value-type="percentage" office:value="0.7989448842070459" table:style-name="ce83">
            <text:p>79,9%</text:p>
          </table:table-cell>
          <table:table-cell office:value-type="float" office:value="174175" table:style-name="ce82">
            <text:p>174.175</text:p>
          </table:table-cell>
          <table:table-cell office:value-type="percentage" office:value="0.95006334351098243" table:style-name="ce83">
            <text:p>95,0%</text:p>
          </table:table-cell>
          <table:table-cell office:value-type="float" office:value="1751591" table:style-name="ce82">
            <text:p>1.751.591</text:p>
          </table:table-cell>
          <table:table-cell office:value-type="float" office:value="2048188.859992" table:style-name="ce82">
            <text:p>2.048.189</text:p>
          </table:table-cell>
          <table:table-cell office:value-type="percentage" office:value="0.85519018007296532" table:style-name="ce83">
            <text:p>85,5%</text:p>
          </table:table-cell>
          <table:table-cell office:value-type="percentage" office:value="0.77771178395465557" table:style-name="ce83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620" table:style-name="ce82">
            <text:p>42.620</text:p>
          </table:table-cell>
          <table:table-cell office:value-type="percentage" office:value="1" table:style-name="ce83">
            <text:p>100,0%</text:p>
          </table:table-cell>
          <table:table-cell office:value-type="float" office:value="56239" table:style-name="ce82">
            <text:p>56.239</text:p>
          </table:table-cell>
          <table:table-cell office:value-type="percentage" office:value="0.98904950375318101" table:style-name="ce83">
            <text:p>98,9%</text:p>
          </table:table-cell>
          <table:table-cell office:value-type="float" office:value="77329" table:style-name="ce82">
            <text:p>77.329</text:p>
          </table:table-cell>
          <table:table-cell office:value-type="percentage" office:value="0.95459518148211431" table:style-name="ce83">
            <text:p>95,5%</text:p>
          </table:table-cell>
          <table:table-cell office:value-type="float" office:value="85280" table:style-name="ce82">
            <text:p>85.280</text:p>
          </table:table-cell>
          <table:table-cell office:value-type="percentage" office:value="0.93192657728172645" table:style-name="ce83">
            <text:p>93,2%</text:p>
          </table:table-cell>
          <table:table-cell office:value-type="float" office:value="89620" table:style-name="ce82">
            <text:p>89.620</text:p>
          </table:table-cell>
          <table:table-cell office:value-type="percentage" office:value="0.92258105341159213" table:style-name="ce83">
            <text:p>92,3%</text:p>
          </table:table-cell>
          <table:table-cell office:value-type="float" office:value="57079" table:style-name="ce82">
            <text:p>57.079</text:p>
          </table:table-cell>
          <table:table-cell office:value-type="percentage" office:value="0.88545435844028508" table:style-name="ce83">
            <text:p>88,5%</text:p>
          </table:table-cell>
          <table:table-cell office:value-type="float" office:value="43676" table:style-name="ce82">
            <text:p>43.676</text:p>
          </table:table-cell>
          <table:table-cell office:value-type="percentage" office:value="0.85341062117545552" table:style-name="ce83">
            <text:p>85,3%</text:p>
          </table:table-cell>
          <table:table-cell office:value-type="float" office:value="43437" table:style-name="ce82">
            <text:p>43.437</text:p>
          </table:table-cell>
          <table:table-cell office:value-type="percentage" office:value="0.93869286507710314" table:style-name="ce83">
            <text:p>93,9%</text:p>
          </table:table-cell>
          <table:table-cell office:value-type="float" office:value="495280" table:style-name="ce82">
            <text:p>495.280</text:p>
          </table:table-cell>
          <table:table-cell office:value-type="float" office:value="529709.28377600003" table:style-name="ce82">
            <text:p>529.709</text:p>
          </table:table-cell>
          <table:table-cell office:value-type="percentage" office:value="0.93500343522285845" table:style-name="ce83">
            <text:p>93,5%</text:p>
          </table:table-cell>
          <table:table-cell office:value-type="percentage" office:value="0.84754823093561249" table:style-name="ce83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30146" table:style-name="ce82">
            <text:p>230.146</text:p>
          </table:table-cell>
          <table:table-cell office:value-type="percentage" office:value="1" table:style-name="ce83">
            <text:p>100,0%</text:p>
          </table:table-cell>
          <table:table-cell office:value-type="float" office:value="252405" table:style-name="ce82">
            <text:p>252.405</text:p>
          </table:table-cell>
          <table:table-cell office:value-type="percentage" office:value="1" table:style-name="ce83">
            <text:p>100,0%</text:p>
          </table:table-cell>
          <table:table-cell office:value-type="float" office:value="324807" table:style-name="ce82">
            <text:p>324.807</text:p>
          </table:table-cell>
          <table:table-cell office:value-type="percentage" office:value="0.96798269097763201" table:style-name="ce83">
            <text:p>96,8%</text:p>
          </table:table-cell>
          <table:table-cell office:value-type="float" office:value="358130" table:style-name="ce82">
            <text:p>358.130</text:p>
          </table:table-cell>
          <table:table-cell office:value-type="percentage" office:value="0.9413912472460656" table:style-name="ce83">
            <text:p>94,1%</text:p>
          </table:table-cell>
          <table:table-cell office:value-type="float" office:value="326604" table:style-name="ce82">
            <text:p>326.604</text:p>
          </table:table-cell>
          <table:table-cell office:value-type="percentage" office:value="0.92193457955582581" table:style-name="ce83">
            <text:p>92,2%</text:p>
          </table:table-cell>
          <table:table-cell office:value-type="float" office:value="219524" table:style-name="ce82">
            <text:p>219.524</text:p>
          </table:table-cell>
          <table:table-cell office:value-type="percentage" office:value="0.87851486770116127" table:style-name="ce83">
            <text:p>87,9%</text:p>
          </table:table-cell>
          <table:table-cell office:value-type="float" office:value="181755" table:style-name="ce82">
            <text:p>181.755</text:p>
          </table:table-cell>
          <table:table-cell office:value-type="percentage" office:value="0.86122527218186162" table:style-name="ce83">
            <text:p>86,1%</text:p>
          </table:table-cell>
          <table:table-cell office:value-type="float" office:value="156825" table:style-name="ce82">
            <text:p>156.825</text:p>
          </table:table-cell>
          <table:table-cell office:value-type="percentage" office:value="0.92679128223644447" table:style-name="ce83">
            <text:p>92,7%</text:p>
          </table:table-cell>
          <table:table-cell office:value-type="float" office:value="2050196" table:style-name="ce82">
            <text:p>2.050.196</text:p>
          </table:table-cell>
          <table:table-cell office:value-type="float" office:value="2168005.04715" table:style-name="ce82">
            <text:p>2.168.005</text:p>
          </table:table-cell>
          <table:table-cell office:value-type="percentage" office:value="0.94566016010669873" table:style-name="ce83">
            <text:p>94,6%</text:p>
          </table:table-cell>
          <table:table-cell office:value-type="percentage" office:value="0.86262765774806904" table:style-name="ce83">
            <text:p>86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9363" table:style-name="ce82">
            <text:p>139.363</text:p>
          </table:table-cell>
          <table:table-cell office:value-type="percentage" office:value="1" table:style-name="ce83">
            <text:p>100,0%</text:p>
          </table:table-cell>
          <table:table-cell office:value-type="float" office:value="159924" table:style-name="ce82">
            <text:p>159.924</text:p>
          </table:table-cell>
          <table:table-cell office:value-type="percentage" office:value="0.99641410641042782" table:style-name="ce83">
            <text:p>99,6%</text:p>
          </table:table-cell>
          <table:table-cell office:value-type="float" office:value="226057" table:style-name="ce82">
            <text:p>226.057</text:p>
          </table:table-cell>
          <table:table-cell office:value-type="percentage" office:value="0.95060496083670531" table:style-name="ce83">
            <text:p>95,1%</text:p>
          </table:table-cell>
          <table:table-cell office:value-type="float" office:value="291025" table:style-name="ce82">
            <text:p>291.025</text:p>
          </table:table-cell>
          <table:table-cell office:value-type="percentage" office:value="0.92682816457470041" table:style-name="ce83">
            <text:p>92,7%</text:p>
          </table:table-cell>
          <table:table-cell office:value-type="float" office:value="293105" table:style-name="ce82">
            <text:p>293.105</text:p>
          </table:table-cell>
          <table:table-cell office:value-type="percentage" office:value="0.89107470537320377" table:style-name="ce83">
            <text:p>89,1%</text:p>
          </table:table-cell>
          <table:table-cell office:value-type="float" office:value="213495" table:style-name="ce82">
            <text:p>213.495</text:p>
          </table:table-cell>
          <table:table-cell office:value-type="percentage" office:value="0.85122953639747867" table:style-name="ce83">
            <text:p>85,1%</text:p>
          </table:table-cell>
          <table:table-cell office:value-type="float" office:value="182080" table:style-name="ce82">
            <text:p>182.080</text:p>
          </table:table-cell>
          <table:table-cell office:value-type="percentage" office:value="0.83435044174083139" table:style-name="ce83">
            <text:p>83,4%</text:p>
          </table:table-cell>
          <table:table-cell office:value-type="float" office:value="161220" table:style-name="ce82">
            <text:p>161.220</text:p>
          </table:table-cell>
          <table:table-cell office:value-type="percentage" office:value="0.89415668697241202" table:style-name="ce83">
            <text:p>89,4%</text:p>
          </table:table-cell>
          <table:table-cell office:value-type="float" office:value="1666269" table:style-name="ce82">
            <text:p>1.666.269</text:p>
          </table:table-cell>
          <table:table-cell office:value-type="float" office:value="1822885.5576559999" table:style-name="ce82">
            <text:p>1.822.886</text:p>
          </table:table-cell>
          <table:table-cell office:value-type="percentage" office:value="0.914083165013722" table:style-name="ce83">
            <text:p>91,4%</text:p>
          </table:table-cell>
          <table:table-cell office:value-type="percentage" office:value="0.81282188703263036" table:style-name="ce83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61474" table:style-name="ce82">
            <text:p>461.474</text:p>
          </table:table-cell>
          <table:table-cell office:value-type="percentage" office:value="1" table:style-name="ce83">
            <text:p>100,0%</text:p>
          </table:table-cell>
          <table:table-cell office:value-type="float" office:value="622453" table:style-name="ce82">
            <text:p>622.453</text:p>
          </table:table-cell>
          <table:table-cell office:value-type="percentage" office:value="0.95850220811910813" table:style-name="ce83">
            <text:p>95,9%</text:p>
          </table:table-cell>
          <table:table-cell office:value-type="float" office:value="810692" table:style-name="ce82">
            <text:p>810.692</text:p>
          </table:table-cell>
          <table:table-cell office:value-type="percentage" office:value="0.93473731024579509" table:style-name="ce83">
            <text:p>93,5%</text:p>
          </table:table-cell>
          <table:table-cell office:value-type="float" office:value="1046037" table:style-name="ce82">
            <text:p>1.046.037</text:p>
          </table:table-cell>
          <table:table-cell office:value-type="percentage" office:value="0.93699755578886246" table:style-name="ce83">
            <text:p>93,7%</text:p>
          </table:table-cell>
          <table:table-cell office:value-type="float" office:value="1168670" table:style-name="ce82">
            <text:p>1.168.670</text:p>
          </table:table-cell>
          <table:table-cell office:value-type="percentage" office:value="0.92831129523629885" table:style-name="ce83">
            <text:p>92,8%</text:p>
          </table:table-cell>
          <table:table-cell office:value-type="float" office:value="836697" table:style-name="ce82">
            <text:p>836.697</text:p>
          </table:table-cell>
          <table:table-cell office:value-type="percentage" office:value="0.88441479455608396" table:style-name="ce83">
            <text:p>88,4%</text:p>
          </table:table-cell>
          <table:table-cell office:value-type="float" office:value="703834" table:style-name="ce82">
            <text:p>703.834</text:p>
          </table:table-cell>
          <table:table-cell office:value-type="percentage" office:value="0.84131433813191958" table:style-name="ce83">
            <text:p>84,1%</text:p>
          </table:table-cell>
          <table:table-cell office:value-type="float" office:value="612290" table:style-name="ce82">
            <text:p>612.290</text:p>
          </table:table-cell>
          <table:table-cell office:value-type="percentage" office:value="0.89726740928573379" table:style-name="ce83">
            <text:p>89,7%</text:p>
          </table:table-cell>
          <table:table-cell office:value-type="float" office:value="6262147" table:style-name="ce82">
            <text:p>6.262.147</text:p>
          </table:table-cell>
          <table:table-cell office:value-type="float" office:value="6811841.3897879999" table:style-name="ce82">
            <text:p>6.811.841</text:p>
          </table:table-cell>
          <table:table-cell office:value-type="percentage" office:value="0.919303113749525" table:style-name="ce83">
            <text:p>91,9%</text:p>
          </table:table-cell>
          <table:table-cell office:value-type="percentage" office:value="0.81546949505245847" table:style-name="ce83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9259" table:style-name="ce82">
            <text:p>299.259</text:p>
          </table:table-cell>
          <table:table-cell office:value-type="percentage" office:value="1" table:style-name="ce83">
            <text:p>100,0%</text:p>
          </table:table-cell>
          <table:table-cell office:value-type="float" office:value="438031" table:style-name="ce82">
            <text:p>438.031</text:p>
          </table:table-cell>
          <table:table-cell office:value-type="percentage" office:value="0.97355510400230727" table:style-name="ce83">
            <text:p>97,4%</text:p>
          </table:table-cell>
          <table:table-cell office:value-type="float" office:value="577077" table:style-name="ce82">
            <text:p>577.077</text:p>
          </table:table-cell>
          <table:table-cell office:value-type="percentage" office:value="0.94083632079320778" table:style-name="ce83">
            <text:p>94,1%</text:p>
          </table:table-cell>
          <table:table-cell office:value-type="float" office:value="724428" table:style-name="ce82">
            <text:p>724.428</text:p>
          </table:table-cell>
          <table:table-cell office:value-type="percentage" office:value="0.93272237306909678" table:style-name="ce83">
            <text:p>93,3%</text:p>
          </table:table-cell>
          <table:table-cell office:value-type="float" office:value="768802" table:style-name="ce82">
            <text:p>768.802</text:p>
          </table:table-cell>
          <table:table-cell office:value-type="percentage" office:value="0.92045509328461972" table:style-name="ce83">
            <text:p>92,0%</text:p>
          </table:table-cell>
          <table:table-cell office:value-type="float" office:value="532168" table:style-name="ce82">
            <text:p>532.168</text:p>
          </table:table-cell>
          <table:table-cell office:value-type="percentage" office:value="0.88436522300792997" table:style-name="ce83">
            <text:p>88,4%</text:p>
          </table:table-cell>
          <table:table-cell office:value-type="float" office:value="450417" table:style-name="ce82">
            <text:p>450.417</text:p>
          </table:table-cell>
          <table:table-cell office:value-type="percentage" office:value="0.86752854643623745" table:style-name="ce83">
            <text:p>86,8%</text:p>
          </table:table-cell>
          <table:table-cell office:value-type="float" office:value="408861" table:style-name="ce82">
            <text:p>408.861</text:p>
          </table:table-cell>
          <table:table-cell office:value-type="percentage" office:value="0.92930997295365458" table:style-name="ce83">
            <text:p>92,9%</text:p>
          </table:table-cell>
          <table:table-cell office:value-type="float" office:value="4199043" table:style-name="ce82">
            <text:p>4.199.043</text:p>
          </table:table-cell>
          <table:table-cell office:value-type="float" office:value="4528081.8524599997" table:style-name="ce82">
            <text:p>4.528.082</text:p>
          </table:table-cell>
          <table:table-cell office:value-type="percentage" office:value="0.92733372249416368" table:style-name="ce83">
            <text:p>92,7%</text:p>
          </table:table-cell>
          <table:table-cell office:value-type="percentage" office:value="0.82779723264141503" table:style-name="ce83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8466" table:style-name="ce82">
            <text:p>78.466</text:p>
          </table:table-cell>
          <table:table-cell office:value-type="percentage" office:value="1" table:style-name="ce83">
            <text:p>100,0%</text:p>
          </table:table-cell>
          <table:table-cell office:value-type="float" office:value="96192" table:style-name="ce82">
            <text:p>96.192</text:p>
          </table:table-cell>
          <table:table-cell office:value-type="percentage" office:value="1" table:style-name="ce83">
            <text:p>100,0%</text:p>
          </table:table-cell>
          <table:table-cell office:value-type="float" office:value="133525" table:style-name="ce82">
            <text:p>133.525</text:p>
          </table:table-cell>
          <table:table-cell office:value-type="percentage" office:value="0.98664447546429968" table:style-name="ce83">
            <text:p>98,7%</text:p>
          </table:table-cell>
          <table:table-cell office:value-type="float" office:value="162416" table:style-name="ce82">
            <text:p>162.416</text:p>
          </table:table-cell>
          <table:table-cell office:value-type="percentage" office:value="0.96890767815155598" table:style-name="ce83">
            <text:p>96,9%</text:p>
          </table:table-cell>
          <table:table-cell office:value-type="float" office:value="147471" table:style-name="ce82">
            <text:p>147.471</text:p>
          </table:table-cell>
          <table:table-cell office:value-type="percentage" office:value="0.94736717221130617" table:style-name="ce83">
            <text:p>94,7%</text:p>
          </table:table-cell>
          <table:table-cell office:value-type="float" office:value="115005" table:style-name="ce82">
            <text:p>115.005</text:p>
          </table:table-cell>
          <table:table-cell office:value-type="percentage" office:value="0.90603309186401748" table:style-name="ce83">
            <text:p>90,6%</text:p>
          </table:table-cell>
          <table:table-cell office:value-type="float" office:value="95843" table:style-name="ce82">
            <text:p>95.843</text:p>
          </table:table-cell>
          <table:table-cell office:value-type="percentage" office:value="0.86490984659726611" table:style-name="ce83">
            <text:p>86,5%</text:p>
          </table:table-cell>
          <table:table-cell office:value-type="float" office:value="81521" table:style-name="ce82">
            <text:p>81.521</text:p>
          </table:table-cell>
          <table:table-cell office:value-type="percentage" office:value="0.9515616708895297" table:style-name="ce83">
            <text:p>95,2%</text:p>
          </table:table-cell>
          <table:table-cell office:value-type="float" office:value="910439" table:style-name="ce82">
            <text:p>910.439</text:p>
          </table:table-cell>
          <table:table-cell office:value-type="float" office:value="948307.09296599997" table:style-name="ce82">
            <text:p>948.307</text:p>
          </table:table-cell>
          <table:table-cell office:value-type="percentage" office:value="0.96006768983709623" table:style-name="ce83">
            <text:p>96,0%</text:p>
          </table:table-cell>
          <table:table-cell office:value-type="percentage" office:value="0.86435418476913761" table:style-name="ce83">
            <text:p>86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3199" table:style-name="ce82">
            <text:p>243.199</text:p>
          </table:table-cell>
          <table:table-cell office:value-type="percentage" office:value="1" table:style-name="ce83">
            <text:p>100,0%</text:p>
          </table:table-cell>
          <table:table-cell office:value-type="float" office:value="292479" table:style-name="ce82">
            <text:p>292.479</text:p>
          </table:table-cell>
          <table:table-cell office:value-type="percentage" office:value="0.99082701010597896" table:style-name="ce83">
            <text:p>99,1%</text:p>
          </table:table-cell>
          <table:table-cell office:value-type="float" office:value="348441" table:style-name="ce82">
            <text:p>348.441</text:p>
          </table:table-cell>
          <table:table-cell office:value-type="percentage" office:value="0.96726318670446576" table:style-name="ce83">
            <text:p>96,7%</text:p>
          </table:table-cell>
          <table:table-cell office:value-type="float" office:value="394095" table:style-name="ce82">
            <text:p>394.095</text:p>
          </table:table-cell>
          <table:table-cell office:value-type="percentage" office:value="0.95365706179728094" table:style-name="ce83">
            <text:p>95,4%</text:p>
          </table:table-cell>
          <table:table-cell office:value-type="float" office:value="412917" table:style-name="ce82">
            <text:p>412.917</text:p>
          </table:table-cell>
          <table:table-cell office:value-type="percentage" office:value="0.93893025888000747" table:style-name="ce83">
            <text:p>93,9%</text:p>
          </table:table-cell>
          <table:table-cell office:value-type="float" office:value="269432" table:style-name="ce82">
            <text:p>269.432</text:p>
          </table:table-cell>
          <table:table-cell office:value-type="percentage" office:value="0.90897486858333976" table:style-name="ce83">
            <text:p>90,9%</text:p>
          </table:table-cell>
          <table:table-cell office:value-type="float" office:value="205288" table:style-name="ce82">
            <text:p>205.288</text:p>
          </table:table-cell>
          <table:table-cell office:value-type="percentage" office:value="0.89416665148114449" table:style-name="ce83">
            <text:p>89,4%</text:p>
          </table:table-cell>
          <table:table-cell office:value-type="float" office:value="177450" table:style-name="ce82">
            <text:p>177.450</text:p>
          </table:table-cell>
          <table:table-cell office:value-type="percentage" office:value="0.95381971255146414" table:style-name="ce83">
            <text:p>95,4%</text:p>
          </table:table-cell>
          <table:table-cell office:value-type="float" office:value="2343301" table:style-name="ce82">
            <text:p>2.343.301</text:p>
          </table:table-cell>
          <table:table-cell office:value-type="float" office:value="2457737.9663920002" table:style-name="ce82">
            <text:p>2.457.738</text:p>
          </table:table-cell>
          <table:table-cell office:value-type="percentage" office:value="0.9534380930933839" table:style-name="ce83">
            <text:p>95,3%</text:p>
          </table:table-cell>
          <table:table-cell office:value-type="percentage" office:value="0.87064431630290395" table:style-name="ce83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3505" table:style-name="ce82">
            <text:p>23.505</text:p>
          </table:table-cell>
          <table:table-cell office:value-type="percentage" office:value="1" table:style-name="ce83">
            <text:p>100,0%</text:p>
          </table:table-cell>
          <table:table-cell office:value-type="float" office:value="28798" table:style-name="ce82">
            <text:p>28.798</text:p>
          </table:table-cell>
          <table:table-cell office:value-type="percentage" office:value="1" table:style-name="ce83">
            <text:p>100,0%</text:p>
          </table:table-cell>
          <table:table-cell office:value-type="float" office:value="38562" table:style-name="ce82">
            <text:p>38.562</text:p>
          </table:table-cell>
          <table:table-cell office:value-type="percentage" office:value="0.97360679537350658" table:style-name="ce83">
            <text:p>97,4%</text:p>
          </table:table-cell>
          <table:table-cell office:value-type="float" office:value="46000" table:style-name="ce82">
            <text:p>46.000</text:p>
          </table:table-cell>
          <table:table-cell office:value-type="percentage" office:value="0.96376402638412972" table:style-name="ce83">
            <text:p>96,4%</text:p>
          </table:table-cell>
          <table:table-cell office:value-type="float" office:value="48582" table:style-name="ce82">
            <text:p>48.582</text:p>
          </table:table-cell>
          <table:table-cell office:value-type="percentage" office:value="0.94927188880446922" table:style-name="ce83">
            <text:p>94,9%</text:p>
          </table:table-cell>
          <table:table-cell office:value-type="float" office:value="32659" table:style-name="ce82">
            <text:p>32.659</text:p>
          </table:table-cell>
          <table:table-cell office:value-type="percentage" office:value="0.91148865814067037" table:style-name="ce83">
            <text:p>91,1%</text:p>
          </table:table-cell>
          <table:table-cell office:value-type="float" office:value="25928" table:style-name="ce82">
            <text:p>25.928</text:p>
          </table:table-cell>
          <table:table-cell office:value-type="percentage" office:value="0.85649071270496047" table:style-name="ce83">
            <text:p>85,6%</text:p>
          </table:table-cell>
          <table:table-cell office:value-type="float" office:value="25601" table:style-name="ce82">
            <text:p>25.601</text:p>
          </table:table-cell>
          <table:table-cell office:value-type="percentage" office:value="0.9665726554074564" table:style-name="ce83">
            <text:p>96,7%</text:p>
          </table:table-cell>
          <table:table-cell office:value-type="float" office:value="269635" table:style-name="ce82">
            <text:p>269.635</text:p>
          </table:table-cell>
          <table:table-cell office:value-type="float" office:value="281978.88969400001" table:style-name="ce82">
            <text:p>281.979</text:p>
          </table:table-cell>
          <table:table-cell office:value-type="percentage" office:value="0.95622406447732511" table:style-name="ce83">
            <text:p>95,6%</text:p>
          </table:table-cell>
          <table:table-cell office:value-type="percentage" office:value="0.85350318141559145" table:style-name="ce83">
            <text:p>85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5760" table:style-name="ce82">
            <text:p>375.760</text:p>
          </table:table-cell>
          <table:table-cell office:value-type="percentage" office:value="1" table:style-name="ce83">
            <text:p>100,0%</text:p>
          </table:table-cell>
          <table:table-cell office:value-type="float" office:value="513511" table:style-name="ce82">
            <text:p>513.511</text:p>
          </table:table-cell>
          <table:table-cell office:value-type="percentage" office:value="0.95133103728168233" table:style-name="ce83">
            <text:p>95,1%</text:p>
          </table:table-cell>
          <table:table-cell office:value-type="float" office:value="695497" table:style-name="ce82">
            <text:p>695.497</text:p>
          </table:table-cell>
          <table:table-cell office:value-type="percentage" office:value="0.94223798194461816" table:style-name="ce83">
            <text:p>94,2%</text:p>
          </table:table-cell>
          <table:table-cell office:value-type="float" office:value="952317" table:style-name="ce82">
            <text:p>952.317</text:p>
          </table:table-cell>
          <table:table-cell office:value-type="percentage" office:value="0.94200593892306317" table:style-name="ce83">
            <text:p>94,2%</text:p>
          </table:table-cell>
          <table:table-cell office:value-type="float" office:value="1056362" table:style-name="ce82">
            <text:p>1.056.362</text:p>
          </table:table-cell>
          <table:table-cell office:value-type="percentage" office:value="0.92374860468878228" table:style-name="ce83">
            <text:p>92,4%</text:p>
          </table:table-cell>
          <table:table-cell office:value-type="float" office:value="785722" table:style-name="ce82">
            <text:p>785.722</text:p>
          </table:table-cell>
          <table:table-cell office:value-type="percentage" office:value="0.89545928406462083" table:style-name="ce83">
            <text:p>89,5%</text:p>
          </table:table-cell>
          <table:table-cell office:value-type="float" office:value="643500" table:style-name="ce82">
            <text:p>643.500</text:p>
          </table:table-cell>
          <table:table-cell office:value-type="percentage" office:value="0.86793748316152197" table:style-name="ce83">
            <text:p>86,8%</text:p>
          </table:table-cell>
          <table:table-cell office:value-type="float" office:value="510380" table:style-name="ce82">
            <text:p>510.380</text:p>
          </table:table-cell>
          <table:table-cell office:value-type="percentage" office:value="0.87953945518169097" table:style-name="ce83">
            <text:p>88,0%</text:p>
          </table:table-cell>
          <table:table-cell office:value-type="float" office:value="5533049" table:style-name="ce82">
            <text:p>5.533.049</text:p>
          </table:table-cell>
          <table:table-cell office:value-type="float" office:value="6006507.0008919984" table:style-name="ce82">
            <text:p>6.006.507</text:p>
          </table:table-cell>
          <table:table-cell office:value-type="percentage" office:value="0.92117581802174087" table:style-name="ce83">
            <text:p>92,1%</text:p>
          </table:table-cell>
          <table:table-cell office:value-type="percentage" office:value="0.81736507340797648" table:style-name="ce83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2919" table:style-name="ce82">
            <text:p>72.919</text:p>
          </table:table-cell>
          <table:table-cell office:value-type="percentage" office:value="1" table:style-name="ce83">
            <text:p>100,0%</text:p>
          </table:table-cell>
          <table:table-cell office:value-type="float" office:value="103973" table:style-name="ce82">
            <text:p>103.973</text:p>
          </table:table-cell>
          <table:table-cell office:value-type="percentage" office:value="0.97226145476556614" table:style-name="ce83">
            <text:p>97,2%</text:p>
          </table:table-cell>
          <table:table-cell office:value-type="float" office:value="149978" table:style-name="ce82">
            <text:p>149.978</text:p>
          </table:table-cell>
          <table:table-cell office:value-type="percentage" office:value="0.94431336940051513" table:style-name="ce83">
            <text:p>94,4%</text:p>
          </table:table-cell>
          <table:table-cell office:value-type="float" office:value="210182" table:style-name="ce82">
            <text:p>210.182</text:p>
          </table:table-cell>
          <table:table-cell office:value-type="percentage" office:value="0.94489612172109116" table:style-name="ce83">
            <text:p>94,5%</text:p>
          </table:table-cell>
          <table:table-cell office:value-type="float" office:value="237250" table:style-name="ce82">
            <text:p>237.250</text:p>
          </table:table-cell>
          <table:table-cell office:value-type="percentage" office:value="0.94098589242672448" table:style-name="ce83">
            <text:p>94,1%</text:p>
          </table:table-cell>
          <table:table-cell office:value-type="float" office:value="175413" table:style-name="ce82">
            <text:p>175.413</text:p>
          </table:table-cell>
          <table:table-cell office:value-type="percentage" office:value="0.89991975340559149" table:style-name="ce83">
            <text:p>90,0%</text:p>
          </table:table-cell>
          <table:table-cell office:value-type="float" office:value="150819" table:style-name="ce82">
            <text:p>150.819</text:p>
          </table:table-cell>
          <table:table-cell office:value-type="percentage" office:value="0.85554982694374659" table:style-name="ce83">
            <text:p>85,6%</text:p>
          </table:table-cell>
          <table:table-cell office:value-type="float" office:value="132856" table:style-name="ce82">
            <text:p>132.856</text:p>
          </table:table-cell>
          <table:table-cell office:value-type="percentage" office:value="0.907775353927747" table:style-name="ce83">
            <text:p>90,8%</text:p>
          </table:table-cell>
          <table:table-cell office:value-type="float" office:value="1233390" table:style-name="ce82">
            <text:p>1.233.390</text:p>
          </table:table-cell>
          <table:table-cell office:value-type="float" office:value="1329419.0966020001" table:style-name="ce82">
            <text:p>1.329.419</text:p>
          </table:table-cell>
          <table:table-cell office:value-type="percentage" office:value="0.92776612217512844" table:style-name="ce83">
            <text:p>92,8%</text:p>
          </table:table-cell>
          <table:table-cell office:value-type="percentage" office:value="0.81009979094782458" table:style-name="ce83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598" table:style-name="ce82">
            <text:p>42.598</text:p>
          </table:table-cell>
          <table:table-cell office:value-type="percentage" office:value="1" table:style-name="ce83">
            <text:p>100,0%</text:p>
          </table:table-cell>
          <table:table-cell office:value-type="float" office:value="56022" table:style-name="ce82">
            <text:p>56.022</text:p>
          </table:table-cell>
          <table:table-cell office:value-type="percentage" office:value="0.96739327776818029" table:style-name="ce83">
            <text:p>96,7%</text:p>
          </table:table-cell>
          <table:table-cell office:value-type="float" office:value="72670" table:style-name="ce82">
            <text:p>72.670</text:p>
          </table:table-cell>
          <table:table-cell office:value-type="percentage" office:value="0.93768632628601234" table:style-name="ce83">
            <text:p>93,8%</text:p>
          </table:table-cell>
          <table:table-cell office:value-type="float" office:value="92604" table:style-name="ce82">
            <text:p>92.604</text:p>
          </table:table-cell>
          <table:table-cell office:value-type="percentage" office:value="0.93540979897417487" table:style-name="ce83">
            <text:p>93,5%</text:p>
          </table:table-cell>
          <table:table-cell office:value-type="float" office:value="96714" table:style-name="ce82">
            <text:p>96.714</text:p>
          </table:table-cell>
          <table:table-cell office:value-type="percentage" office:value="0.92549593400559049" table:style-name="ce83">
            <text:p>92,5%</text:p>
          </table:table-cell>
          <table:table-cell office:value-type="float" office:value="66190" table:style-name="ce82">
            <text:p>66.190</text:p>
          </table:table-cell>
          <table:table-cell office:value-type="percentage" office:value="0.89023274691934784" table:style-name="ce83">
            <text:p>89,0%</text:p>
          </table:table-cell>
          <table:table-cell office:value-type="float" office:value="60192" table:style-name="ce82">
            <text:p>60.192</text:p>
          </table:table-cell>
          <table:table-cell office:value-type="percentage" office:value="0.86213678021900375" table:style-name="ce83">
            <text:p>86,2%</text:p>
          </table:table-cell>
          <table:table-cell office:value-type="float" office:value="53428" table:style-name="ce82">
            <text:p>53.428</text:p>
          </table:table-cell>
          <table:table-cell office:value-type="percentage" office:value="0.91612083654787491" table:style-name="ce83">
            <text:p>91,6%</text:p>
          </table:table-cell>
          <table:table-cell office:value-type="float" office:value="540418" table:style-name="ce82">
            <text:p>540.418</text:p>
          </table:table-cell>
          <table:table-cell office:value-type="float" office:value="583256.26343300007" table:style-name="ce82">
            <text:p>583.256</text:p>
          </table:table-cell>
          <table:table-cell office:value-type="percentage" office:value="0.9265532732030044" table:style-name="ce83">
            <text:p>92,7%</text:p>
          </table:table-cell>
          <table:table-cell office:value-type="percentage" office:value="0.81986515735503662" table:style-name="ce83">
            <text:p>82,0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5559" table:style-name="ce82">
            <text:p>165.559</text:p>
          </table:table-cell>
          <table:table-cell office:value-type="percentage" office:value="1" table:style-name="ce83">
            <text:p>100,0%</text:p>
          </table:table-cell>
          <table:table-cell office:value-type="float" office:value="215430" table:style-name="ce82">
            <text:p>215.430</text:p>
          </table:table-cell>
          <table:table-cell office:value-type="percentage" office:value="0.97785051147766688" table:style-name="ce83">
            <text:p>97,8%</text:p>
          </table:table-cell>
          <table:table-cell office:value-type="float" office:value="281994" table:style-name="ce82">
            <text:p>281.994</text:p>
          </table:table-cell>
          <table:table-cell office:value-type="percentage" office:value="0.97550820179158793" table:style-name="ce83">
            <text:p>97,6%</text:p>
          </table:table-cell>
          <table:table-cell office:value-type="float" office:value="328552" table:style-name="ce82">
            <text:p>328.552</text:p>
          </table:table-cell>
          <table:table-cell office:value-type="percentage" office:value="0.96853164218304011" table:style-name="ce83">
            <text:p>96,9%</text:p>
          </table:table-cell>
          <table:table-cell office:value-type="float" office:value="327788" table:style-name="ce82">
            <text:p>327.788</text:p>
          </table:table-cell>
          <table:table-cell office:value-type="percentage" office:value="0.96228798551881378" table:style-name="ce83">
            <text:p>96,2%</text:p>
          </table:table-cell>
          <table:table-cell office:value-type="float" office:value="213432" table:style-name="ce82">
            <text:p>213.432</text:p>
          </table:table-cell>
          <table:table-cell office:value-type="percentage" office:value="0.93643904337511219" table:style-name="ce83">
            <text:p>93,6%</text:p>
          </table:table-cell>
          <table:table-cell office:value-type="float" office:value="177053" table:style-name="ce82">
            <text:p>177.053</text:p>
          </table:table-cell>
          <table:table-cell office:value-type="percentage" office:value="0.87966482967444859" table:style-name="ce83">
            <text:p>88,0%</text:p>
          </table:table-cell>
          <table:table-cell office:value-type="float" office:value="161380" table:style-name="ce82">
            <text:p>161.380</text:p>
          </table:table-cell>
          <table:table-cell office:value-type="percentage" office:value="0.92006268521144219" table:style-name="ce83">
            <text:p>92,0%</text:p>
          </table:table-cell>
          <table:table-cell office:value-type="float" office:value="1871188" table:style-name="ce82">
            <text:p>1.871.188</text:p>
          </table:table-cell>
          <table:table-cell office:value-type="float" office:value="1953592.4880969999" table:style-name="ce82">
            <text:p>1.953.592</text:p>
          </table:table-cell>
          <table:table-cell office:value-type="percentage" office:value="0.95781899828184214" table:style-name="ce83">
            <text:p>95,8%</text:p>
          </table:table-cell>
          <table:table-cell office:value-type="percentage" office:value="0.85955846612476872" table:style-name="ce83">
            <text:p>86,0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413" table:style-name="ce82">
            <text:p>2.413</text:p>
          </table:table-cell>
          <table:table-cell office:value-type="percentage" office:value="0.85448220373366912" table:style-name="ce83">
            <text:p>85,4%</text:p>
          </table:table-cell>
          <table:table-cell office:value-type="float" office:value="3940" table:style-name="ce82">
            <text:p>3.940</text:p>
          </table:table-cell>
          <table:table-cell office:value-type="percentage" office:value="0.89661616467774974" table:style-name="ce83">
            <text:p>89,7%</text:p>
          </table:table-cell>
          <table:table-cell office:value-type="float" office:value="7733" table:style-name="ce82">
            <text:p>7.733</text:p>
          </table:table-cell>
          <table:table-cell office:value-type="percentage" office:value="0.90287443777418852" table:style-name="ce83">
            <text:p>90,3%</text:p>
          </table:table-cell>
          <table:table-cell office:value-type="float" office:value="10710" table:style-name="ce82">
            <text:p>10.710</text:p>
          </table:table-cell>
          <table:table-cell office:value-type="percentage" office:value="0.93184451824097136" table:style-name="ce83">
            <text:p>93,2%</text:p>
          </table:table-cell>
          <table:table-cell office:value-type="float" office:value="11358" table:style-name="ce82">
            <text:p>11.358</text:p>
          </table:table-cell>
          <table:table-cell office:value-type="percentage" office:value="0.93314530680512864" table:style-name="ce83">
            <text:p>93,3%</text:p>
          </table:table-cell>
          <table:table-cell office:value-type="float" office:value="9677" table:style-name="ce82">
            <text:p>9.677</text:p>
          </table:table-cell>
          <table:table-cell office:value-type="percentage" office:value="0.87289270764163107" table:style-name="ce83">
            <text:p>87,3%</text:p>
          </table:table-cell>
          <table:table-cell office:value-type="float" office:value="9943" table:style-name="ce82">
            <text:p>9.943</text:p>
          </table:table-cell>
          <table:table-cell office:value-type="percentage" office:value="0.91395799735631511" table:style-name="ce83">
            <text:p>91,4%</text:p>
          </table:table-cell>
          <table:table-cell office:value-type="float" office:value="9966" table:style-name="ce82">
            <text:p>9.966</text:p>
          </table:table-cell>
          <table:table-cell office:value-type="percentage" office:value="1.0629549267567557" table:style-name="ce83">
            <text:p>106,3%</text:p>
          </table:table-cell>
          <table:table-cell office:value-type="float" office:value="65740" table:style-name="ce82">
            <text:p>65.740</text:p>
          </table:table-cell>
          <table:table-cell office:value-type="float" office:value="70789.104772000006" table:style-name="ce82">
            <text:p>70.789</text:p>
          </table:table-cell>
          <table:table-cell office:value-type="percentage" office:value="0.92867398467232587" table:style-name="ce83">
            <text:p>92,9%</text:p>
          </table:table-cell>
          <table:table-cell office:value-type="percentage" office:value="0.79672751271740316" table:style-name="ce83">
            <text:p>79,7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103" table:style-name="ce82">
            <text:p>2.103</text:p>
          </table:table-cell>
          <table:table-cell office:value-type="percentage" office:value="0.86173174887436488" table:style-name="ce83">
            <text:p>86,2%</text:p>
          </table:table-cell>
          <table:table-cell office:value-type="float" office:value="3433" table:style-name="ce82">
            <text:p>3.433</text:p>
          </table:table-cell>
          <table:table-cell office:value-type="percentage" office:value="0.88192501940329449" table:style-name="ce83">
            <text:p>88,2%</text:p>
          </table:table-cell>
          <table:table-cell office:value-type="float" office:value="7520" table:style-name="ce82">
            <text:p>7.520</text:p>
          </table:table-cell>
          <table:table-cell office:value-type="percentage" office:value="0.91545390949307492" table:style-name="ce83">
            <text:p>91,5%</text:p>
          </table:table-cell>
          <table:table-cell office:value-type="float" office:value="10179" table:style-name="ce82">
            <text:p>10.179</text:p>
          </table:table-cell>
          <table:table-cell office:value-type="percentage" office:value="0.95544726850100992" table:style-name="ce83">
            <text:p>95,5%</text:p>
          </table:table-cell>
          <table:table-cell office:value-type="float" office:value="10723" table:style-name="ce82">
            <text:p>10.723</text:p>
          </table:table-cell>
          <table:table-cell office:value-type="percentage" office:value="0.99168995942426585" table:style-name="ce83">
            <text:p>99,2%</text:p>
          </table:table-cell>
          <table:table-cell office:value-type="float" office:value="9432" table:style-name="ce82">
            <text:p>9.432</text:p>
          </table:table-cell>
          <table:table-cell office:value-type="percentage" office:value="0.87854561790873931" table:style-name="ce83">
            <text:p>87,9%</text:p>
          </table:table-cell>
          <table:table-cell office:value-type="float" office:value="10455" table:style-name="ce82">
            <text:p>10.455</text:p>
          </table:table-cell>
          <table:table-cell office:value-type="percentage" office:value="0.87942642608332422" table:style-name="ce83">
            <text:p>87,9%</text:p>
          </table:table-cell>
          <table:table-cell office:value-type="float" office:value="9274" table:style-name="ce82">
            <text:p>9.274</text:p>
          </table:table-cell>
          <table:table-cell office:value-type="percentage" office:value="0.97258001656581683" table:style-name="ce83">
            <text:p>97,3%</text:p>
          </table:table-cell>
          <table:table-cell office:value-type="float" office:value="63119" table:style-name="ce82">
            <text:p>63.119</text:p>
          </table:table-cell>
          <table:table-cell office:value-type="float" office:value="68173.882384000011" table:style-name="ce82">
            <text:p>68.174</text:p>
          </table:table-cell>
          <table:table-cell office:value-type="percentage" office:value="0.92585309495023915" table:style-name="ce83">
            <text:p>92,6%</text:p>
          </table:table-cell>
          <table:table-cell office:value-type="percentage" office:value="0.75831655487523153" table:style-name="ce83">
            <text:p>75,8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30" table:style-name="ce82">
            <text:p>30</text:p>
          </table:table-cell>
          <table:table-cell office:value-type="string" table:style-name="ce83">
            <text:p>-</text:p>
          </table:table-cell>
          <table:table-cell office:value-type="float" office:value="20" table:style-name="ce82">
            <text:p>20</text:p>
          </table:table-cell>
          <table:table-cell office:value-type="string" table:style-name="ce83">
            <text:p>-</text:p>
          </table:table-cell>
          <table:table-cell office:value-type="float" office:value="3698" table:style-name="ce82">
            <text:p>3.698</text:p>
          </table:table-cell>
          <table:table-cell office:value-type="string" table:style-name="ce83">
            <text:p>-</text:p>
          </table:table-cell>
          <table:table-cell office:value-type="float" office:value="9683" table:style-name="ce82">
            <text:p>9.683</text:p>
          </table:table-cell>
          <table:table-cell office:value-type="string" table:style-name="ce83">
            <text:p>-</text:p>
          </table:table-cell>
          <table:table-cell office:value-type="float" office:value="22792" table:style-name="ce82">
            <text:p>22.792</text:p>
          </table:table-cell>
          <table:table-cell office:value-type="string" table:style-name="ce83">
            <text:p>-</text:p>
          </table:table-cell>
          <table:table-cell office:value-type="float" office:value="32804" table:style-name="ce82">
            <text:p>32.804</text:p>
          </table:table-cell>
          <table:table-cell office:value-type="string" table:style-name="ce83">
            <text:p>-</text:p>
          </table:table-cell>
          <table:table-cell office:value-type="float" office:value="25171" table:style-name="ce82">
            <text:p>25.171</text:p>
          </table:table-cell>
          <table:table-cell office:value-type="string" table:style-name="ce83">
            <text:p>-</text:p>
          </table:table-cell>
          <table:table-cell office:value-type="float" office:value="1241" table:style-name="ce82">
            <text:p>1.241</text:p>
          </table:table-cell>
          <table:table-cell office:value-type="string" table:style-name="ce83">
            <text:p>-</text:p>
          </table:table-cell>
          <table:table-cell office:value-type="float" office:value="95439" table:style-name="ce82">
            <text:p>95.439</text:p>
          </table:table-cell>
          <table:table-cell office:value-type="string" table:style-name="ce82">
            <text:p>-</text:p>
          </table:table-cell>
          <table:table-cell office:value-type="string" table:style-name="ce83">
            <text:p>-</text:p>
          </table:table-cell>
          <table:table-cell office:value-type="string" table:style-name="ce83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float" office:value="33" table:style-name="ce85">
            <text:p>33</text:p>
          </table:table-cell>
          <table:table-cell office:value-type="string" table:style-name="ce86">
            <text:p>-</text:p>
          </table:table-cell>
          <table:table-cell office:value-type="float" office:value="52" table:style-name="ce85">
            <text:p>52</text:p>
          </table:table-cell>
          <table:table-cell office:value-type="string" table:style-name="ce86">
            <text:p>-</text:p>
          </table:table-cell>
          <table:table-cell office:value-type="float" office:value="321" table:style-name="ce85">
            <text:p>321</text:p>
          </table:table-cell>
          <table:table-cell office:value-type="string" table:style-name="ce86">
            <text:p>-</text:p>
          </table:table-cell>
          <table:table-cell office:value-type="float" office:value="925" table:style-name="ce85">
            <text:p>925</text:p>
          </table:table-cell>
          <table:table-cell office:value-type="string" table:style-name="ce86">
            <text:p>-</text:p>
          </table:table-cell>
          <table:table-cell office:value-type="float" office:value="1972" table:style-name="ce85">
            <text:p>1.972</text:p>
          </table:table-cell>
          <table:table-cell office:value-type="string" table:style-name="ce86">
            <text:p>-</text:p>
          </table:table-cell>
          <table:table-cell office:value-type="float" office:value="2431" table:style-name="ce85">
            <text:p>2.431</text:p>
          </table:table-cell>
          <table:table-cell office:value-type="string" table:style-name="ce86">
            <text:p>-</text:p>
          </table:table-cell>
          <table:table-cell office:value-type="float" office:value="2130" table:style-name="ce85">
            <text:p>2.130</text:p>
          </table:table-cell>
          <table:table-cell office:value-type="string" table:style-name="ce86">
            <text:p>-</text:p>
          </table:table-cell>
          <table:table-cell office:value-type="float" office:value="272" table:style-name="ce85">
            <text:p>272</text:p>
          </table:table-cell>
          <table:table-cell office:value-type="string" table:style-name="ce86">
            <text:p>-</text:p>
          </table:table-cell>
          <table:table-cell office:value-type="float" office:value="8136" table:style-name="ce85">
            <text:p>8.136</text:p>
          </table:table-cell>
          <table:table-cell office:value-type="string" table:style-name="ce85">
            <text:p>-</text:p>
          </table:table-cell>
          <table:table-cell office:value-type="string" table:style-name="ce86">
            <text:p>-</text:p>
          </table:table-cell>
          <table:table-cell office:value-type="string" table:style-name="ce86">
            <text:p>-</text:p>
          </table:table-cell>
          <table:table-cell table:number-columns-repeated="24" table:style-name="ce61"/>
          <table:table-cell table:number-columns-repeated="16339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53131" table:style-name="ce89">
            <text:p>2.953.131</text:p>
          </table:table-cell>
          <table:table-cell office:value-type="percentage" office:value="1" table:style-name="ce90">
            <text:p>100,0%</text:p>
          </table:table-cell>
          <table:table-cell office:value-type="float" office:value="3970893" table:style-name="ce89">
            <text:p>3.970.893</text:p>
          </table:table-cell>
          <table:table-cell office:value-type="percentage" office:value="0.97130309785438251" table:style-name="ce90">
            <text:p>97,1%</text:p>
          </table:table-cell>
          <table:table-cell office:value-type="float" office:value="5341461" table:style-name="ce89">
            <text:p>5.341.461</text:p>
          </table:table-cell>
          <table:table-cell office:value-type="percentage" office:value="0.94553081735294242" table:style-name="ce90">
            <text:p>94,6%</text:p>
          </table:table-cell>
          <table:table-cell office:value-type="float" office:value="6776416" table:style-name="ce89">
            <text:p>6.776.416</text:p>
          </table:table-cell>
          <table:table-cell office:value-type="percentage" office:value="0.9373996861696916" table:style-name="ce90">
            <text:p>93,7%</text:p>
          </table:table-cell>
          <table:table-cell office:value-type="float" office:value="7144481" table:style-name="ce89">
            <text:p>7.144.481</text:p>
          </table:table-cell>
          <table:table-cell office:value-type="percentage" office:value="0.92338596932921901" table:style-name="ce90">
            <text:p>92,3%</text:p>
          </table:table-cell>
          <table:table-cell office:value-type="float" office:value="5143449" table:style-name="ce89">
            <text:p>5.143.449</text:p>
          </table:table-cell>
          <table:table-cell office:value-type="percentage" office:value="0.88893180621532142" table:style-name="ce90">
            <text:p>88,9%</text:p>
          </table:table-cell>
          <table:table-cell office:value-type="float" office:value="4271338" table:style-name="ce89">
            <text:p>4.271.338</text:p>
          </table:table-cell>
          <table:table-cell office:value-type="percentage" office:value="0.86411428111249167" table:style-name="ce90">
            <text:p>86,4%</text:p>
          </table:table-cell>
          <table:table-cell office:value-type="float" office:value="3688410" table:style-name="ce89">
            <text:p>3.688.410</text:p>
          </table:table-cell>
          <table:table-cell office:value-type="percentage" office:value="0.91419939808385353" table:style-name="ce90">
            <text:p>91,4%</text:p>
          </table:table-cell>
          <table:table-cell office:value-type="float" office:value="39289579" table:style-name="ce89">
            <text:p>39.289.579</text:p>
          </table:table-cell>
          <table:table-cell office:value-type="float" office:value="42350585.205100007" table:style-name="ce89">
            <text:p>42.350.585</text:p>
          </table:table-cell>
          <table:table-cell office:value-type="percentage" office:value="0.92772222177625563" table:style-name="ce90">
            <text:p>92,8%</text:p>
          </table:table-cell>
          <table:table-cell office:value-type="percentage" office:value="0.82831926458651106" table:style-name="ce90">
            <text:p>82,8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3" table:default-cell-style-name="ce61"/>
        <table:table-column table:style-name="co3" table:number-columns-repeated="20" table:default-cell-style-name="ce61"/>
        <table:table-column table:style-name="co4" table:number-columns-repeated="16343" table:default-cell-style-name="ce61"/>
        <table:table-row table:style-name="ro10">
          <table:table-cell table:style-name="ce72"/>
          <table:table-cell office:value-type="string" table:style-name="ce73">
            <text:p>Personas pauta completa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pauta completa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pauta completa sobre Población a Vacunar INE</text:p>
          </table:table-cell>
          <table:table-cell office:value-type="string" table:style-name="ce76">
            <text:p>% pauta completa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0910" table:style-name="ce92">
            <text:p>430.910</text:p>
          </table:table-cell>
          <table:table-cell office:value-type="percentage" office:value="1" table:style-name="ce93">
            <text:p>100,0%</text:p>
          </table:table-cell>
          <table:table-cell office:value-type="float" office:value="653116" table:style-name="ce92">
            <text:p>653.116</text:p>
          </table:table-cell>
          <table:table-cell office:value-type="percentage" office:value="0.97146928469132487" table:style-name="ce93">
            <text:p>97,1%</text:p>
          </table:table-cell>
          <table:table-cell office:value-type="float" office:value="934181" table:style-name="ce92">
            <text:p>934.181</text:p>
          </table:table-cell>
          <table:table-cell office:value-type="percentage" office:value="0.94467645423673152" table:style-name="ce93">
            <text:p>94,5%</text:p>
          </table:table-cell>
          <table:table-cell office:value-type="float" office:value="1223000" table:style-name="ce92">
            <text:p>1.223.000</text:p>
          </table:table-cell>
          <table:table-cell office:value-type="percentage" office:value="0.93665349894248684" table:style-name="ce93">
            <text:p>93,7%</text:p>
          </table:table-cell>
          <table:table-cell office:value-type="float" office:value="1268167" table:style-name="ce92">
            <text:p>1.268.167</text:p>
          </table:table-cell>
          <table:table-cell office:value-type="percentage" office:value="0.92089057940141406" table:style-name="ce93">
            <text:p>92,1%</text:p>
          </table:table-cell>
          <table:table-cell office:value-type="float" office:value="954117" table:style-name="ce92">
            <text:p>954.117</text:p>
          </table:table-cell>
          <table:table-cell office:value-type="percentage" office:value="0.88422837641094076" table:style-name="ce93">
            <text:p>88,4%</text:p>
          </table:table-cell>
          <table:table-cell office:value-type="float" office:value="794930" table:style-name="ce92">
            <text:p>794.930</text:p>
          </table:table-cell>
          <table:table-cell office:value-type="percentage" office:value="0.85937136668231218" table:style-name="ce93">
            <text:p>85,9%</text:p>
          </table:table-cell>
          <table:table-cell office:value-type="float" office:value="761025" table:style-name="ce92">
            <text:p>761.025</text:p>
          </table:table-cell>
          <table:table-cell office:value-type="percentage" office:value="0.97422509736569984" table:style-name="ce93">
            <text:p>97,4%</text:p>
          </table:table-cell>
          <table:table-cell office:value-type="float" office:value="7019446" table:style-name="ce92">
            <text:p>7.019.446</text:p>
          </table:table-cell>
          <table:table-cell office:value-type="float" office:value="7549680.891117" table:style-name="ce92">
            <text:p>7.549.681</text:p>
          </table:table-cell>
          <table:table-cell office:value-type="percentage" office:value="0.92976724463402449" table:style-name="ce93">
            <text:p>93,0%</text:p>
          </table:table-cell>
          <table:table-cell office:value-type="percentage" office:value="0.82396504700373474" table:style-name="ce93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0546" table:style-name="ce94">
            <text:p>100.546</text:p>
          </table:table-cell>
          <table:table-cell office:value-type="percentage" office:value="1" table:style-name="ce95">
            <text:p>100,0%</text:p>
          </table:table-cell>
          <table:table-cell office:value-type="float" office:value="119285" table:style-name="ce94">
            <text:p>119.285</text:p>
          </table:table-cell>
          <table:table-cell office:value-type="percentage" office:value="0.98519530273928857" table:style-name="ce95">
            <text:p>98,5%</text:p>
          </table:table-cell>
          <table:table-cell office:value-type="float" office:value="155588" table:style-name="ce94">
            <text:p>155.588</text:p>
          </table:table-cell>
          <table:table-cell office:value-type="percentage" office:value="0.94931910053467827" table:style-name="ce95">
            <text:p>94,9%</text:p>
          </table:table-cell>
          <table:table-cell office:value-type="float" office:value="188559" table:style-name="ce94">
            <text:p>188.559</text:p>
          </table:table-cell>
          <table:table-cell office:value-type="percentage" office:value="0.94184619799940228" table:style-name="ce95">
            <text:p>94,2%</text:p>
          </table:table-cell>
          <table:table-cell office:value-type="float" office:value="191304" table:style-name="ce94">
            <text:p>191.304</text:p>
          </table:table-cell>
          <table:table-cell office:value-type="percentage" office:value="0.92560741478208286" table:style-name="ce95">
            <text:p>92,6%</text:p>
          </table:table-cell>
          <table:table-cell office:value-type="float" office:value="130317" table:style-name="ce94">
            <text:p>130.317</text:p>
          </table:table-cell>
          <table:table-cell office:value-type="percentage" office:value="0.87181518269398395" table:style-name="ce95">
            <text:p>87,2%</text:p>
          </table:table-cell>
          <table:table-cell office:value-type="float" office:value="108685" table:style-name="ce94">
            <text:p>108.685</text:p>
          </table:table-cell>
          <table:table-cell office:value-type="percentage" office:value="0.83372877058493655" table:style-name="ce95">
            <text:p>83,4%</text:p>
          </table:table-cell>
          <table:table-cell office:value-type="float" office:value="98475" table:style-name="ce94">
            <text:p>98.475</text:p>
          </table:table-cell>
          <table:table-cell office:value-type="percentage" office:value="0.91751114894546759" table:style-name="ce95">
            <text:p>91,8%</text:p>
          </table:table-cell>
          <table:table-cell office:value-type="float" office:value="1092759" table:style-name="ce94">
            <text:p>1.092.759</text:p>
          </table:table-cell>
          <table:table-cell office:value-type="float" office:value="1176072.6972429999" table:style-name="ce94">
            <text:p>1.176.073</text:p>
          </table:table-cell>
          <table:table-cell office:value-type="percentage" office:value="0.92915939853181906" table:style-name="ce95">
            <text:p>92,9%</text:p>
          </table:table-cell>
          <table:table-cell office:value-type="percentage" office:value="0.83152699131522345" table:style-name="ce95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8643" table:style-name="ce94">
            <text:p>88.643</text:p>
          </table:table-cell>
          <table:table-cell office:value-type="percentage" office:value="1" table:style-name="ce95">
            <text:p>100,0%</text:p>
          </table:table-cell>
          <table:table-cell office:value-type="float" office:value="114562" table:style-name="ce94">
            <text:p>114.562</text:p>
          </table:table-cell>
          <table:table-cell office:value-type="percentage" office:value="0.99633148016445083" table:style-name="ce95">
            <text:p>99,6%</text:p>
          </table:table-cell>
          <table:table-cell office:value-type="float" office:value="149194" table:style-name="ce94">
            <text:p>149.194</text:p>
          </table:table-cell>
          <table:table-cell office:value-type="percentage" office:value="0.96928270264806704" table:style-name="ce95">
            <text:p>96,9%</text:p>
          </table:table-cell>
          <table:table-cell office:value-type="float" office:value="154904" table:style-name="ce94">
            <text:p>154.904</text:p>
          </table:table-cell>
          <table:table-cell office:value-type="percentage" office:value="0.95479998187347759" table:style-name="ce95">
            <text:p>95,5%</text:p>
          </table:table-cell>
          <table:table-cell office:value-type="float" office:value="152667" table:style-name="ce94">
            <text:p>152.667</text:p>
          </table:table-cell>
          <table:table-cell office:value-type="percentage" office:value="0.93507995926946441" table:style-name="ce95">
            <text:p>93,5%</text:p>
          </table:table-cell>
          <table:table-cell office:value-type="float" office:value="92251" table:style-name="ce94">
            <text:p>92.251</text:p>
          </table:table-cell>
          <table:table-cell office:value-type="percentage" office:value="0.8935030196560334" table:style-name="ce95">
            <text:p>89,4%</text:p>
          </table:table-cell>
          <table:table-cell office:value-type="float" office:value="67809" table:style-name="ce94">
            <text:p>67.809</text:p>
          </table:table-cell>
          <table:table-cell office:value-type="percentage" office:value="0.86274453191462519" table:style-name="ce95">
            <text:p>86,3%</text:p>
          </table:table-cell>
          <table:table-cell office:value-type="float" office:value="67374" table:style-name="ce94">
            <text:p>67.374</text:p>
          </table:table-cell>
          <table:table-cell office:value-type="percentage" office:value="1.0160874002435112" table:style-name="ce95">
            <text:p>101,6%</text:p>
          </table:table-cell>
          <table:table-cell office:value-type="float" office:value="887404" table:style-name="ce94">
            <text:p>887.404</text:p>
          </table:table-cell>
          <table:table-cell office:value-type="float" office:value="926948.79131500004" table:style-name="ce94">
            <text:p>926.949</text:p>
          </table:table-cell>
          <table:table-cell office:value-type="percentage" office:value="0.95733875302981897" table:style-name="ce95">
            <text:p>95,7%</text:p>
          </table:table-cell>
          <table:table-cell office:value-type="percentage" office:value="0.88190612854881745" table:style-name="ce95">
            <text:p>88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454" table:style-name="ce94">
            <text:p>51.454</text:p>
          </table:table-cell>
          <table:table-cell office:value-type="percentage" office:value="0.95187635392822534" table:style-name="ce95">
            <text:p>95,2%</text:p>
          </table:table-cell>
          <table:table-cell office:value-type="float" office:value="79894" table:style-name="ce94">
            <text:p>79.894</text:p>
          </table:table-cell>
          <table:table-cell office:value-type="percentage" office:value="0.88874359475254239" table:style-name="ce95">
            <text:p>88,9%</text:p>
          </table:table-cell>
          <table:table-cell office:value-type="float" office:value="112227" table:style-name="ce94">
            <text:p>112.227</text:p>
          </table:table-cell>
          <table:table-cell office:value-type="percentage" office:value="0.85833157286030226" table:style-name="ce95">
            <text:p>85,8%</text:p>
          </table:table-cell>
          <table:table-cell office:value-type="float" office:value="153231" table:style-name="ce94">
            <text:p>153.231</text:p>
          </table:table-cell>
          <table:table-cell office:value-type="percentage" office:value="0.84016064217629138" table:style-name="ce95">
            <text:p>84,0%</text:p>
          </table:table-cell>
          <table:table-cell office:value-type="float" office:value="173035" table:style-name="ce94">
            <text:p>173.035</text:p>
          </table:table-cell>
          <table:table-cell office:value-type="percentage" office:value="0.80106825950976979" table:style-name="ce95">
            <text:p>80,1%</text:p>
          </table:table-cell>
          <table:table-cell office:value-type="float" office:value="133825" table:style-name="ce94">
            <text:p>133.825</text:p>
          </table:table-cell>
          <table:table-cell office:value-type="percentage" office:value="0.74560816257860907" table:style-name="ce95">
            <text:p>74,6%</text:p>
          </table:table-cell>
          <table:table-cell office:value-type="float" office:value="103139" table:style-name="ce94">
            <text:p>103.139</text:p>
          </table:table-cell>
          <table:table-cell office:value-type="percentage" office:value="0.7584151332097484" table:style-name="ce95">
            <text:p>75,8%</text:p>
          </table:table-cell>
          <table:table-cell office:value-type="float" office:value="86063" table:style-name="ce94">
            <text:p>86.063</text:p>
          </table:table-cell>
          <table:table-cell office:value-type="percentage" office:value="0.85343854035373345" table:style-name="ce95">
            <text:p>85,3%</text:p>
          </table:table-cell>
          <table:table-cell office:value-type="float" office:value="892868" table:style-name="ce94">
            <text:p>892.868</text:p>
          </table:table-cell>
          <table:table-cell office:value-type="float" office:value="1089409.0493709999" table:style-name="ce94">
            <text:p>1.089.409</text:p>
          </table:table-cell>
          <table:table-cell office:value-type="percentage" office:value="0.81958929982775686" table:style-name="ce95">
            <text:p>82,0%</text:p>
          </table:table-cell>
          <table:table-cell office:value-type="percentage" office:value="0.72947928272162044" table:style-name="ce95">
            <text:p>72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3583" table:style-name="ce94">
            <text:p>93.583</text:p>
          </table:table-cell>
          <table:table-cell office:value-type="percentage" office:value="0.90701866658516928" table:style-name="ce95">
            <text:p>90,7%</text:p>
          </table:table-cell>
          <table:table-cell office:value-type="float" office:value="152936" table:style-name="ce94">
            <text:p>152.936</text:p>
          </table:table-cell>
          <table:table-cell office:value-type="percentage" office:value="0.8827091523410473" table:style-name="ce95">
            <text:p>88,3%</text:p>
          </table:table-cell>
          <table:table-cell office:value-type="float" office:value="226731" table:style-name="ce94">
            <text:p>226.731</text:p>
          </table:table-cell>
          <table:table-cell office:value-type="percentage" office:value="0.86801056033323465" table:style-name="ce95">
            <text:p>86,8%</text:p>
          </table:table-cell>
          <table:table-cell office:value-type="float" office:value="325341" table:style-name="ce94">
            <text:p>325.341</text:p>
          </table:table-cell>
          <table:table-cell office:value-type="percentage" office:value="0.86282066313490657" table:style-name="ce95">
            <text:p>86,3%</text:p>
          </table:table-cell>
          <table:table-cell office:value-type="float" office:value="322936" table:style-name="ce94">
            <text:p>322.936</text:p>
          </table:table-cell>
          <table:table-cell office:value-type="percentage" office:value="0.82956319440300297" table:style-name="ce95">
            <text:p>83,0%</text:p>
          </table:table-cell>
          <table:table-cell office:value-type="float" office:value="234612" table:style-name="ce94">
            <text:p>234.612</text:p>
          </table:table-cell>
          <table:table-cell office:value-type="percentage" office:value="0.76604468556511884" table:style-name="ce95">
            <text:p>76,6%</text:p>
          </table:table-cell>
          <table:table-cell office:value-type="float" office:value="192941" table:style-name="ce94">
            <text:p>192.941</text:p>
          </table:table-cell>
          <table:table-cell office:value-type="percentage" office:value="0.75781402812893794" table:style-name="ce95">
            <text:p>75,8%</text:p>
          </table:table-cell>
          <table:table-cell office:value-type="float" office:value="171633" table:style-name="ce94">
            <text:p>171.633</text:p>
          </table:table-cell>
          <table:table-cell office:value-type="percentage" office:value="0.93619762788471617" table:style-name="ce95">
            <text:p>93,6%</text:p>
          </table:table-cell>
          <table:table-cell office:value-type="float" office:value="1720713" table:style-name="ce94">
            <text:p>1.720.713</text:p>
          </table:table-cell>
          <table:table-cell office:value-type="float" office:value="2048188.859992" table:style-name="ce94">
            <text:p>2.048.189</text:p>
          </table:table-cell>
          <table:table-cell office:value-type="percentage" office:value="0.84011442187353802" table:style-name="ce95">
            <text:p>84,0%</text:p>
          </table:table-cell>
          <table:table-cell office:value-type="percentage" office:value="0.76400185711388524" table:style-name="ce95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309" table:style-name="ce94">
            <text:p>42.309</text:p>
          </table:table-cell>
          <table:table-cell office:value-type="percentage" office:value="1" table:style-name="ce95">
            <text:p>100,0%</text:p>
          </table:table-cell>
          <table:table-cell office:value-type="float" office:value="56125" table:style-name="ce94">
            <text:p>56.125</text:p>
          </table:table-cell>
          <table:table-cell office:value-type="percentage" office:value="0.98704463802961084" table:style-name="ce95">
            <text:p>98,7%</text:p>
          </table:table-cell>
          <table:table-cell office:value-type="float" office:value="77197" table:style-name="ce94">
            <text:p>77.197</text:p>
          </table:table-cell>
          <table:table-cell office:value-type="percentage" office:value="0.95296569495111505" table:style-name="ce95">
            <text:p>95,3%</text:p>
          </table:table-cell>
          <table:table-cell office:value-type="float" office:value="85156" table:style-name="ce94">
            <text:p>85.156</text:p>
          </table:table-cell>
          <table:table-cell office:value-type="percentage" office:value="0.93057152456616676" table:style-name="ce95">
            <text:p>93,1%</text:p>
          </table:table-cell>
          <table:table-cell office:value-type="float" office:value="89369" table:style-name="ce94">
            <text:p>89.369</text:p>
          </table:table-cell>
          <table:table-cell office:value-type="percentage" office:value="0.91999716762263528" table:style-name="ce95">
            <text:p>92,0%</text:p>
          </table:table-cell>
          <table:table-cell office:value-type="float" office:value="56841" table:style-name="ce94">
            <text:p>56.841</text:p>
          </table:table-cell>
          <table:table-cell office:value-type="percentage" office:value="0.88176231517903692" table:style-name="ce95">
            <text:p>88,2%</text:p>
          </table:table-cell>
          <table:table-cell office:value-type="float" office:value="43428" table:style-name="ce94">
            <text:p>43.428</text:p>
          </table:table-cell>
          <table:table-cell office:value-type="percentage" office:value="0.84856480576077675" table:style-name="ce95">
            <text:p>84,9%</text:p>
          </table:table-cell>
          <table:table-cell office:value-type="float" office:value="46285" table:style-name="ce94">
            <text:p>46.285</text:p>
          </table:table-cell>
          <table:table-cell office:value-type="percentage" office:value="1.0002394101824188" table:style-name="ce95">
            <text:p>100,0%</text:p>
          </table:table-cell>
          <table:table-cell office:value-type="float" office:value="496710" table:style-name="ce94">
            <text:p>496.710</text:p>
          </table:table-cell>
          <table:table-cell office:value-type="float" office:value="529709.28377600003" table:style-name="ce94">
            <text:p>529.709</text:p>
          </table:table-cell>
          <table:table-cell office:value-type="percentage" office:value="0.93770302921488058" table:style-name="ce95">
            <text:p>93,8%</text:p>
          </table:table-cell>
          <table:table-cell office:value-type="percentage" office:value="0.84999531939110817" table:style-name="ce95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28689" table:style-name="ce94">
            <text:p>228.689</text:p>
          </table:table-cell>
          <table:table-cell office:value-type="percentage" office:value="1" table:style-name="ce95">
            <text:p>100,0%</text:p>
          </table:table-cell>
          <table:table-cell office:value-type="float" office:value="251367" table:style-name="ce94">
            <text:p>251.367</text:p>
          </table:table-cell>
          <table:table-cell office:value-type="percentage" office:value="1" table:style-name="ce95">
            <text:p>100,0%</text:p>
          </table:table-cell>
          <table:table-cell office:value-type="float" office:value="325077" table:style-name="ce94">
            <text:p>325.077</text:p>
          </table:table-cell>
          <table:table-cell office:value-type="percentage" office:value="0.96878733905037662" table:style-name="ce95">
            <text:p>96,9%</text:p>
          </table:table-cell>
          <table:table-cell office:value-type="float" office:value="356871" table:style-name="ce94">
            <text:p>356.871</text:p>
          </table:table-cell>
          <table:table-cell office:value-type="percentage" office:value="0.93808180212758119" table:style-name="ce95">
            <text:p>93,8%</text:p>
          </table:table-cell>
          <table:table-cell office:value-type="float" office:value="325064" table:style-name="ce94">
            <text:p>325.064</text:p>
          </table:table-cell>
          <table:table-cell office:value-type="percentage" office:value="0.91758748260503542" table:style-name="ce95">
            <text:p>91,8%</text:p>
          </table:table-cell>
          <table:table-cell office:value-type="float" office:value="217286" table:style-name="ce94">
            <text:p>217.286</text:p>
          </table:table-cell>
          <table:table-cell office:value-type="percentage" office:value="0.86955859743497088" table:style-name="ce95">
            <text:p>87,0%</text:p>
          </table:table-cell>
          <table:table-cell office:value-type="float" office:value="186680" table:style-name="ce94">
            <text:p>186.680</text:p>
          </table:table-cell>
          <table:table-cell office:value-type="percentage" office:value="0.88456182119286919" table:style-name="ce95">
            <text:p>88,5%</text:p>
          </table:table-cell>
          <table:table-cell office:value-type="float" office:value="198287" table:style-name="ce94">
            <text:p>198.287</text:p>
          </table:table-cell>
          <table:table-cell office:value-type="percentage" office:value="1.1718199456771425" table:style-name="ce95">
            <text:p>117,2%</text:p>
          </table:table-cell>
          <table:table-cell office:value-type="float" office:value="2089321" table:style-name="ce94">
            <text:p>2.089.321</text:p>
          </table:table-cell>
          <table:table-cell office:value-type="float" office:value="2168005.04715" table:style-name="ce94">
            <text:p>2.168.005</text:p>
          </table:table-cell>
          <table:table-cell office:value-type="percentage" office:value="0.9637067048098269" table:style-name="ce95">
            <text:p>96,4%</text:p>
          </table:table-cell>
          <table:table-cell office:value-type="percentage" office:value="0.87908964826477731" table:style-name="ce95">
            <text:p>87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7309" table:style-name="ce94">
            <text:p>137.309</text:p>
          </table:table-cell>
          <table:table-cell office:value-type="percentage" office:value="1" table:style-name="ce95">
            <text:p>100,0%</text:p>
          </table:table-cell>
          <table:table-cell office:value-type="float" office:value="158521" table:style-name="ce94">
            <text:p>158.521</text:p>
          </table:table-cell>
          <table:table-cell office:value-type="percentage" office:value="0.98767264802210697" table:style-name="ce95">
            <text:p>98,8%</text:p>
          </table:table-cell>
          <table:table-cell office:value-type="float" office:value="223417" table:style-name="ce94">
            <text:p>223.417</text:p>
          </table:table-cell>
          <table:table-cell office:value-type="percentage" office:value="0.93950334886888787" table:style-name="ce95">
            <text:p>94,0%</text:p>
          </table:table-cell>
          <table:table-cell office:value-type="float" office:value="287098" table:style-name="ce94">
            <text:p>287.098</text:p>
          </table:table-cell>
          <table:table-cell office:value-type="percentage" office:value="0.91432183624454022" table:style-name="ce95">
            <text:p>91,4%</text:p>
          </table:table-cell>
          <table:table-cell office:value-type="float" office:value="287505" table:style-name="ce94">
            <text:p>287.505</text:p>
          </table:table-cell>
          <table:table-cell office:value-type="percentage" office:value="0.87405002701531176" table:style-name="ce95">
            <text:p>87,4%</text:p>
          </table:table-cell>
          <table:table-cell office:value-type="float" office:value="207288" table:style-name="ce94">
            <text:p>207.288</text:p>
          </table:table-cell>
          <table:table-cell office:value-type="percentage" office:value="0.82648150139703769" table:style-name="ce95">
            <text:p>82,6%</text:p>
          </table:table-cell>
          <table:table-cell office:value-type="float" office:value="175061" table:style-name="ce94">
            <text:p>175.061</text:p>
          </table:table-cell>
          <table:table-cell office:value-type="percentage" office:value="0.80218707536023559" table:style-name="ce95">
            <text:p>80,2%</text:p>
          </table:table-cell>
          <table:table-cell office:value-type="float" office:value="168118" table:style-name="ce94">
            <text:p>168.118</text:p>
          </table:table-cell>
          <table:table-cell office:value-type="percentage" office:value="0.93241430281868243" table:style-name="ce95">
            <text:p>93,2%</text:p>
          </table:table-cell>
          <table:table-cell office:value-type="float" office:value="1644317" table:style-name="ce94">
            <text:p>1.644.317</text:p>
          </table:table-cell>
          <table:table-cell office:value-type="float" office:value="1822885.5576559999" table:style-name="ce94">
            <text:p>1.822.886</text:p>
          </table:table-cell>
          <table:table-cell office:value-type="percentage" office:value="0.90204071950319442" table:style-name="ce95">
            <text:p>90,2%</text:p>
          </table:table-cell>
          <table:table-cell office:value-type="percentage" office:value="0.80211349237118001" table:style-name="ce95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55881" table:style-name="ce94">
            <text:p>455.881</text:p>
          </table:table-cell>
          <table:table-cell office:value-type="percentage" office:value="1" table:style-name="ce95">
            <text:p>100,0%</text:p>
          </table:table-cell>
          <table:table-cell office:value-type="float" office:value="618670" table:style-name="ce94">
            <text:p>618.670</text:p>
          </table:table-cell>
          <table:table-cell office:value-type="percentage" office:value="0.95267684643988959" table:style-name="ce95">
            <text:p>95,3%</text:p>
          </table:table-cell>
          <table:table-cell office:value-type="float" office:value="802654" table:style-name="ce94">
            <text:p>802.654</text:p>
          </table:table-cell>
          <table:table-cell office:value-type="percentage" office:value="0.92546940270537814" table:style-name="ce95">
            <text:p>92,5%</text:p>
          </table:table-cell>
          <table:table-cell office:value-type="float" office:value="1040462" table:style-name="ce94">
            <text:p>1.040.462</text:p>
          </table:table-cell>
          <table:table-cell office:value-type="percentage" office:value="0.93200369670594008" table:style-name="ce95">
            <text:p>93,2%</text:p>
          </table:table-cell>
          <table:table-cell office:value-type="float" office:value="1157188" table:style-name="ce94">
            <text:p>1.157.188</text:p>
          </table:table-cell>
          <table:table-cell office:value-type="percentage" office:value="0.91919078192466841" table:style-name="ce95">
            <text:p>91,9%</text:p>
          </table:table-cell>
          <table:table-cell office:value-type="float" office:value="820953" table:style-name="ce94">
            <text:p>820.953</text:p>
          </table:table-cell>
          <table:table-cell office:value-type="percentage" office:value="0.86777289608448549" table:style-name="ce95">
            <text:p>86,8%</text:p>
          </table:table-cell>
          <table:table-cell office:value-type="float" office:value="686163" table:style-name="ce94">
            <text:p>686.163</text:p>
          </table:table-cell>
          <table:table-cell office:value-type="percentage" office:value="0.82019165058183086" table:style-name="ce95">
            <text:p>82,0%</text:p>
          </table:table-cell>
          <table:table-cell office:value-type="float" office:value="613884" table:style-name="ce94">
            <text:p>613.884</text:p>
          </table:table-cell>
          <table:table-cell office:value-type="percentage" office:value="0.89960330281723266" table:style-name="ce95">
            <text:p>90,0%</text:p>
          </table:table-cell>
          <table:table-cell office:value-type="float" office:value="6195855" table:style-name="ce94">
            <text:p>6.195.855</text:p>
          </table:table-cell>
          <table:table-cell office:value-type="float" office:value="6811841.3897879999" table:style-name="ce94">
            <text:p>6.811.841</text:p>
          </table:table-cell>
          <table:table-cell office:value-type="percentage" office:value="0.90957123712371546" table:style-name="ce95">
            <text:p>91,0%</text:p>
          </table:table-cell>
          <table:table-cell office:value-type="percentage" office:value="0.80683681623383319" table:style-name="ce95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5596" table:style-name="ce94">
            <text:p>295.596</text:p>
          </table:table-cell>
          <table:table-cell office:value-type="percentage" office:value="1" table:style-name="ce95">
            <text:p>100,0%</text:p>
          </table:table-cell>
          <table:table-cell office:value-type="float" office:value="435755" table:style-name="ce94">
            <text:p>435.755</text:p>
          </table:table-cell>
          <table:table-cell office:value-type="percentage" office:value="0.96849653185396789" table:style-name="ce95">
            <text:p>96,8%</text:p>
          </table:table-cell>
          <table:table-cell office:value-type="float" office:value="579774" table:style-name="ce94">
            <text:p>579.774</text:p>
          </table:table-cell>
          <table:table-cell office:value-type="percentage" office:value="0.94523336929311208" table:style-name="ce95">
            <text:p>94,5%</text:p>
          </table:table-cell>
          <table:table-cell office:value-type="float" office:value="733817" table:style-name="ce94">
            <text:p>733.817</text:p>
          </table:table-cell>
          <table:table-cell office:value-type="percentage" office:value="0.94481098692823218" table:style-name="ce95">
            <text:p>94,5%</text:p>
          </table:table-cell>
          <table:table-cell office:value-type="float" office:value="770058" table:style-name="ce94">
            <text:p>770.058</text:p>
          </table:table-cell>
          <table:table-cell office:value-type="percentage" office:value="0.92195885055523741" table:style-name="ce95">
            <text:p>92,2%</text:p>
          </table:table-cell>
          <table:table-cell office:value-type="float" office:value="530735" table:style-name="ce94">
            <text:p>530.735</text:p>
          </table:table-cell>
          <table:table-cell office:value-type="percentage" office:value="0.88198384087940973" table:style-name="ce95">
            <text:p>88,2%</text:p>
          </table:table-cell>
          <table:table-cell office:value-type="float" office:value="447431" table:style-name="ce94">
            <text:p>447.431</text:p>
          </table:table-cell>
          <table:table-cell office:value-type="percentage" office:value="0.86177734201975531" table:style-name="ce95">
            <text:p>86,2%</text:p>
          </table:table-cell>
          <table:table-cell office:value-type="float" office:value="430515" table:style-name="ce94">
            <text:p>430.515</text:p>
          </table:table-cell>
          <table:table-cell office:value-type="percentage" office:value="0.97852786889955901" table:style-name="ce95">
            <text:p>97,9%</text:p>
          </table:table-cell>
          <table:table-cell office:value-type="float" office:value="4223681" table:style-name="ce94">
            <text:p>4.223.681</text:p>
          </table:table-cell>
          <table:table-cell office:value-type="float" office:value="4528081.8524599997" table:style-name="ce94">
            <text:p>4.528.082</text:p>
          </table:table-cell>
          <table:table-cell office:value-type="percentage" office:value="0.93277487855158225" table:style-name="ce95">
            <text:p>93,3%</text:p>
          </table:table-cell>
          <table:table-cell office:value-type="percentage" office:value="0.83265435561391599" table:style-name="ce95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7698" table:style-name="ce94">
            <text:p>77.698</text:p>
          </table:table-cell>
          <table:table-cell office:value-type="percentage" office:value="1" table:style-name="ce95">
            <text:p>100,0%</text:p>
          </table:table-cell>
          <table:table-cell office:value-type="float" office:value="95791" table:style-name="ce94">
            <text:p>95.791</text:p>
          </table:table-cell>
          <table:table-cell office:value-type="percentage" office:value="1" table:style-name="ce95">
            <text:p>100,0%</text:p>
          </table:table-cell>
          <table:table-cell office:value-type="float" office:value="132913" table:style-name="ce94">
            <text:p>132.913</text:p>
          </table:table-cell>
          <table:table-cell office:value-type="percentage" office:value="0.98212227798080098" table:style-name="ce95">
            <text:p>98,2%</text:p>
          </table:table-cell>
          <table:table-cell office:value-type="float" office:value="161628" table:style-name="ce94">
            <text:p>161.628</text:p>
          </table:table-cell>
          <table:table-cell office:value-type="percentage" office:value="0.96420679122918729" table:style-name="ce95">
            <text:p>96,4%</text:p>
          </table:table-cell>
          <table:table-cell office:value-type="float" office:value="146275" table:style-name="ce94">
            <text:p>146.275</text:p>
          </table:table-cell>
          <table:table-cell office:value-type="percentage" office:value="0.93968395898318191" table:style-name="ce95">
            <text:p>94,0%</text:p>
          </table:table-cell>
          <table:table-cell office:value-type="float" office:value="113417" table:style-name="ce94">
            <text:p>113.417</text:p>
          </table:table-cell>
          <table:table-cell office:value-type="percentage" office:value="0.89352250058642024" table:style-name="ce95">
            <text:p>89,4%</text:p>
          </table:table-cell>
          <table:table-cell office:value-type="float" office:value="93659" table:style-name="ce94">
            <text:p>93.659</text:p>
          </table:table-cell>
          <table:table-cell office:value-type="percentage" office:value="0.84520091527240737" table:style-name="ce95">
            <text:p>84,5%</text:p>
          </table:table-cell>
          <table:table-cell office:value-type="float" office:value="86655" table:style-name="ce94">
            <text:p>86.655</text:p>
          </table:table-cell>
          <table:table-cell office:value-type="percentage" office:value="1.0114887770136798" table:style-name="ce95">
            <text:p>101,1%</text:p>
          </table:table-cell>
          <table:table-cell office:value-type="float" office:value="908036" table:style-name="ce94">
            <text:p>908.036</text:p>
          </table:table-cell>
          <table:table-cell office:value-type="float" office:value="948307.09296599997" table:style-name="ce94">
            <text:p>948.307</text:p>
          </table:table-cell>
          <table:table-cell office:value-type="percentage" office:value="0.95753370056524101" table:style-name="ce95">
            <text:p>95,8%</text:p>
          </table:table-cell>
          <table:table-cell office:value-type="percentage" office:value="0.86207282038777855" table:style-name="ce95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1842" table:style-name="ce94">
            <text:p>241.842</text:p>
          </table:table-cell>
          <table:table-cell office:value-type="percentage" office:value="1" table:style-name="ce95">
            <text:p>100,0%</text:p>
          </table:table-cell>
          <table:table-cell office:value-type="float" office:value="291605" table:style-name="ce94">
            <text:p>291.605</text:p>
          </table:table-cell>
          <table:table-cell office:value-type="percentage" office:value="0.98786617255240206" table:style-name="ce95">
            <text:p>98,8%</text:p>
          </table:table-cell>
          <table:table-cell office:value-type="float" office:value="348246" table:style-name="ce94">
            <text:p>348.246</text:p>
          </table:table-cell>
          <table:table-cell office:value-type="percentage" office:value="0.96672187175758129" table:style-name="ce95">
            <text:p>96,7%</text:p>
          </table:table-cell>
          <table:table-cell office:value-type="float" office:value="393073" table:style-name="ce94">
            <text:p>393.073</text:p>
          </table:table-cell>
          <table:table-cell office:value-type="percentage" office:value="0.95118395882171203" table:style-name="ce95">
            <text:p>95,1%</text:p>
          </table:table-cell>
          <table:table-cell office:value-type="float" office:value="411496" table:style-name="ce94">
            <text:p>411.496</text:p>
          </table:table-cell>
          <table:table-cell office:value-type="percentage" office:value="0.93569905285587074" table:style-name="ce95">
            <text:p>93,6%</text:p>
          </table:table-cell>
          <table:table-cell office:value-type="float" office:value="267566" table:style-name="ce94">
            <text:p>267.566</text:p>
          </table:table-cell>
          <table:table-cell office:value-type="percentage" office:value="0.90267959888717697" table:style-name="ce95">
            <text:p>90,3%</text:p>
          </table:table-cell>
          <table:table-cell office:value-type="float" office:value="202712" table:style-name="ce94">
            <text:p>202.712</text:p>
          </table:table-cell>
          <table:table-cell office:value-type="percentage" office:value="0.88294644721097071" table:style-name="ce95">
            <text:p>88,3%</text:p>
          </table:table-cell>
          <table:table-cell office:value-type="float" office:value="193262" table:style-name="ce94">
            <text:p>193.262</text:p>
          </table:table-cell>
          <table:table-cell office:value-type="percentage" office:value="1.0388115259911022" table:style-name="ce95">
            <text:p>103,9%</text:p>
          </table:table-cell>
          <table:table-cell office:value-type="float" office:value="2349802" table:style-name="ce94">
            <text:p>2.349.802</text:p>
          </table:table-cell>
          <table:table-cell office:value-type="float" office:value="2457737.9663920002" table:style-name="ce94">
            <text:p>2.457.738</text:p>
          </table:table-cell>
          <table:table-cell office:value-type="percentage" office:value="0.95608320827201443" table:style-name="ce95">
            <text:p>95,6%</text:p>
          </table:table-cell>
          <table:table-cell office:value-type="percentage" office:value="0.87305973741196552" table:style-name="ce95">
            <text:p>87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5135" table:style-name="ce94">
            <text:p>25.135</text:p>
          </table:table-cell>
          <table:table-cell office:value-type="percentage" office:value="1" table:style-name="ce95">
            <text:p>100,0%</text:p>
          </table:table-cell>
          <table:table-cell office:value-type="float" office:value="30725" table:style-name="ce94">
            <text:p>30.725</text:p>
          </table:table-cell>
          <table:table-cell office:value-type="percentage" office:value="1" table:style-name="ce95">
            <text:p>100,0%</text:p>
          </table:table-cell>
          <table:table-cell office:value-type="float" office:value="39737" table:style-name="ce94">
            <text:p>39.737</text:p>
          </table:table-cell>
          <table:table-cell office:value-type="percentage" office:value="1.0032729948591108" table:style-name="ce95">
            <text:p>100,3%</text:p>
          </table:table-cell>
          <table:table-cell office:value-type="float" office:value="46342" table:style-name="ce94">
            <text:p>46.342</text:p>
          </table:table-cell>
          <table:table-cell office:value-type="percentage" office:value="0.97092940240637693" table:style-name="ce95">
            <text:p>97,1%</text:p>
          </table:table-cell>
          <table:table-cell office:value-type="float" office:value="48682" table:style-name="ce94">
            <text:p>48.682</text:p>
          </table:table-cell>
          <table:table-cell office:value-type="percentage" office:value="0.95122584683173128" table:style-name="ce95">
            <text:p>95,1%</text:p>
          </table:table-cell>
          <table:table-cell office:value-type="float" office:value="32500" table:style-name="ce94">
            <text:p>32.500</text:p>
          </table:table-cell>
          <table:table-cell office:value-type="percentage" office:value="0.90705108513952615" table:style-name="ce95">
            <text:p>90,7%</text:p>
          </table:table-cell>
          <table:table-cell office:value-type="float" office:value="25565" table:style-name="ce94">
            <text:p>25.565</text:p>
          </table:table-cell>
          <table:table-cell office:value-type="percentage" office:value="0.84449957845966961" table:style-name="ce95">
            <text:p>84,4%</text:p>
          </table:table-cell>
          <table:table-cell office:value-type="float" office:value="25763" table:style-name="ce94">
            <text:p>25.763</text:p>
          </table:table-cell>
          <table:table-cell office:value-type="percentage" office:value="0.97268900907239164" table:style-name="ce95">
            <text:p>97,3%</text:p>
          </table:table-cell>
          <table:table-cell office:value-type="float" office:value="274449" table:style-name="ce94">
            <text:p>274.449</text:p>
          </table:table-cell>
          <table:table-cell office:value-type="float" office:value="281978.88969400001" table:style-name="ce94">
            <text:p>281.979</text:p>
          </table:table-cell>
          <table:table-cell office:value-type="percentage" office:value="0.973296264475077" table:style-name="ce95">
            <text:p>97,3%</text:p>
          </table:table-cell>
          <table:table-cell office:value-type="percentage" office:value="0.8687414268782897" table:style-name="ce95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2706" table:style-name="ce94">
            <text:p>372.706</text:p>
          </table:table-cell>
          <table:table-cell office:value-type="percentage" office:value="0.99403846460283773" table:style-name="ce95">
            <text:p>99,4%</text:p>
          </table:table-cell>
          <table:table-cell office:value-type="float" office:value="511792" table:style-name="ce94">
            <text:p>511.792</text:p>
          </table:table-cell>
          <table:table-cell office:value-type="percentage" office:value="0.94814641601147154" table:style-name="ce95">
            <text:p>94,8%</text:p>
          </table:table-cell>
          <table:table-cell office:value-type="float" office:value="692303" table:style-name="ce94">
            <text:p>692.303</text:p>
          </table:table-cell>
          <table:table-cell office:value-type="percentage" office:value="0.93791084880913211" table:style-name="ce95">
            <text:p>93,8%</text:p>
          </table:table-cell>
          <table:table-cell office:value-type="float" office:value="963667" table:style-name="ce94">
            <text:p>963.667</text:p>
          </table:table-cell>
          <table:table-cell office:value-type="percentage" office:value="0.95323304860059366" table:style-name="ce95">
            <text:p>95,3%</text:p>
          </table:table-cell>
          <table:table-cell office:value-type="float" office:value="1055035" table:style-name="ce94">
            <text:p>1.055.035</text:p>
          </table:table-cell>
          <table:table-cell office:value-type="percentage" office:value="0.92258819339187648" table:style-name="ce95">
            <text:p>92,3%</text:p>
          </table:table-cell>
          <table:table-cell office:value-type="float" office:value="776742" table:style-name="ce94">
            <text:p>776.742</text:p>
          </table:table-cell>
          <table:table-cell office:value-type="percentage" office:value="0.88522509898274671" table:style-name="ce95">
            <text:p>88,5%</text:p>
          </table:table-cell>
          <table:table-cell office:value-type="float" office:value="633119" table:style-name="ce94">
            <text:p>633.119</text:p>
          </table:table-cell>
          <table:table-cell office:value-type="percentage" office:value="0.85393583745414081" table:style-name="ce95">
            <text:p>85,4%</text:p>
          </table:table-cell>
          <table:table-cell office:value-type="float" office:value="540259" table:style-name="ce94">
            <text:p>540.259</text:p>
          </table:table-cell>
          <table:table-cell office:value-type="percentage" office:value="0.93103002961911752" table:style-name="ce95">
            <text:p>93,1%</text:p>
          </table:table-cell>
          <table:table-cell office:value-type="float" office:value="5545623" table:style-name="ce94">
            <text:p>5.545.623</text:p>
          </table:table-cell>
          <table:table-cell office:value-type="float" office:value="6006507.0008919984" table:style-name="ce94">
            <text:p>6.006.507</text:p>
          </table:table-cell>
          <table:table-cell office:value-type="percentage" office:value="0.92326921439972442" table:style-name="ce95">
            <text:p>92,3%</text:p>
          </table:table-cell>
          <table:table-cell office:value-type="percentage" office:value="0.81922255712681435" table:style-name="ce95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5975" table:style-name="ce94">
            <text:p>75.975</text:p>
          </table:table-cell>
          <table:table-cell office:value-type="percentage" office:value="1" table:style-name="ce95">
            <text:p>100,0%</text:p>
          </table:table-cell>
          <table:table-cell office:value-type="float" office:value="108348" table:style-name="ce94">
            <text:p>108.348</text:p>
          </table:table-cell>
          <table:table-cell office:value-type="percentage" office:value="1" table:style-name="ce95">
            <text:p>100,0%</text:p>
          </table:table-cell>
          <table:table-cell office:value-type="float" office:value="154056" table:style-name="ce94">
            <text:p>154.056</text:p>
          </table:table-cell>
          <table:table-cell office:value-type="percentage" office:value="0.96998986808975818" table:style-name="ce95">
            <text:p>97,0%</text:p>
          </table:table-cell>
          <table:table-cell office:value-type="float" office:value="212106" table:style-name="ce94">
            <text:p>212.106</text:p>
          </table:table-cell>
          <table:table-cell office:value-type="percentage" office:value="0.95354567371979415" table:style-name="ce95">
            <text:p>95,4%</text:p>
          </table:table-cell>
          <table:table-cell office:value-type="float" office:value="236149" table:style-name="ce94">
            <text:p>236.149</text:p>
          </table:table-cell>
          <table:table-cell office:value-type="percentage" office:value="0.93661908329053134" table:style-name="ce95">
            <text:p>93,7%</text:p>
          </table:table-cell>
          <table:table-cell office:value-type="float" office:value="172221" table:style-name="ce94">
            <text:p>172.221</text:p>
          </table:table-cell>
          <table:table-cell office:value-type="percentage" office:value="0.88354386420199404" table:style-name="ce95">
            <text:p>88,4%</text:p>
          </table:table-cell>
          <table:table-cell office:value-type="float" office:value="145931" table:style-name="ce94">
            <text:p>145.931</text:p>
          </table:table-cell>
          <table:table-cell office:value-type="percentage" office:value="0.82782170545970923" table:style-name="ce95">
            <text:p>82,8%</text:p>
          </table:table-cell>
          <table:table-cell office:value-type="float" office:value="134235" table:style-name="ce94">
            <text:p>134.235</text:p>
          </table:table-cell>
          <table:table-cell office:value-type="percentage" office:value="0.91719775271339743" table:style-name="ce95">
            <text:p>91,7%</text:p>
          </table:table-cell>
          <table:table-cell office:value-type="float" office:value="1239021" table:style-name="ce94">
            <text:p>1.239.021</text:p>
          </table:table-cell>
          <table:table-cell office:value-type="float" office:value="1329419.0966020001" table:style-name="ce94">
            <text:p>1.329.419</text:p>
          </table:table-cell>
          <table:table-cell office:value-type="percentage" office:value="0.93200180677932343" table:style-name="ce95">
            <text:p>93,2%</text:p>
          </table:table-cell>
          <table:table-cell office:value-type="percentage" office:value="0.81379827392792592" table:style-name="ce95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326" table:style-name="ce94">
            <text:p>42.326</text:p>
          </table:table-cell>
          <table:table-cell office:value-type="percentage" office:value="1" table:style-name="ce95">
            <text:p>100,0%</text:p>
          </table:table-cell>
          <table:table-cell office:value-type="float" office:value="55915" table:style-name="ce94">
            <text:p>55.915</text:p>
          </table:table-cell>
          <table:table-cell office:value-type="percentage" office:value="0.96554559148919716" table:style-name="ce95">
            <text:p>96,6%</text:p>
          </table:table-cell>
          <table:table-cell office:value-type="float" office:value="72498" table:style-name="ce94">
            <text:p>72.498</text:p>
          </table:table-cell>
          <table:table-cell office:value-type="percentage" office:value="0.93546695036580885" table:style-name="ce95">
            <text:p>93,5%</text:p>
          </table:table-cell>
          <table:table-cell office:value-type="float" office:value="92876" table:style-name="ce94">
            <text:p>92.876</text:p>
          </table:table-cell>
          <table:table-cell office:value-type="percentage" office:value="0.93815732030501342" table:style-name="ce95">
            <text:p>93,8%</text:p>
          </table:table-cell>
          <table:table-cell office:value-type="float" office:value="96657" table:style-name="ce94">
            <text:p>96.657</text:p>
          </table:table-cell>
          <table:table-cell office:value-type="percentage" office:value="0.92495047762659355" table:style-name="ce95">
            <text:p>92,5%</text:p>
          </table:table-cell>
          <table:table-cell office:value-type="float" office:value="65855" table:style-name="ce94">
            <text:p>65.855</text:p>
          </table:table-cell>
          <table:table-cell office:value-type="percentage" office:value="0.88572711207695509" table:style-name="ce95">
            <text:p>88,6%</text:p>
          </table:table-cell>
          <table:table-cell office:value-type="float" office:value="59508" table:style-name="ce94">
            <text:p>59.508</text:p>
          </table:table-cell>
          <table:table-cell office:value-type="percentage" office:value="0.85233977135287864" table:style-name="ce95">
            <text:p>85,2%</text:p>
          </table:table-cell>
          <table:table-cell office:value-type="float" office:value="56214" table:style-name="ce94">
            <text:p>56.214</text:p>
          </table:table-cell>
          <table:table-cell office:value-type="percentage" office:value="0.96389190510036393" table:style-name="ce95">
            <text:p>96,4%</text:p>
          </table:table-cell>
          <table:table-cell office:value-type="float" office:value="541849" table:style-name="ce94">
            <text:p>541.849</text:p>
          </table:table-cell>
          <table:table-cell office:value-type="float" office:value="583256.26343300007" table:style-name="ce94">
            <text:p>583.256</text:p>
          </table:table-cell>
          <table:table-cell office:value-type="percentage" office:value="0.92900674021178919" table:style-name="ce95">
            <text:p>92,9%</text:p>
          </table:table-cell>
          <table:table-cell office:value-type="percentage" office:value="0.82203611953648703" table:style-name="ce95">
            <text:p>82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4078" table:style-name="ce94">
            <text:p>164.078</text:p>
          </table:table-cell>
          <table:table-cell office:value-type="percentage" office:value="1.027061373586204" table:style-name="ce95">
            <text:p>102,7%</text:p>
          </table:table-cell>
          <table:table-cell office:value-type="float" office:value="214959" table:style-name="ce94">
            <text:p>214.959</text:p>
          </table:table-cell>
          <table:table-cell office:value-type="percentage" office:value="0.97571261243433038" table:style-name="ce95">
            <text:p>97,6%</text:p>
          </table:table-cell>
          <table:table-cell office:value-type="float" office:value="278711" table:style-name="ce94">
            <text:p>278.711</text:p>
          </table:table-cell>
          <table:table-cell office:value-type="percentage" office:value="0.96415124587592382" table:style-name="ce95">
            <text:p>96,4%</text:p>
          </table:table-cell>
          <table:table-cell office:value-type="float" office:value="327554" table:style-name="ce94">
            <text:p>327.554</text:p>
          </table:table-cell>
          <table:table-cell office:value-type="percentage" office:value="0.96558965863432122" table:style-name="ce95">
            <text:p>96,6%</text:p>
          </table:table-cell>
          <table:table-cell office:value-type="float" office:value="325322" table:style-name="ce94">
            <text:p>325.322</text:p>
          </table:table-cell>
          <table:table-cell office:value-type="percentage" office:value="0.95504854364696545" table:style-name="ce95">
            <text:p>95,5%</text:p>
          </table:table-cell>
          <table:table-cell office:value-type="float" office:value="210098" table:style-name="ce94">
            <text:p>210.098</text:p>
          </table:table-cell>
          <table:table-cell office:value-type="percentage" office:value="0.92181102241006185" table:style-name="ce95">
            <text:p>92,2%</text:p>
          </table:table-cell>
          <table:table-cell office:value-type="float" office:value="173927" table:style-name="ce94">
            <text:p>173.927</text:p>
          </table:table-cell>
          <table:table-cell office:value-type="percentage" office:value="0.86413370477081908" table:style-name="ce95">
            <text:p>86,4%</text:p>
          </table:table-cell>
          <table:table-cell office:value-type="float" office:value="167471" table:style-name="ce94">
            <text:p>167.471</text:p>
          </table:table-cell>
          <table:table-cell office:value-type="percentage" office:value="0.95478880874362027" table:style-name="ce95">
            <text:p>95,5%</text:p>
          </table:table-cell>
          <table:table-cell office:value-type="float" office:value="1862120" table:style-name="ce94">
            <text:p>1.862.120</text:p>
          </table:table-cell>
          <table:table-cell office:value-type="float" office:value="1953592.4880969999" table:style-name="ce94">
            <text:p>1.953.592</text:p>
          </table:table-cell>
          <table:table-cell office:value-type="percentage" office:value="0.95317729329206036" table:style-name="ce95">
            <text:p>95,3%</text:p>
          </table:table-cell>
          <table:table-cell office:value-type="percentage" office:value="0.85539294338155991" table:style-name="ce95">
            <text:p>85,5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398" table:style-name="ce94">
            <text:p>2.398</text:p>
          </table:table-cell>
          <table:table-cell office:value-type="percentage" office:value="0.84917046189529155" table:style-name="ce95">
            <text:p>84,9%</text:p>
          </table:table-cell>
          <table:table-cell office:value-type="float" office:value="3909" table:style-name="ce94">
            <text:p>3.909</text:p>
          </table:table-cell>
          <table:table-cell office:value-type="percentage" office:value="0.88956157048866091" table:style-name="ce95">
            <text:p>89,0%</text:p>
          </table:table-cell>
          <table:table-cell office:value-type="float" office:value="7662" table:style-name="ce94">
            <text:p>7.662</text:p>
          </table:table-cell>
          <table:table-cell office:value-type="percentage" office:value="0.89458475911364699" table:style-name="ce95">
            <text:p>89,5%</text:p>
          </table:table-cell>
          <table:table-cell office:value-type="float" office:value="10626" table:style-name="ce94">
            <text:p>10.626</text:p>
          </table:table-cell>
          <table:table-cell office:value-type="percentage" office:value="0.92453593378417953" table:style-name="ce95">
            <text:p>92,5%</text:p>
          </table:table-cell>
          <table:table-cell office:value-type="float" office:value="11221" table:style-name="ce94">
            <text:p>11.221</text:p>
          </table:table-cell>
          <table:table-cell office:value-type="percentage" office:value="0.92188972421732251" table:style-name="ce95">
            <text:p>92,2%</text:p>
          </table:table-cell>
          <table:table-cell office:value-type="float" office:value="9409" table:style-name="ce94">
            <text:p>9.409</text:p>
          </table:table-cell>
          <table:table-cell office:value-type="percentage" office:value="0.84871835136923712" table:style-name="ce95">
            <text:p>84,9%</text:p>
          </table:table-cell>
          <table:table-cell office:value-type="float" office:value="9269" table:style-name="ce94">
            <text:p>9.269</text:p>
          </table:table-cell>
          <table:table-cell office:value-type="percentage" office:value="0.85200409106865993" table:style-name="ce95">
            <text:p>85,2%</text:p>
          </table:table-cell>
          <table:table-cell office:value-type="float" office:value="9532" table:style-name="ce94">
            <text:p>9.532</text:p>
          </table:table-cell>
          <table:table-cell office:value-type="percentage" office:value="1.0166652981984141" table:style-name="ce95">
            <text:p>101,7%</text:p>
          </table:table-cell>
          <table:table-cell office:value-type="float" office:value="64026" table:style-name="ce94">
            <text:p>64.026</text:p>
          </table:table-cell>
          <table:table-cell office:value-type="float" office:value="70789.104772000006" table:style-name="ce94">
            <text:p>70.789</text:p>
          </table:table-cell>
          <table:table-cell office:value-type="percentage" office:value="0.90446121908473276" table:style-name="ce95">
            <text:p>90,4%</text:p>
          </table:table-cell>
          <table:table-cell office:value-type="percentage" office:value="0.77595490917621623" table:style-name="ce95">
            <text:p>77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057" table:style-name="ce94">
            <text:p>2.057</text:p>
          </table:table-cell>
          <table:table-cell office:value-type="percentage" office:value="0.84288264737735075" table:style-name="ce95">
            <text:p>84,3%</text:p>
          </table:table-cell>
          <table:table-cell office:value-type="float" office:value="3372" table:style-name="ce94">
            <text:p>3.372</text:p>
          </table:table-cell>
          <table:table-cell office:value-type="percentage" office:value="0.86625434472120855" table:style-name="ce95">
            <text:p>86,6%</text:p>
          </table:table-cell>
          <table:table-cell office:value-type="float" office:value="7412" table:style-name="ce94">
            <text:p>7.412</text:p>
          </table:table-cell>
          <table:table-cell office:value-type="percentage" office:value="0.90230643313333392" table:style-name="ce95">
            <text:p>90,2%</text:p>
          </table:table-cell>
          <table:table-cell office:value-type="float" office:value="10068" table:style-name="ce94">
            <text:p>10.068</text:p>
          </table:table-cell>
          <table:table-cell office:value-type="percentage" office:value="0.94502830329778642" table:style-name="ce95">
            <text:p>94,5%</text:p>
          </table:table-cell>
          <table:table-cell office:value-type="float" office:value="10594" table:style-name="ce94">
            <text:p>10.594</text:p>
          </table:table-cell>
          <table:table-cell office:value-type="percentage" office:value="0.97975971557779284" table:style-name="ce95">
            <text:p>98,0%</text:p>
          </table:table-cell>
          <table:table-cell office:value-type="float" office:value="9175" table:style-name="ce94">
            <text:p>9.175</text:p>
          </table:table-cell>
          <table:table-cell office:value-type="percentage" office:value="0.85460729901533961" table:style-name="ce95">
            <text:p>85,5%</text:p>
          </table:table-cell>
          <table:table-cell office:value-type="float" office:value="9767" table:style-name="ce94">
            <text:p>9.767</text:p>
          </table:table-cell>
          <table:table-cell office:value-type="percentage" office:value="0.82155503620811354" table:style-name="ce95">
            <text:p>82,2%</text:p>
          </table:table-cell>
          <table:table-cell office:value-type="float" office:value="9043" table:style-name="ce94">
            <text:p>9.043</text:p>
          </table:table-cell>
          <table:table-cell office:value-type="percentage" office:value="0.94835465708482658" table:style-name="ce95">
            <text:p>94,8%</text:p>
          </table:table-cell>
          <table:table-cell office:value-type="float" office:value="61488" table:style-name="ce94">
            <text:p>61.488</text:p>
          </table:table-cell>
          <table:table-cell office:value-type="float" office:value="68173.882384000011" table:style-name="ce94">
            <text:p>68.174</text:p>
          </table:table-cell>
          <table:table-cell office:value-type="percentage" office:value="0.90192897704812036" table:style-name="ce95">
            <text:p>90,2%</text:p>
          </table:table-cell>
          <table:table-cell office:value-type="percentage" office:value="0.73872159454630515" table:style-name="ce95">
            <text:p>73,9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23" table:style-name="ce94">
            <text:p>23</text:p>
          </table:table-cell>
          <table:table-cell office:value-type="string" table:style-name="ce95">
            <text:p>-</text:p>
          </table:table-cell>
          <table:table-cell office:value-type="float" office:value="19" table:style-name="ce94">
            <text:p>19</text:p>
          </table:table-cell>
          <table:table-cell office:value-type="string" table:style-name="ce95">
            <text:p>-</text:p>
          </table:table-cell>
          <table:table-cell office:value-type="float" office:value="3703" table:style-name="ce94">
            <text:p>3.703</text:p>
          </table:table-cell>
          <table:table-cell office:value-type="string" table:style-name="ce95">
            <text:p>-</text:p>
          </table:table-cell>
          <table:table-cell office:value-type="float" office:value="9863" table:style-name="ce94">
            <text:p>9.863</text:p>
          </table:table-cell>
          <table:table-cell office:value-type="string" table:style-name="ce95">
            <text:p>-</text:p>
          </table:table-cell>
          <table:table-cell office:value-type="float" office:value="22834" table:style-name="ce94">
            <text:p>22.834</text:p>
          </table:table-cell>
          <table:table-cell office:value-type="string" table:style-name="ce95">
            <text:p>-</text:p>
          </table:table-cell>
          <table:table-cell office:value-type="float" office:value="32697" table:style-name="ce94">
            <text:p>32.697</text:p>
          </table:table-cell>
          <table:table-cell office:value-type="string" table:style-name="ce95">
            <text:p>-</text:p>
          </table:table-cell>
          <table:table-cell office:value-type="float" office:value="24624" table:style-name="ce94">
            <text:p>24.624</text:p>
          </table:table-cell>
          <table:table-cell office:value-type="string" table:style-name="ce95">
            <text:p>-</text:p>
          </table:table-cell>
          <table:table-cell office:value-type="float" office:value="1351" table:style-name="ce94">
            <text:p>1.351</text:p>
          </table:table-cell>
          <table:table-cell office:value-type="string" table:style-name="ce95">
            <text:p>-</text:p>
          </table:table-cell>
          <table:table-cell office:value-type="float" office:value="95114" table:style-name="ce94">
            <text:p>95.114</text:p>
          </table:table-cell>
          <table:table-cell office:value-type="string" table:style-name="ce94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96">
            <text:p>Sanidad Exterior</text:p>
          </table:table-cell>
          <table:table-cell office:value-type="float" office:value="31" table:style-name="ce97">
            <text:p>31</text:p>
          </table:table-cell>
          <table:table-cell office:value-type="string" table:style-name="ce98">
            <text:p>-</text:p>
          </table:table-cell>
          <table:table-cell office:value-type="float" office:value="49" table:style-name="ce97">
            <text:p>49</text:p>
          </table:table-cell>
          <table:table-cell office:value-type="string" table:style-name="ce98">
            <text:p>-</text:p>
          </table:table-cell>
          <table:table-cell office:value-type="float" office:value="314" table:style-name="ce97">
            <text:p>314</text:p>
          </table:table-cell>
          <table:table-cell office:value-type="string" table:style-name="ce98">
            <text:p>-</text:p>
          </table:table-cell>
          <table:table-cell office:value-type="float" office:value="923" table:style-name="ce97">
            <text:p>923</text:p>
          </table:table-cell>
          <table:table-cell office:value-type="string" table:style-name="ce98">
            <text:p>-</text:p>
          </table:table-cell>
          <table:table-cell office:value-type="float" office:value="1986" table:style-name="ce97">
            <text:p>1.986</text:p>
          </table:table-cell>
          <table:table-cell office:value-type="string" table:style-name="ce98">
            <text:p>-</text:p>
          </table:table-cell>
          <table:table-cell office:value-type="float" office:value="2451" table:style-name="ce97">
            <text:p>2.451</text:p>
          </table:table-cell>
          <table:table-cell office:value-type="string" table:style-name="ce98">
            <text:p>-</text:p>
          </table:table-cell>
          <table:table-cell office:value-type="float" office:value="2142" table:style-name="ce97">
            <text:p>2.142</text:p>
          </table:table-cell>
          <table:table-cell office:value-type="string" table:style-name="ce98">
            <text:p>-</text:p>
          </table:table-cell>
          <table:table-cell office:value-type="float" office:value="258" table:style-name="ce97">
            <text:p>258</text:p>
          </table:table-cell>
          <table:table-cell office:value-type="string" table:style-name="ce98">
            <text:p>-</text:p>
          </table:table-cell>
          <table:table-cell office:value-type="float" office:value="8154" table:style-name="ce97">
            <text:p>8.154</text:p>
          </table:table-cell>
          <table:table-cell office:value-type="string" table:style-name="ce97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number-columns-repeated="20" table:style-name="ce61"/>
          <table:table-cell table:number-columns-repeated="16343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29189" table:style-name="ce99">
            <text:p>2.929.189</text:p>
          </table:table-cell>
          <table:table-cell office:value-type="percentage" office:value="1" table:style-name="ce100">
            <text:p>100,0%</text:p>
          </table:table-cell>
          <table:table-cell office:value-type="float" office:value="3956715" table:style-name="ce99">
            <text:p>3.956.715</text:p>
          </table:table-cell>
          <table:table-cell office:value-type="percentage" office:value="0.9678350781113727" table:style-name="ce100">
            <text:p>96,8%</text:p>
          </table:table-cell>
          <table:table-cell office:value-type="float" office:value="5323595" table:style-name="ce99">
            <text:p>5.323.595</text:p>
          </table:table-cell>
          <table:table-cell office:value-type="percentage" office:value="0.94236822689635613" table:style-name="ce100">
            <text:p>94,2%</text:p>
          </table:table-cell>
          <table:table-cell office:value-type="float" office:value="6777165" table:style-name="ce99">
            <text:p>6.777.165</text:p>
          </table:table-cell>
          <table:table-cell office:value-type="percentage" office:value="0.93750329733596904" table:style-name="ce100">
            <text:p>93,8%</text:p>
          </table:table-cell>
          <table:table-cell office:value-type="float" office:value="7103544" table:style-name="ce99">
            <text:p>7.103.544</text:p>
          </table:table-cell>
          <table:table-cell office:value-type="percentage" office:value="0.91809508096008063" table:style-name="ce100">
            <text:p>91,8%</text:p>
          </table:table-cell>
          <table:table-cell office:value-type="float" office:value="5070356" table:style-name="ce99">
            <text:p>5.070.356</text:p>
          </table:table-cell>
          <table:table-cell office:value-type="percentage" office:value="0.8762992920187781" table:style-name="ce100">
            <text:p>87,6%</text:p>
          </table:table-cell>
          <table:table-cell office:value-type="float" office:value="4186490" table:style-name="ce99">
            <text:p>4.186.490</text:p>
          </table:table-cell>
          <table:table-cell office:value-type="percentage" office:value="0.84694908170101157" table:style-name="ce100">
            <text:p>84,7%</text:p>
          </table:table-cell>
          <table:table-cell office:value-type="float" office:value="3865702" table:style-name="ce99">
            <text:p>3.865.702</text:p>
          </table:table-cell>
          <table:table-cell office:value-type="percentage" office:value="0.95814251712026288" table:style-name="ce100">
            <text:p>95,8%</text:p>
          </table:table-cell>
          <table:table-cell office:value-type="float" office:value="39212756" table:style-name="ce99">
            <text:p>39.212.756</text:p>
          </table:table-cell>
          <table:table-cell office:value-type="float" office:value="42350585.205100007" table:style-name="ce99">
            <text:p>42.350.585</text:p>
          </table:table-cell>
          <table:table-cell office:value-type="percentage" office:value="0.92590824448106712" table:style-name="ce100">
            <text:p>92,6%</text:p>
          </table:table-cell>
          <table:table-cell office:value-type="percentage" office:value="0.826699650111555" table:style-name="ce100">
            <text:p>82,7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Vacunas_Adaptadas" table:style-name="ta2">
        <table:table-column table:style-name="co4" table:number-columns-repeated="16384" table:default-cell-style-name="ce1"/>
        <table:table-row table:style-name="ro12">
          <table:table-cell table:number-columns-spanned="1" table:number-rows-spanned="2" table:style-name="ce47"/>
          <table:table-cell office:value-type="string" table:number-columns-spanned="2" table:number-rows-spanned="1" table:style-name="ce48">
            <text:p><text:s/>Mayores de 80 años</text:p>
          </table:table-cell>
          <table:covered-table-cell/>
          <table:table-cell office:value-type="string" table:number-columns-spanned="2" table:number-rows-spanned="1" table:style-name="ce48">
            <text:p>70-79 años</text:p>
          </table:table-cell>
          <table:covered-table-cell/>
          <table:table-cell office:value-type="string" table:number-columns-spanned="2" table:number-rows-spanned="1" table:style-name="ce48">
            <text:p>60-69 años</text:p>
          </table:table-cell>
          <table:covered-table-cell/>
          <table:table-cell table:number-columns-repeated="16377"/>
        </table:table-row>
        <table:table-row table:style-name="ro13">
          <table:covered-table-cell/>
          <table:table-cell office:value-type="string" table:style-name="ce101">
            <text:p>Nº Personas &gt; 80 años con <text:s/>dosis de recuerdo adaptadas</text:p>
          </table:table-cell>
          <table:table-cell office:value-type="string" table:style-name="ce101">
            <text:p>% Dosis de recuerdo adaptadas en &gt; 80 años (1)</text:p>
          </table:table-cell>
          <table:table-cell office:value-type="string" table:style-name="ce101">
            <text:p>Nº Personas 70-79 años con <text:s/>dosis de recuerdo adaptadas</text:p>
          </table:table-cell>
          <table:table-cell office:value-type="string" table:style-name="ce101">
            <text:p>% Dosis de recuerdo adaptadas en 70-79 años (1)</text:p>
          </table:table-cell>
          <table:table-cell office:value-type="string" table:style-name="ce101">
            <text:p>Nº Personas 60-69 años con <text:s/>dosis de recuerdo adaptadas</text:p>
          </table:table-cell>
          <table:table-cell office:value-type="string" table:style-name="ce101">
            <text:p>% Dosis de recuerdo adaptadas en 60-69 años (1)</text:p>
          </table:table-cell>
          <table:table-cell table:number-columns-repeated="16377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315085" table:style-name="ce102">
            <text:p>315.085</text:p>
          </table:table-cell>
          <table:table-cell office:value-type="percentage" office:value="0.74938078908999473" table:style-name="ce103">
            <text:p>74,94%</text:p>
          </table:table-cell>
          <table:table-cell office:value-type="float" office:value="437840" table:style-name="ce102">
            <text:p>437.840</text:p>
          </table:table-cell>
          <table:table-cell office:value-type="percentage" office:value="0.65125967149671682" table:style-name="ce103">
            <text:p>65,13%</text:p>
          </table:table-cell>
          <table:table-cell office:value-type="float" office:value="428424" table:style-name="ce102">
            <text:p>428.424</text:p>
          </table:table-cell>
          <table:table-cell office:value-type="percentage" office:value="0.43323731185917658" table:style-name="ce103">
            <text:p>43,32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76307" table:style-name="ce104">
            <text:p>76.307</text:p>
          </table:table-cell>
          <table:table-cell office:value-type="percentage" office:value="0.78623517833151135" table:style-name="ce105">
            <text:p>78,62%</text:p>
          </table:table-cell>
          <table:table-cell office:value-type="float" office:value="85261" table:style-name="ce104">
            <text:p>85.261</text:p>
          </table:table-cell>
          <table:table-cell office:value-type="percentage" office:value="0.70418524296310925" table:style-name="ce105">
            <text:p>70,42%</text:p>
          </table:table-cell>
          <table:table-cell office:value-type="float" office:value="82091" table:style-name="ce104">
            <text:p>82.091</text:p>
          </table:table-cell>
          <table:table-cell office:value-type="percentage" office:value="0.50087766589963412" table:style-name="ce105">
            <text:p>50,0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72870" table:style-name="ce104">
            <text:p>72.870</text:p>
          </table:table-cell>
          <table:table-cell office:value-type="percentage" office:value="0.8635015780341615" table:style-name="ce105">
            <text:p>86,35%</text:p>
          </table:table-cell>
          <table:table-cell office:value-type="float" office:value="93416" table:style-name="ce104">
            <text:p>93.416</text:p>
          </table:table-cell>
          <table:table-cell office:value-type="percentage" office:value="0.81242734546396134" table:style-name="ce105">
            <text:p>81,24%</text:p>
          </table:table-cell>
          <table:table-cell office:value-type="float" office:value="105520" table:style-name="ce104">
            <text:p>105.520</text:p>
          </table:table-cell>
          <table:table-cell office:value-type="percentage" office:value="0.68554171604370173" table:style-name="ce105">
            <text:p>68,5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37305" table:style-name="ce104">
            <text:p>37.305</text:p>
          </table:table-cell>
          <table:table-cell office:value-type="percentage" office:value="0.6901260812238591" table:style-name="ce105">
            <text:p>69,01%</text:p>
          </table:table-cell>
          <table:table-cell office:value-type="float" office:value="50025" table:style-name="ce104">
            <text:p>50.025</text:p>
          </table:table-cell>
          <table:table-cell office:value-type="percentage" office:value="0.55647981484837328" table:style-name="ce105">
            <text:p>55,65%</text:p>
          </table:table-cell>
          <table:table-cell office:value-type="float" office:value="42262" table:style-name="ce104">
            <text:p>42.262</text:p>
          </table:table-cell>
          <table:table-cell office:value-type="percentage" office:value="0.323227110519056" table:style-name="ce105">
            <text:p>32,32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54438" table:style-name="ce104">
            <text:p>54.438</text:p>
          </table:table-cell>
          <table:table-cell office:value-type="percentage" office:value="0.52762021063188236" table:style-name="ce105">
            <text:p>52,76%</text:p>
          </table:table-cell>
          <table:table-cell office:value-type="float" office:value="69913" table:style-name="ce104">
            <text:p>69.913</text:p>
          </table:table-cell>
          <table:table-cell office:value-type="percentage" office:value="0.40352072087421953" table:style-name="ce105">
            <text:p>40,35%</text:p>
          </table:table-cell>
          <table:table-cell office:value-type="float" office:value="72195" table:style-name="ce104">
            <text:p>72.195</text:p>
          </table:table-cell>
          <table:table-cell office:value-type="percentage" office:value="0.27638930011007701" table:style-name="ce105">
            <text:p>27,6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32683" table:style-name="ce104">
            <text:p>32.683</text:p>
          </table:table-cell>
          <table:table-cell office:value-type="percentage" office:value="0.79182399244096235" table:style-name="ce105">
            <text:p>79,18%</text:p>
          </table:table-cell>
          <table:table-cell office:value-type="float" office:value="40414" table:style-name="ce104">
            <text:p>40.414</text:p>
          </table:table-cell>
          <table:table-cell office:value-type="percentage" office:value="0.7107424855470591" table:style-name="ce105">
            <text:p>71,07%</text:p>
          </table:table-cell>
          <table:table-cell office:value-type="float" office:value="39232" table:style-name="ce104">
            <text:p>39.232</text:p>
          </table:table-cell>
          <table:table-cell office:value-type="percentage" office:value="0.4843031483648606" table:style-name="ce105">
            <text:p>48,4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stilla y León<text:s/></text:p>
          </table:table-cell>
          <table:table-cell office:value-type="float" office:value="187120" table:style-name="ce104">
            <text:p>187.120</text:p>
          </table:table-cell>
          <table:table-cell office:value-type="percentage" office:value="0.85828320433806382" table:style-name="ce105">
            <text:p>85,83%</text:p>
          </table:table-cell>
          <table:table-cell office:value-type="float" office:value="188321" table:style-name="ce104">
            <text:p>188.321</text:p>
          </table:table-cell>
          <table:table-cell office:value-type="percentage" office:value="0.75444196110450645" table:style-name="ce105">
            <text:p>75,44%</text:p>
          </table:table-cell>
          <table:table-cell office:value-type="float" office:value="182656" table:style-name="ce104">
            <text:p>182.656</text:p>
          </table:table-cell>
          <table:table-cell office:value-type="percentage" office:value="0.54434740138978022" table:style-name="ce105">
            <text:p>54,43%</text:p>
          </table:table-cell>
          <table:table-cell table:number-columns-repeated="16377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05317" table:style-name="ce104">
            <text:p>105.317</text:p>
          </table:table-cell>
          <table:table-cell office:value-type="percentage" office:value="0.79601063220924984" table:style-name="ce105">
            <text:p>79,60%</text:p>
          </table:table-cell>
          <table:table-cell office:value-type="float" office:value="112728" table:style-name="ce104">
            <text:p>112.728</text:p>
          </table:table-cell>
          <table:table-cell office:value-type="percentage" office:value="0.70235717833117428" table:style-name="ce105">
            <text:p>70,24%</text:p>
          </table:table-cell>
          <table:table-cell office:value-type="float" office:value="116640" table:style-name="ce104">
            <text:p>116.640</text:p>
          </table:table-cell>
          <table:table-cell office:value-type="percentage" office:value="0.49048940148720588" table:style-name="ce105">
            <text:p>49,0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341233" table:style-name="ce104">
            <text:p>341.233</text:p>
          </table:table-cell>
          <table:table-cell office:value-type="percentage" office:value="0.75025021843189377" table:style-name="ce105">
            <text:p>75,03%</text:p>
          </table:table-cell>
          <table:table-cell office:value-type="float" office:value="404894" table:style-name="ce104">
            <text:p>404.894</text:p>
          </table:table-cell>
          <table:table-cell office:value-type="percentage" office:value="0.62348770598611969" table:style-name="ce105">
            <text:p>62,35%</text:p>
          </table:table-cell>
          <table:table-cell office:value-type="float" office:value="374756" table:style-name="ce104">
            <text:p>374.756</text:p>
          </table:table-cell>
          <table:table-cell office:value-type="percentage" office:value="0.43209802913865342" table:style-name="ce105">
            <text:p>43,21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212736" table:style-name="ce104">
            <text:p>212.736</text:p>
          </table:table-cell>
          <table:table-cell office:value-type="percentage" office:value="0.72865980972075139" table:style-name="ce105">
            <text:p>72,87%</text:p>
          </table:table-cell>
          <table:table-cell office:value-type="float" office:value="309733" table:style-name="ce104">
            <text:p>309.733</text:p>
          </table:table-cell>
          <table:table-cell office:value-type="percentage" office:value="0.68840365870896503" table:style-name="ce105">
            <text:p>68,84%</text:p>
          </table:table-cell>
          <table:table-cell office:value-type="float" office:value="300485" table:style-name="ce104">
            <text:p>300.485</text:p>
          </table:table-cell>
          <table:table-cell office:value-type="percentage" office:value="0.48989511253012513" table:style-name="ce105">
            <text:p>48,9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54644" table:style-name="ce104">
            <text:p>54.644</text:p>
          </table:table-cell>
          <table:table-cell office:value-type="percentage" office:value="0.74788064525744857" table:style-name="ce105">
            <text:p>74,79%</text:p>
          </table:table-cell>
          <table:table-cell office:value-type="float" office:value="61563" table:style-name="ce104">
            <text:p>61.563</text:p>
          </table:table-cell>
          <table:table-cell office:value-type="percentage" office:value="0.66053559310942345" table:style-name="ce105">
            <text:p>66,05%</text:p>
          </table:table-cell>
          <table:table-cell office:value-type="float" office:value="67978" table:style-name="ce104">
            <text:p>67.978</text:p>
          </table:table-cell>
          <table:table-cell office:value-type="percentage" office:value="0.50230382440076515" table:style-name="ce105">
            <text:p>50,2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09003" table:style-name="ce104">
            <text:p>209.003</text:p>
          </table:table-cell>
          <table:table-cell office:value-type="percentage" office:value="0.88091365691006507" table:style-name="ce105">
            <text:p>88,09%</text:p>
          </table:table-cell>
          <table:table-cell office:value-type="float" office:value="250253" table:style-name="ce104">
            <text:p>250.253</text:p>
          </table:table-cell>
          <table:table-cell office:value-type="percentage" office:value="0.84777858157355412" table:style-name="ce105">
            <text:p>84,78%</text:p>
          </table:table-cell>
          <table:table-cell office:value-type="float" office:value="272840" table:style-name="ce104">
            <text:p>272.840</text:p>
          </table:table-cell>
          <table:table-cell office:value-type="percentage" office:value="0.75739676978440096" table:style-name="ce105">
            <text:p>75,7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17773" table:style-name="ce104">
            <text:p>17.773</text:p>
          </table:table-cell>
          <table:table-cell office:value-type="percentage" office:value="0.80424742773431412" table:style-name="ce105">
            <text:p>80,42%</text:p>
          </table:table-cell>
          <table:table-cell office:value-type="float" office:value="22065" table:style-name="ce104">
            <text:p>22.065</text:p>
          </table:table-cell>
          <table:table-cell office:value-type="percentage" office:value="0.76679081756580114" table:style-name="ce105">
            <text:p>76,68%</text:p>
          </table:table-cell>
          <table:table-cell office:value-type="float" office:value="24213" table:style-name="ce104">
            <text:p>24.213</text:p>
          </table:table-cell>
          <table:table-cell office:value-type="percentage" office:value="0.61132569203824272" table:style-name="ce105">
            <text:p>61,1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281089" table:style-name="ce104">
            <text:p>281.089</text:p>
          </table:table-cell>
          <table:table-cell office:value-type="percentage" office:value="0.74968816701836583" table:style-name="ce105">
            <text:p>74,97%</text:p>
          </table:table-cell>
          <table:table-cell office:value-type="float" office:value="352427" table:style-name="ce104">
            <text:p>352.427</text:p>
          </table:table-cell>
          <table:table-cell office:value-type="percentage" office:value="0.65290664362802642" table:style-name="ce105">
            <text:p>65,29%</text:p>
          </table:table-cell>
          <table:table-cell office:value-type="float" office:value="328870" table:style-name="ce104">
            <text:p>328.870</text:p>
          </table:table-cell>
          <table:table-cell office:value-type="percentage" office:value="0.44554297879376414" table:style-name="ce105">
            <text:p>44,5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48056" table:style-name="ce104">
            <text:p>48.056</text:p>
          </table:table-cell>
          <table:table-cell office:value-type="percentage" office:value="0.67181308032089737" table:style-name="ce105">
            <text:p>67,18%</text:p>
          </table:table-cell>
          <table:table-cell office:value-type="float" office:value="65112" table:style-name="ce104">
            <text:p>65.112</text:p>
          </table:table-cell>
          <table:table-cell office:value-type="percentage" office:value="0.60886853166394683" table:style-name="ce105">
            <text:p>60,89%</text:p>
          </table:table-cell>
          <table:table-cell office:value-type="float" office:value="67390" table:style-name="ce104">
            <text:p>67.390</text:p>
          </table:table-cell>
          <table:table-cell office:value-type="percentage" office:value="0.4243107520029652" table:style-name="ce105">
            <text:p>42,4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Navarra</text:p>
          </table:table-cell>
          <table:table-cell office:value-type="float" office:value="36262" table:style-name="ce104">
            <text:p>36.262</text:p>
          </table:table-cell>
          <table:table-cell office:value-type="percentage" office:value="0.86626070162747681" table:style-name="ce105">
            <text:p>86,63%</text:p>
          </table:table-cell>
          <table:table-cell office:value-type="float" office:value="44402" table:style-name="ce104">
            <text:p>44.402</text:p>
          </table:table-cell>
          <table:table-cell office:value-type="percentage" office:value="0.76673800148982085" table:style-name="ce105">
            <text:p>76,67%</text:p>
          </table:table-cell>
          <table:table-cell office:value-type="float" office:value="45398" table:style-name="ce104">
            <text:p>45.398</text:p>
          </table:table-cell>
          <table:table-cell office:value-type="percentage" office:value="0.58578620945001225" table:style-name="ce105">
            <text:p>58,5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30606" table:style-name="ce104">
            <text:p>130.606</text:p>
          </table:table-cell>
          <table:table-cell office:value-type="percentage" office:value="0.81754030253050225" table:style-name="ce105">
            <text:p>81,75%</text:p>
          </table:table-cell>
          <table:table-cell office:value-type="float" office:value="157604" table:style-name="ce104">
            <text:p>157.604</text:p>
          </table:table-cell>
          <table:table-cell office:value-type="percentage" office:value="0.71537460897240968" table:style-name="ce105">
            <text:p>71,54%</text:p>
          </table:table-cell>
          <table:table-cell office:value-type="float" office:value="147089" table:style-name="ce104">
            <text:p>147.089</text:p>
          </table:table-cell>
          <table:table-cell office:value-type="percentage" office:value="0.50882829384073025" table:style-name="ce105">
            <text:p>50,8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932" table:style-name="ce106">
            <text:p>932</text:p>
          </table:table-cell>
          <table:table-cell office:value-type="percentage" office:value="0.33003622622452533" table:style-name="ce105">
            <text:p>33,00%</text:p>
          </table:table-cell>
          <table:table-cell office:value-type="float" office:value="1130" table:style-name="ce106">
            <text:p>1130</text:p>
          </table:table-cell>
          <table:table-cell office:value-type="percentage" office:value="0.25715133657001454" table:style-name="ce105">
            <text:p>25,72%</text:p>
          </table:table-cell>
          <table:table-cell office:value-type="float" office:value="1433" table:style-name="ce106">
            <text:p>1433</text:p>
          </table:table-cell>
          <table:table-cell office:value-type="percentage" office:value="0.16731140169797132" table:style-name="ce105">
            <text:p>16,7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906" table:style-name="ce106">
            <text:p>906</text:p>
          </table:table-cell>
          <table:table-cell office:value-type="percentage" office:value="0.3712453468759746" table:style-name="ce105">
            <text:p>37,12%</text:p>
          </table:table-cell>
          <table:table-cell office:value-type="float" office:value="1092" table:style-name="ce106">
            <text:p>1092</text:p>
          </table:table-cell>
          <table:table-cell office:value-type="percentage" office:value="0.28053076643996433" table:style-name="ce105">
            <text:p>28,05%</text:p>
          </table:table-cell>
          <table:table-cell office:value-type="float" office:value="1625" table:style-name="ce104">
            <text:p>1.625</text:p>
          </table:table-cell>
          <table:table-cell office:value-type="percentage" office:value="0.19782082485721367" table:style-name="ce105">
            <text:p>19,7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109" table:style-name="ce106">
            <text:p>109</text:p>
          </table:table-cell>
          <table:table-cell office:value-type="percentage" office:value="0" table:style-name="ce105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07">
            <text:p>Sanidad Exterior</text:p>
          </table:table-cell>
          <table:table-cell office:value-type="float" office:value="3" table:style-name="ce108">
            <text:p>3</text:p>
          </table:table-cell>
          <table:table-cell office:value-type="percentage" office:value="0" table:style-name="ce109">
            <text:p>0,00%</text:p>
          </table:table-cell>
          <table:table-cell office:value-type="float" office:value="19" table:style-name="ce108">
            <text:p>19</text:p>
          </table:table-cell>
          <table:table-cell office:value-type="percentage" office:value="0" table:style-name="ce109">
            <text:p>0,00%</text:p>
          </table:table-cell>
          <table:table-cell office:value-type="float" office:value="114" table:style-name="ce108">
            <text:p>114</text:p>
          </table:table-cell>
          <table:table-cell office:value-type="percentage" office:value="0" table:style-name="ce109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10">
            <text:p>Totales</text:p>
          </table:table-cell>
          <table:table-cell office:value-type="float" office:value="2214368" table:style-name="ce111">
            <text:p>2.214.368</text:p>
          </table:table-cell>
          <table:table-cell office:value-type="percentage" office:value="0.7680010763863766" table:style-name="ce112">
            <text:p>76,80%</text:p>
          </table:table-cell>
          <table:table-cell office:value-type="float" office:value="2748212" table:style-name="ce111">
            <text:p>2.748.212</text:p>
          </table:table-cell>
          <table:table-cell office:value-type="percentage" office:value="0.67222834489889005" table:style-name="ce112">
            <text:p>67,22%</text:p>
          </table:table-cell>
          <table:table-cell office:value-type="float" office:value="2701320" table:style-name="ce111">
            <text:p>2.701.320</text:p>
          </table:table-cell>
          <table:table-cell office:value-type="percentage" office:value="0.4781802783043535" table:style-name="ce112">
            <text:p>47,82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3">
        <table:table-column table:style-name="co4" table:number-columns-repeated="16384" table:default-cell-style-name="ce117"/>
        <table:table-row table:style-name="ro14">
          <table:table-cell table:style-name="ce113"/>
          <table:table-cell office:value-type="string" table:style-name="ce114">
            <text:p>Población a vacunar de 5 a 11 años</text:p>
          </table:table-cell>
          <table:table-cell office:value-type="string" table:style-name="ce114">
            <text:p>Nº Personas con 1 dosis</text:p>
          </table:table-cell>
          <table:table-cell office:value-type="string" table:style-name="ce114">
            <text:p>% 1ª dosis</text:p>
          </table:table-cell>
          <table:table-cell office:value-type="string" table:style-name="ce114">
            <text:p>Nº Personas con pauta completa</text:p>
          </table:table-cell>
          <table:table-cell office:value-type="string" table:style-name="ce115">
            <text:p><text:s/>% PC</text:p>
          </table:table-cell>
          <table:table-cell office:value-type="string" table:style-name="ce116">
            <text:p>Fecha de la última</text:p>
            <text:p><text:s/>vacuna registrada<text:s/><text:span text:style-name="T5">(2)</text:span></text:p>
          </table:table-cell>
          <table:table-cell table:number-columns-repeated="16377"/>
        </table:table-row>
        <table:table-row table:style-name="ro5">
          <table:table-cell office:value-type="string" table:style-name="ce118">
            <text:p>Andalucía</text:p>
          </table:table-cell>
          <table:table-cell office:value-type="float" office:value="711866.23802299995" table:style-name="ce119">
            <text:p>711.866</text:p>
          </table:table-cell>
          <table:table-cell office:value-type="float" office:value="456459" table:style-name="ce119">
            <text:p>456.459</text:p>
          </table:table-cell>
          <table:table-cell office:value-type="percentage" office:value="0.6412145647863301" table:style-name="ce120">
            <text:p>64,1%</text:p>
          </table:table-cell>
          <table:table-cell office:value-type="float" office:value="374504" table:style-name="ce119">
            <text:p>374.504</text:p>
          </table:table-cell>
          <table:table-cell office:value-type="percentage" office:value="0.52608759904118396" table:style-name="ce120">
            <text:p>52,6%</text:p>
          </table:table-cell>
          <table:table-cell office:value-type="date" office:date-value="2023-04-26T00:00:00" table:style-name="ce121">
            <text:p>26/04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Aragón</text:p>
          </table:table-cell>
          <table:table-cell office:value-type="float" office:value="101295.991253" table:style-name="ce119">
            <text:p>101.296</text:p>
          </table:table-cell>
          <table:table-cell office:value-type="float" office:value="56395" table:style-name="ce119">
            <text:p>56.395</text:p>
          </table:table-cell>
          <table:table-cell office:value-type="percentage" office:value="0.55673476612856376" table:style-name="ce120">
            <text:p>55,7%</text:p>
          </table:table-cell>
          <table:table-cell office:value-type="float" office:value="47743" table:style-name="ce119">
            <text:p>47.743</text:p>
          </table:table-cell>
          <table:table-cell office:value-type="percentage" office:value="0.47132171184105015" table:style-name="ce120">
            <text:p>47,1%</text:p>
          </table:table-cell>
          <table:table-cell office:value-type="date" office:date-value="2023-04-26T00:00:00" table:style-name="ce121">
            <text:p>26/04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Asturias<text:s/></text:p>
          </table:table-cell>
          <table:table-cell office:value-type="float" office:value="60559.811022999995" table:style-name="ce119">
            <text:p>60.560</text:p>
          </table:table-cell>
          <table:table-cell office:value-type="float" office:value="45240" table:style-name="ce119">
            <text:p>45.240</text:p>
          </table:table-cell>
          <table:table-cell office:value-type="percentage" office:value="0.74703007218464257" table:style-name="ce120">
            <text:p>74,7%</text:p>
          </table:table-cell>
          <table:table-cell office:value-type="float" office:value="39806" table:style-name="ce119">
            <text:p>39.806</text:p>
          </table:table-cell>
          <table:table-cell office:value-type="percentage" office:value="0.65730059799694707" table:style-name="ce120">
            <text:p>65,7%</text:p>
          </table:table-cell>
          <table:table-cell office:value-type="date" office:date-value="2023-04-26T00:00:00" table:style-name="ce121">
            <text:p>26/04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Baleares</text:p>
          </table:table-cell>
          <table:table-cell office:value-type="float" office:value="96555.911571000004" table:style-name="ce119">
            <text:p>96.556</text:p>
          </table:table-cell>
          <table:table-cell office:value-type="float" office:value="34427" table:style-name="ce119">
            <text:p>34.427</text:p>
          </table:table-cell>
          <table:table-cell office:value-type="percentage" office:value="0.35654989363012701" table:style-name="ce120">
            <text:p>35,7%</text:p>
          </table:table-cell>
          <table:table-cell office:value-type="float" office:value="27248" table:style-name="ce119">
            <text:p>27.248</text:p>
          </table:table-cell>
          <table:table-cell office:value-type="percentage" office:value="0.2821991896370204" table:style-name="ce120">
            <text:p>28,2%</text:p>
          </table:table-cell>
          <table:table-cell office:value-type="date" office:date-value="2023-04-26T00:00:00" table:style-name="ce121">
            <text:p>26/04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Canarias</text:p>
          </table:table-cell>
          <table:table-cell office:value-type="float" office:value="151958.11089100002" table:style-name="ce119">
            <text:p>151.958</text:p>
          </table:table-cell>
          <table:table-cell office:value-type="float" office:value="82068" table:style-name="ce119">
            <text:p>82.068</text:p>
          </table:table-cell>
          <table:table-cell office:value-type="percentage" office:value="0.54006988846332526" table:style-name="ce120">
            <text:p>54,0%</text:p>
          </table:table-cell>
          <table:table-cell office:value-type="float" office:value="63725" table:style-name="ce119">
            <text:p>63.725</text:p>
          </table:table-cell>
          <table:table-cell office:value-type="percentage" office:value="0.41935899062150173" table:style-name="ce120">
            <text:p>41,9%</text:p>
          </table:table-cell>
          <table:table-cell office:value-type="date" office:date-value="2023-04-26T00:00:00" table:style-name="ce121">
            <text:p>26/04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Cantabria</text:p>
          </table:table-cell>
          <table:table-cell office:value-type="float" office:value="41717.294332999998" table:style-name="ce119">
            <text:p>41.717</text:p>
          </table:table-cell>
          <table:table-cell office:value-type="float" office:value="26303" table:style-name="ce119">
            <text:p>26.303</text:p>
          </table:table-cell>
          <table:table-cell office:value-type="percentage" office:value="0.63050589499025367" table:style-name="ce120">
            <text:p>63,1%</text:p>
          </table:table-cell>
          <table:table-cell office:value-type="float" office:value="23898" table:style-name="ce119">
            <text:p>23.898</text:p>
          </table:table-cell>
          <table:table-cell office:value-type="percentage" office:value="0.57285594337060719" table:style-name="ce120">
            <text:p>57,3%</text:p>
          </table:table-cell>
          <table:table-cell office:value-type="date" office:date-value="2023-04-26T00:00:00" table:style-name="ce121">
            <text:p>26/04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Castilla y Leon<text:s/></text:p>
          </table:table-cell>
          <table:table-cell office:value-type="float" office:value="155567.76790400001" table:style-name="ce119">
            <text:p>155.568</text:p>
          </table:table-cell>
          <table:table-cell office:value-type="float" office:value="107350" table:style-name="ce119">
            <text:p>107.350</text:p>
          </table:table-cell>
          <table:table-cell office:value-type="percentage" office:value="0.69005296821025985" table:style-name="ce120">
            <text:p>69,0%</text:p>
          </table:table-cell>
          <table:table-cell office:value-type="float" office:value="99495" table:style-name="ce119">
            <text:p>99.495</text:p>
          </table:table-cell>
          <table:table-cell office:value-type="percentage" office:value="0.63956050369892692" table:style-name="ce120">
            <text:p>64,0%</text:p>
          </table:table-cell>
          <table:table-cell office:value-type="date" office:date-value="2023-04-26T00:00:00" table:style-name="ce121">
            <text:p>26/04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Castilla - La Mancha</text:p>
          </table:table-cell>
          <table:table-cell office:value-type="float" office:value="168143.211595" table:style-name="ce119">
            <text:p>168.143</text:p>
          </table:table-cell>
          <table:table-cell office:value-type="float" office:value="107975" table:style-name="ce119">
            <text:p>107.975</text:p>
          </table:table-cell>
          <table:table-cell office:value-type="percentage" office:value="0.64216092327340091" table:style-name="ce120">
            <text:p>64,2%</text:p>
          </table:table-cell>
          <table:table-cell office:value-type="float" office:value="89941" table:style-name="ce119">
            <text:p>89.941</text:p>
          </table:table-cell>
          <table:table-cell office:value-type="percentage" office:value="0.53490711368495436" table:style-name="ce120">
            <text:p>53,5%</text:p>
          </table:table-cell>
          <table:table-cell office:value-type="date" office:date-value="2023-04-26T00:00:00" table:style-name="ce121">
            <text:p>26/04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Cataluña</text:p>
          </table:table-cell>
          <table:table-cell office:value-type="float" office:value="636008.12552400003" table:style-name="ce119">
            <text:p>636.008</text:p>
          </table:table-cell>
          <table:table-cell office:value-type="float" office:value="265853" table:style-name="ce119">
            <text:p>265.853</text:p>
          </table:table-cell>
          <table:table-cell office:value-type="percentage" office:value="0.41800252124289555" table:style-name="ce120">
            <text:p>41,8%</text:p>
          </table:table-cell>
          <table:table-cell office:value-type="float" office:value="209552" table:style-name="ce119">
            <text:p>209.552</text:p>
          </table:table-cell>
          <table:table-cell office:value-type="percentage" office:value="0.32948006729843654" table:style-name="ce120">
            <text:p>32,9%</text:p>
          </table:table-cell>
          <table:table-cell office:value-type="date" office:date-value="2023-04-26T00:00:00" table:style-name="ce121">
            <text:p>26/04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C. Valenciana</text:p>
          </table:table-cell>
          <table:table-cell office:value-type="float" office:value="403004.73383400001" table:style-name="ce119">
            <text:p>403.005</text:p>
          </table:table-cell>
          <table:table-cell office:value-type="float" office:value="266247" table:style-name="ce119">
            <text:p>266.247</text:p>
          </table:table-cell>
          <table:table-cell office:value-type="percentage" office:value="0.66065477064512268" table:style-name="ce120">
            <text:p>66,1%</text:p>
          </table:table-cell>
          <table:table-cell office:value-type="float" office:value="205707" table:style-name="ce119">
            <text:p>205.707</text:p>
          </table:table-cell>
          <table:table-cell office:value-type="percentage" office:value="0.51043321015859811" table:style-name="ce120">
            <text:p>51,0%</text:p>
          </table:table-cell>
          <table:table-cell office:value-type="date" office:date-value="2023-04-26T00:00:00" table:style-name="ce121">
            <text:p>26/04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Extremadura</text:p>
          </table:table-cell>
          <table:table-cell office:value-type="float" office:value="76572.953594999999" table:style-name="ce119">
            <text:p>76.573</text:p>
          </table:table-cell>
          <table:table-cell office:value-type="float" office:value="62442" table:style-name="ce119">
            <text:p>62.442</text:p>
          </table:table-cell>
          <table:table-cell office:value-type="percentage" office:value="0.81545763965512341" table:style-name="ce120">
            <text:p>81,5%</text:p>
          </table:table-cell>
          <table:table-cell office:value-type="float" office:value="53607" table:style-name="ce119">
            <text:p>53.607</text:p>
          </table:table-cell>
          <table:table-cell office:value-type="percentage" office:value="0.70007747492060157" table:style-name="ce120">
            <text:p>70,0%</text:p>
          </table:table-cell>
          <table:table-cell office:value-type="date" office:date-value="2023-04-26T00:00:00" table:style-name="ce121">
            <text:p>26/04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Galicia</text:p>
          </table:table-cell>
          <table:table-cell office:value-type="float" office:value="174389.62124499999" table:style-name="ce119">
            <text:p>174.390</text:p>
          </table:table-cell>
          <table:table-cell office:value-type="float" office:value="145456" table:style-name="ce119">
            <text:p>145.456</text:p>
          </table:table-cell>
          <table:table-cell office:value-type="percentage" office:value="0.83408633473461624" table:style-name="ce120">
            <text:p>83,4%</text:p>
          </table:table-cell>
          <table:table-cell office:value-type="float" office:value="129256" table:style-name="ce119">
            <text:p>129.256</text:p>
          </table:table-cell>
          <table:table-cell office:value-type="percentage" office:value="0.74119089815791406" table:style-name="ce120">
            <text:p>74,1%</text:p>
          </table:table-cell>
          <table:table-cell office:value-type="date" office:date-value="2023-04-25T00:00:00" table:style-name="ce121">
            <text:p>25/04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La Rioja</text:p>
          </table:table-cell>
          <table:table-cell office:value-type="float" office:value="24985.563856000001" table:style-name="ce119">
            <text:p>24.986</text:p>
          </table:table-cell>
          <table:table-cell office:value-type="float" office:value="17165" table:style-name="ce119">
            <text:p>17.165</text:p>
          </table:table-cell>
          <table:table-cell office:value-type="percentage" office:value="0.68699670333347385" table:style-name="ce120">
            <text:p>68,7%</text:p>
          </table:table-cell>
          <table:table-cell office:value-type="float" office:value="14943" table:style-name="ce119">
            <text:p>14.943</text:p>
          </table:table-cell>
          <table:table-cell office:value-type="percentage" office:value="0.59806535030073404" table:style-name="ce120">
            <text:p>59,8%</text:p>
          </table:table-cell>
          <table:table-cell office:value-type="date" office:date-value="2023-04-26T00:00:00" table:style-name="ce121">
            <text:p>26/04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Madrid</text:p>
          </table:table-cell>
          <table:table-cell office:value-type="float" office:value="557396.80747899995" table:style-name="ce119">
            <text:p>557.397</text:p>
          </table:table-cell>
          <table:table-cell office:value-type="float" office:value="272022" table:style-name="ce119">
            <text:p>272.022</text:p>
          </table:table-cell>
          <table:table-cell office:value-type="percentage" office:value="0.48802217083069405" table:style-name="ce120">
            <text:p>48,8%</text:p>
          </table:table-cell>
          <table:table-cell office:value-type="float" office:value="243814" table:style-name="ce119">
            <text:p>243.814</text:p>
          </table:table-cell>
          <table:table-cell office:value-type="percentage" office:value="0.43741549418398085" table:style-name="ce120">
            <text:p>43,7%</text:p>
          </table:table-cell>
          <table:table-cell office:value-type="date" office:date-value="2023-04-25T00:00:00" table:style-name="ce121">
            <text:p>25/04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Murcia<text:s/></text:p>
          </table:table-cell>
          <table:table-cell office:value-type="float" office:value="138113.43695899998" table:style-name="ce119">
            <text:p>138.113</text:p>
          </table:table-cell>
          <table:table-cell office:value-type="float" office:value="72632" table:style-name="ce119">
            <text:p>72.632</text:p>
          </table:table-cell>
          <table:table-cell office:value-type="percentage" office:value="0.52588655817436036" table:style-name="ce120">
            <text:p>52,6%</text:p>
          </table:table-cell>
          <table:table-cell office:value-type="float" office:value="52567" table:style-name="ce119">
            <text:p>52.567</text:p>
          </table:table-cell>
          <table:table-cell office:value-type="percentage" office:value="0.38060742790438928" table:style-name="ce120">
            <text:p>38,1%</text:p>
          </table:table-cell>
          <table:table-cell office:value-type="date" office:date-value="2023-04-26T00:00:00" table:style-name="ce121">
            <text:p>26/04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Navarra</text:p>
          </table:table-cell>
          <table:table-cell office:value-type="float" office:value="55623.848526000009" table:style-name="ce119">
            <text:p>55.624</text:p>
          </table:table-cell>
          <table:table-cell office:value-type="float" office:value="30037" table:style-name="ce119">
            <text:p>30.037</text:p>
          </table:table-cell>
          <table:table-cell office:value-type="percentage" office:value="0.54000218963561897" table:style-name="ce120">
            <text:p>54,0%</text:p>
          </table:table-cell>
          <table:table-cell office:value-type="float" office:value="26450" table:style-name="ce119">
            <text:p>26.450</text:p>
          </table:table-cell>
          <table:table-cell office:value-type="percentage" office:value="0.47551546145960388" table:style-name="ce120">
            <text:p>47,6%</text:p>
          </table:table-cell>
          <table:table-cell office:value-type="date" office:date-value="2023-04-26T00:00:00" table:style-name="ce121">
            <text:p>26/04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País Vasco</text:p>
          </table:table-cell>
          <table:table-cell office:value-type="float" office:value="166591.270532" table:style-name="ce119">
            <text:p>166.591</text:p>
          </table:table-cell>
          <table:table-cell office:value-type="float" office:value="88922" table:style-name="ce119">
            <text:p>88.922</text:p>
          </table:table-cell>
          <table:table-cell office:value-type="percentage" office:value="0.5337734667370776" table:style-name="ce120">
            <text:p>53,4%</text:p>
          </table:table-cell>
          <table:table-cell office:value-type="float" office:value="71685" table:style-name="ce119">
            <text:p>71.685</text:p>
          </table:table-cell>
          <table:table-cell office:value-type="percentage" office:value="0.43030465984848981" table:style-name="ce120">
            <text:p>43,0%</text:p>
          </table:table-cell>
          <table:table-cell office:value-type="date" office:date-value="2023-04-26T00:00:00" table:style-name="ce121">
            <text:p>26/04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Ceuta</text:p>
          </table:table-cell>
          <table:table-cell office:value-type="float" office:value="8813.6462310000006" table:style-name="ce119">
            <text:p>8.814</text:p>
          </table:table-cell>
          <table:table-cell office:value-type="float" office:value="3245" table:style-name="ce119">
            <text:p>3.245</text:p>
          </table:table-cell>
          <table:table-cell office:value-type="percentage" office:value="0.3681790617583956" table:style-name="ce120">
            <text:p>36,8%</text:p>
          </table:table-cell>
          <table:table-cell office:value-type="float" office:value="2281" table:style-name="ce119">
            <text:p>2.281</text:p>
          </table:table-cell>
          <table:table-cell office:value-type="percentage" office:value="0.2588032172175348" table:style-name="ce120">
            <text:p>25,9%</text:p>
          </table:table-cell>
          <table:table-cell office:value-type="date" office:date-value="2023-04-20T00:00:00" table:style-name="ce121">
            <text:p>20/04/2023</text:p>
          </table:table-cell>
          <table:table-cell table:number-columns-repeated="16377"/>
        </table:table-row>
        <table:table-row table:style-name="ro5">
          <table:table-cell office:value-type="string" table:style-name="ce122">
            <text:p>Melilla</text:p>
          </table:table-cell>
          <table:table-cell office:value-type="float" office:value="10836.881358999999" table:style-name="ce119">
            <text:p>10.837</text:p>
          </table:table-cell>
          <table:table-cell office:value-type="float" office:value="3657" table:style-name="ce119">
            <text:p>3.657</text:p>
          </table:table-cell>
          <table:table-cell office:value-type="percentage" office:value="0.33745870964646779" table:style-name="ce120">
            <text:p>33,7%</text:p>
          </table:table-cell>
          <table:table-cell office:value-type="float" office:value="2189" table:style-name="ce119">
            <text:p>2.189</text:p>
          </table:table-cell>
          <table:table-cell office:value-type="percentage" office:value="0.20199538294124092" table:style-name="ce120">
            <text:p>20,2%</text:p>
          </table:table-cell>
          <table:table-cell office:value-type="date" office:date-value="2023-04-14T00:00:00" table:style-name="ce121">
            <text:p>14/04/2023</text:p>
          </table:table-cell>
          <table:table-cell table:number-columns-repeated="16377"/>
        </table:table-row>
        <table:table-row table:style-name="ro5">
          <table:table-cell office:value-type="string" table:style-name="ce123">
            <text:p>Min. Defensa</text:p>
          </table:table-cell>
          <table:table-cell office:value-type="string" table:style-name="ce119">
            <text:p>-</text:p>
          </table:table-cell>
          <table:table-cell office:value-type="float" office:value="0" table:style-name="ce119">
            <text:p>0</text:p>
          </table:table-cell>
          <table:table-cell office:value-type="string" table:style-name="ce120">
            <text:p>-</text:p>
          </table:table-cell>
          <table:table-cell office:value-type="float" office:value="0" table:style-name="ce119">
            <text:p>0</text:p>
          </table:table-cell>
          <table:table-cell office:value-type="string" table:style-name="ce120">
            <text:p>-</text:p>
          </table:table-cell>
          <table:table-cell office:value-type="date" office:date-value="2023-04-04T00:00:00" table:style-name="ce121">
            <text:p>04/04/2023</text:p>
          </table:table-cell>
          <table:table-cell table:number-columns-repeated="16377"/>
        </table:table-row>
        <table:table-row table:style-name="ro5">
          <table:table-cell office:value-type="string" table:style-name="ce124">
            <text:p>Sanidad Exterior</text:p>
          </table:table-cell>
          <table:table-cell office:value-type="string" table:style-name="ce119">
            <text:p>-</text:p>
          </table:table-cell>
          <table:table-cell office:value-type="float" office:value="0" table:style-name="ce119">
            <text:p>0</text:p>
          </table:table-cell>
          <table:table-cell office:value-type="string" table:style-name="ce120">
            <text:p>-</text:p>
          </table:table-cell>
          <table:table-cell office:value-type="float" office:value="0" table:style-name="ce119">
            <text:p>0</text:p>
          </table:table-cell>
          <table:table-cell office:value-type="string" table:style-name="ce120">
            <text:p>-</text:p>
          </table:table-cell>
          <table:table-cell office:value-type="date" office:date-value="2023-04-26T00:00:00" table:style-name="ce121">
            <text:p>26/04/2023</text:p>
          </table:table-cell>
          <table:table-cell table:number-columns-repeated="16377"/>
        </table:table-row>
        <table:table-row table:style-name="ro5">
          <table:table-cell office:value-type="string" table:style-name="ce125">
            <text:p>Totales</text:p>
          </table:table-cell>
          <table:table-cell office:value-type="float" office:value="3740001.2257329994" table:style-name="ce126">
            <text:p>3.740.001</text:p>
          </table:table-cell>
          <table:table-cell office:value-type="float" office:value="2143895" table:style-name="ce126">
            <text:p>2.143.895</text:p>
          </table:table-cell>
          <table:table-cell office:value-type="percentage" office:value="0.57323376934985359" table:style-name="ce127">
            <text:p>57,3%</text:p>
          </table:table-cell>
          <table:table-cell office:value-type="float" office:value="1778411" table:style-name="ce126">
            <text:p>1.778.411</text:p>
          </table:table-cell>
          <table:table-cell office:value-type="percentage" office:value="0.47551080672478946" table:style-name="ce127">
            <text:p>47,6%</text:p>
          </table:table-cell>
          <table:table-cell table:style-name="ce126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Primera_Dosis_refuerzo" table:style-name="ta3">
        <table:table-column table:style-name="co4" table:number-columns-repeated="16384" table:default-cell-style-name="ce117"/>
        <table:table-row table:style-name="ro15">
          <table:table-cell table:number-columns-spanned="1" table:number-rows-spanned="2" table:style-name="ce138"/>
          <table:table-cell office:value-type="string" table:number-columns-spanned="2" table:number-rows-spanned="1" table:style-name="ce139">
            <text:p><text:s/>Mayores de 70 años</text:p>
          </table:table-cell>
          <table:covered-table-cell/>
          <table:table-cell office:value-type="string" table:number-columns-spanned="2" table:number-rows-spanned="1" table:style-name="ce139">
            <text:p>60-69 años</text:p>
          </table:table-cell>
          <table:covered-table-cell/>
          <table:table-cell office:value-type="string" table:number-columns-spanned="2" table:number-rows-spanned="1" table:style-name="ce139">
            <text:p>50-59 años</text:p>
          </table:table-cell>
          <table:covered-table-cell/>
          <table:table-cell office:value-type="string" table:number-columns-spanned="2" table:number-rows-spanned="1" table:style-name="ce139">
            <text:p>40-49 años</text:p>
          </table:table-cell>
          <table:covered-table-cell/>
          <table:table-cell office:value-type="string" table:number-columns-spanned="2" table:number-rows-spanned="1" table:style-name="ce139">
            <text:p>30-39 años</text:p>
          </table:table-cell>
          <table:covered-table-cell/>
          <table:table-cell office:value-type="string" table:number-columns-spanned="2" table:number-rows-spanned="1" table:style-name="ce139">
            <text:p>20-29 años</text:p>
          </table:table-cell>
          <table:covered-table-cell/>
          <table:table-cell office:value-type="string" table:number-columns-spanned="2" table:number-rows-spanned="1" table:style-name="ce140">
            <text:p>18-19 años</text:p>
          </table:table-cell>
          <table:covered-table-cell/>
          <table:table-cell table:number-columns-repeated="16369"/>
        </table:table-row>
        <table:table-row table:style-name="ro16">
          <table:covered-table-cell/>
          <table:table-cell office:value-type="string" table:style-name="ce128">
            <text:p>Nº Personas &gt; 70 años con <text:s/>dosis de recuerdo</text:p>
          </table:table-cell>
          <table:table-cell office:value-type="string" table:style-name="ce128">
            <text:p>% Dosis de recuerdo en &gt; 70 años</text:p>
          </table:table-cell>
          <table:table-cell office:value-type="string" table:style-name="ce128">
            <text:p>Nº Personas 60-69 años con <text:s/>dosis de recuerdo</text:p>
          </table:table-cell>
          <table:table-cell office:value-type="string" table:style-name="ce128">
            <text:p>% Dosis de recuerdo en 60-69 años</text:p>
          </table:table-cell>
          <table:table-cell office:value-type="string" table:style-name="ce128">
            <text:p>Nº Personas 50-59 años con <text:s/>dosis de recuerdo</text:p>
          </table:table-cell>
          <table:table-cell office:value-type="string" table:style-name="ce128">
            <text:p>% Dosis de recuerdo en 50-59 años</text:p>
          </table:table-cell>
          <table:table-cell office:value-type="string" table:style-name="ce128">
            <text:p>Nº Personas 40-49 años con <text:s/>dosis de recuerdo</text:p>
          </table:table-cell>
          <table:table-cell office:value-type="string" table:style-name="ce128">
            <text:p>% Dosis de recuerdo en 40-49 años</text:p>
          </table:table-cell>
          <table:table-cell office:value-type="string" table:style-name="ce128">
            <text:p>Nº Personas 30-39 años con <text:s/>dosis de recuerdo</text:p>
          </table:table-cell>
          <table:table-cell office:value-type="string" table:style-name="ce128">
            <text:p>% Dosis de recuerdo en 30-39 años</text:p>
          </table:table-cell>
          <table:table-cell office:value-type="string" table:style-name="ce128">
            <text:p>Nº Personas 20-29 años con <text:s/>dosis de recuerdo</text:p>
          </table:table-cell>
          <table:table-cell office:value-type="string" table:style-name="ce128">
            <text:p>% Dosis de recuerdo en 20-29 años</text:p>
          </table:table-cell>
          <table:table-cell office:value-type="string" table:style-name="ce128">
            <text:p>Nº Personas 18-19 años con <text:s/>dosis de recuerdo</text:p>
          </table:table-cell>
          <table:table-cell office:value-type="string" table:style-name="ce128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129">
            <text:p>Andalucía</text:p>
          </table:table-cell>
          <table:table-cell office:value-type="float" office:value="1011071" table:style-name="ce130">
            <text:p>1.011.071</text:p>
          </table:table-cell>
          <table:table-cell office:value-type="percentage" office:value="0.93269995369114767" table:style-name="ce131">
            <text:p>93,3%</text:p>
          </table:table-cell>
          <table:table-cell office:value-type="float" office:value="889339" table:style-name="ce130">
            <text:p>889.339</text:p>
          </table:table-cell>
          <table:table-cell office:value-type="percentage" office:value="0.95199859556124566" table:style-name="ce131">
            <text:p>95,2%</text:p>
          </table:table-cell>
          <table:table-cell office:value-type="float" office:value="914381" table:style-name="ce130">
            <text:p>914.381</text:p>
          </table:table-cell>
          <table:table-cell office:value-type="percentage" office:value="0.7476541291905151" table:style-name="ce131">
            <text:p>74,8%</text:p>
          </table:table-cell>
          <table:table-cell office:value-type="float" office:value="747465" table:style-name="ce130">
            <text:p>747.465</text:p>
          </table:table-cell>
          <table:table-cell office:value-type="percentage" office:value="0.58940581169514739" table:style-name="ce131">
            <text:p>58,9%</text:p>
          </table:table-cell>
          <table:table-cell office:value-type="float" office:value="424246" table:style-name="ce130">
            <text:p>424.246</text:p>
          </table:table-cell>
          <table:table-cell office:value-type="percentage" office:value="0.44464777380551862" table:style-name="ce131">
            <text:p>44,5%</text:p>
          </table:table-cell>
          <table:table-cell office:value-type="float" office:value="305509" table:style-name="ce130">
            <text:p>305.509</text:p>
          </table:table-cell>
          <table:table-cell office:value-type="percentage" office:value="0.38432188997773387" table:style-name="ce131">
            <text:p>38,4%</text:p>
          </table:table-cell>
          <table:table-cell office:value-type="float" office:value="40342" table:style-name="ce130">
            <text:p>40.342</text:p>
          </table:table-cell>
          <table:table-cell office:value-type="percentage" office:value="0.24109965635738831" table:style-name="ce131">
            <text:p>24,1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Aragón</text:p>
          </table:table-cell>
          <table:table-cell office:value-type="float" office:value="205318" table:style-name="ce133">
            <text:p>205.318</text:p>
          </table:table-cell>
          <table:table-cell office:value-type="percentage" office:value="0.93398110366599796" table:style-name="ce83">
            <text:p>93,4%</text:p>
          </table:table-cell>
          <table:table-cell office:value-type="float" office:value="148555" table:style-name="ce133">
            <text:p>148.555</text:p>
          </table:table-cell>
          <table:table-cell office:value-type="percentage" office:value="0.95479728513767126" table:style-name="ce83">
            <text:p>95,5%</text:p>
          </table:table-cell>
          <table:table-cell office:value-type="float" office:value="148442" table:style-name="ce133">
            <text:p>148.442</text:p>
          </table:table-cell>
          <table:table-cell office:value-type="percentage" office:value="0.78724431079927237" table:style-name="ce83">
            <text:p>78,7%</text:p>
          </table:table-cell>
          <table:table-cell office:value-type="float" office:value="120073" table:style-name="ce133">
            <text:p>120.073</text:p>
          </table:table-cell>
          <table:table-cell office:value-type="percentage" office:value="0.62765545937356249" table:style-name="ce83">
            <text:p>62,8%</text:p>
          </table:table-cell>
          <table:table-cell office:value-type="float" office:value="63576" table:style-name="ce133">
            <text:p>63.576</text:p>
          </table:table-cell>
          <table:table-cell office:value-type="percentage" office:value="0.48785653445060889" table:style-name="ce83">
            <text:p>48,8%</text:p>
          </table:table-cell>
          <table:table-cell office:value-type="float" office:value="48527" table:style-name="ce133">
            <text:p>48.527</text:p>
          </table:table-cell>
          <table:table-cell office:value-type="percentage" office:value="0.44649215623131067" table:style-name="ce83">
            <text:p>44,6%</text:p>
          </table:table-cell>
          <table:table-cell office:value-type="float" office:value="11140" table:style-name="ce130">
            <text:p>11.140</text:p>
          </table:table-cell>
          <table:table-cell office:value-type="percentage" office:value="0.49231041187908786" table:style-name="ce131">
            <text:p>49,2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Asturias<text:s/></text:p>
          </table:table-cell>
          <table:table-cell office:value-type="float" office:value="193905" table:style-name="ce133">
            <text:p>193.905</text:p>
          </table:table-cell>
          <table:table-cell office:value-type="percentage" office:value="0.95423340961098402" table:style-name="ce83">
            <text:p>95,4%</text:p>
          </table:table-cell>
          <table:table-cell office:value-type="float" office:value="145110" table:style-name="ce133">
            <text:p>145.110</text:p>
          </table:table-cell>
          <table:table-cell office:value-type="percentage" office:value="0.97262624502325834" table:style-name="ce83">
            <text:p>97,3%</text:p>
          </table:table-cell>
          <table:table-cell office:value-type="float" office:value="147407" table:style-name="ce133">
            <text:p>147.407</text:p>
          </table:table-cell>
          <table:table-cell office:value-type="percentage" office:value="0.95160228270412639" table:style-name="ce83">
            <text:p>95,2%</text:p>
          </table:table-cell>
          <table:table-cell office:value-type="float" office:value="130324" table:style-name="ce133">
            <text:p>130.324</text:p>
          </table:table-cell>
          <table:table-cell office:value-type="percentage" office:value="0.8536487911598446" table:style-name="ce83">
            <text:p>85,4%</text:p>
          </table:table-cell>
          <table:table-cell office:value-type="float" office:value="64858" table:style-name="ce133">
            <text:p>64.858</text:p>
          </table:table-cell>
          <table:table-cell office:value-type="percentage" office:value="0.70306012942949125" table:style-name="ce83">
            <text:p>70,3%</text:p>
          </table:table-cell>
          <table:table-cell office:value-type="float" office:value="46171" table:style-name="ce133">
            <text:p>46.171</text:p>
          </table:table-cell>
          <table:table-cell office:value-type="percentage" office:value="0.68089781592413989" table:style-name="ce83">
            <text:p>68,1%</text:p>
          </table:table-cell>
          <table:table-cell office:value-type="float" office:value="10895" table:style-name="ce130">
            <text:p>10.895</text:p>
          </table:table-cell>
          <table:table-cell office:value-type="percentage" office:value="0.7522612718359456" table:style-name="ce131">
            <text:p>75,2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Baleares</text:p>
          </table:table-cell>
          <table:table-cell office:value-type="float" office:value="122050" table:style-name="ce133">
            <text:p>122.050</text:p>
          </table:table-cell>
          <table:table-cell office:value-type="percentage" office:value="0.9292109510613028" table:style-name="ce83">
            <text:p>92,9%</text:p>
          </table:table-cell>
          <table:table-cell office:value-type="float" office:value="101081" table:style-name="ce133">
            <text:p>101.081</text:p>
          </table:table-cell>
          <table:table-cell office:value-type="percentage" office:value="0.90068343624974379" table:style-name="ce83">
            <text:p>90,1%</text:p>
          </table:table-cell>
          <table:table-cell office:value-type="float" office:value="113798" table:style-name="ce133">
            <text:p>113.798</text:p>
          </table:table-cell>
          <table:table-cell office:value-type="percentage" office:value="0.74265651206348582" table:style-name="ce83">
            <text:p>74,3%</text:p>
          </table:table-cell>
          <table:table-cell office:value-type="float" office:value="89828" table:style-name="ce133">
            <text:p>89.828</text:p>
          </table:table-cell>
          <table:table-cell office:value-type="percentage" office:value="0.51913196752102175" table:style-name="ce83">
            <text:p>51,9%</text:p>
          </table:table-cell>
          <table:table-cell office:value-type="float" office:value="43952" table:style-name="ce133">
            <text:p>43.952</text:p>
          </table:table-cell>
          <table:table-cell office:value-type="percentage" office:value="0.32842891836353449" table:style-name="ce83">
            <text:p>32,8%</text:p>
          </table:table-cell>
          <table:table-cell office:value-type="float" office:value="30349" table:style-name="ce133">
            <text:p>30.349</text:p>
          </table:table-cell>
          <table:table-cell office:value-type="percentage" office:value="0.2942533862069634" table:style-name="ce83">
            <text:p>29,4%</text:p>
          </table:table-cell>
          <table:table-cell office:value-type="float" office:value="3926" table:style-name="ce130">
            <text:p>3.926</text:p>
          </table:table-cell>
          <table:table-cell office:value-type="percentage" office:value="0.19694005517933283" table:style-name="ce131">
            <text:p>19,7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Canarias</text:p>
          </table:table-cell>
          <table:table-cell office:value-type="float" office:value="227715" table:style-name="ce133">
            <text:p>227.715</text:p>
          </table:table-cell>
          <table:table-cell office:value-type="percentage" office:value="0.92372190378834895" table:style-name="ce83">
            <text:p>92,4%</text:p>
          </table:table-cell>
          <table:table-cell office:value-type="float" office:value="203504" table:style-name="ce133">
            <text:p>203.504</text:p>
          </table:table-cell>
          <table:table-cell office:value-type="percentage" office:value="0.89755701690549594" table:style-name="ce83">
            <text:p>89,8%</text:p>
          </table:table-cell>
          <table:table-cell office:value-type="float" office:value="251137" table:style-name="ce133">
            <text:p>251.137</text:p>
          </table:table-cell>
          <table:table-cell office:value-type="percentage" office:value="0.77191930927857233" table:style-name="ce83">
            <text:p>77,2%</text:p>
          </table:table-cell>
          <table:table-cell office:value-type="float" office:value="198284" table:style-name="ce133">
            <text:p>198.284</text:p>
          </table:table-cell>
          <table:table-cell office:value-type="percentage" office:value="0.61400401317908193" table:style-name="ce83">
            <text:p>61,4%</text:p>
          </table:table-cell>
          <table:table-cell office:value-type="float" office:value="93751" table:style-name="ce133">
            <text:p>93.751</text:p>
          </table:table-cell>
          <table:table-cell office:value-type="percentage" office:value="0.39960019095357441" table:style-name="ce83">
            <text:p>40,0%</text:p>
          </table:table-cell>
          <table:table-cell office:value-type="float" office:value="57337" table:style-name="ce133">
            <text:p>57.337</text:p>
          </table:table-cell>
          <table:table-cell office:value-type="percentage" office:value="0.2971737474150129" table:style-name="ce83">
            <text:p>29,7%</text:p>
          </table:table-cell>
          <table:table-cell office:value-type="float" office:value="7314" table:style-name="ce130">
            <text:p>7.314</text:p>
          </table:table-cell>
          <table:table-cell office:value-type="percentage" office:value="0.17752427184466019" table:style-name="ce131">
            <text:p>17,8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Cantabria</text:p>
          </table:table-cell>
          <table:table-cell office:value-type="float" office:value="93127" table:style-name="ce133">
            <text:p>93.127</text:p>
          </table:table-cell>
          <table:table-cell office:value-type="percentage" office:value="0.94608570209480469" table:style-name="ce83">
            <text:p>94,6%</text:p>
          </table:table-cell>
          <table:table-cell office:value-type="float" office:value="77124" table:style-name="ce133">
            <text:p>77.124</text:p>
          </table:table-cell>
          <table:table-cell office:value-type="percentage" office:value="0.99905436739769682" table:style-name="ce83">
            <text:p>99,9%</text:p>
          </table:table-cell>
          <table:table-cell office:value-type="float" office:value="74459" table:style-name="ce133">
            <text:p>74.459</text:p>
          </table:table-cell>
          <table:table-cell office:value-type="percentage" office:value="0.87438348442857816" table:style-name="ce83">
            <text:p>87,4%</text:p>
          </table:table-cell>
          <table:table-cell office:value-type="float" office:value="64875" table:style-name="ce133">
            <text:p>64.875</text:p>
          </table:table-cell>
          <table:table-cell office:value-type="percentage" office:value="0.72592285915697841" table:style-name="ce83">
            <text:p>72,6%</text:p>
          </table:table-cell>
          <table:table-cell office:value-type="float" office:value="33216" table:style-name="ce133">
            <text:p>33.216</text:p>
          </table:table-cell>
          <table:table-cell office:value-type="percentage" office:value="0.58436691824563258" table:style-name="ce83">
            <text:p>58,4%</text:p>
          </table:table-cell>
          <table:table-cell office:value-type="float" office:value="21989" table:style-name="ce133">
            <text:p>21.989</text:p>
          </table:table-cell>
          <table:table-cell office:value-type="percentage" office:value="0.50633232016210739" table:style-name="ce83">
            <text:p>50,6%</text:p>
          </table:table-cell>
          <table:table-cell office:value-type="float" office:value="3218" table:style-name="ce130">
            <text:p>3.218</text:p>
          </table:table-cell>
          <table:table-cell office:value-type="percentage" office:value="0.32331960213001104" table:style-name="ce131">
            <text:p>32,3%</text:p>
          </table:table-cell>
          <table:table-cell table:number-columns-repeated="16369"/>
        </table:table-row>
        <table:table-row table:style-name="ro17">
          <table:table-cell office:value-type="string" table:style-name="ce132">
            <text:p>Castilla y León<text:s/></text:p>
          </table:table-cell>
          <table:table-cell office:value-type="float" office:value="453235" table:style-name="ce133">
            <text:p>453.235</text:p>
          </table:table-cell>
          <table:table-cell office:value-type="percentage" office:value="0.94412943489926171" table:style-name="ce83">
            <text:p>94,4%</text:p>
          </table:table-cell>
          <table:table-cell office:value-type="float" office:value="313067" table:style-name="ce133">
            <text:p>313.067</text:p>
          </table:table-cell>
          <table:table-cell office:value-type="percentage" office:value="0.96305490699126672" table:style-name="ce83">
            <text:p>96,3%</text:p>
          </table:table-cell>
          <table:table-cell office:value-type="float" office:value="318109" table:style-name="ce133">
            <text:p>318.109</text:p>
          </table:table-cell>
          <table:table-cell office:value-type="percentage" office:value="0.89138372128864496" table:style-name="ce83">
            <text:p>89,1%</text:p>
          </table:table-cell>
          <table:table-cell office:value-type="float" office:value="244555" table:style-name="ce133">
            <text:p>244.555</text:p>
          </table:table-cell>
          <table:table-cell office:value-type="percentage" office:value="0.75232877218024763" table:style-name="ce83">
            <text:p>75,2%</text:p>
          </table:table-cell>
          <table:table-cell office:value-type="float" office:value="134435" table:style-name="ce133">
            <text:p>134.435</text:p>
          </table:table-cell>
          <table:table-cell office:value-type="percentage" office:value="0.6187006986184107" table:style-name="ce83">
            <text:p>61,9%</text:p>
          </table:table-cell>
          <table:table-cell office:value-type="float" office:value="103030" table:style-name="ce133">
            <text:p>103.030</text:p>
          </table:table-cell>
          <table:table-cell office:value-type="percentage" office:value="0.55190700664238268" table:style-name="ce83">
            <text:p>55,2%</text:p>
          </table:table-cell>
          <table:table-cell office:value-type="float" office:value="14064" table:style-name="ce130">
            <text:p>14.064</text:p>
          </table:table-cell>
          <table:table-cell office:value-type="percentage" office:value="0.29556153328850032" table:style-name="ce131">
            <text:p>29,6%</text:p>
          </table:table-cell>
          <table:table-cell table:number-columns-repeated="16369"/>
        </table:table-row>
        <table:table-row table:style-name="ro17">
          <table:table-cell office:value-type="string" table:style-name="ce132">
            <text:p>Castilla - La Mancha</text:p>
          </table:table-cell>
          <table:table-cell office:value-type="float" office:value="278641" table:style-name="ce133">
            <text:p>278.641</text:p>
          </table:table-cell>
          <table:table-cell office:value-type="percentage" office:value="0.9418956833316432" table:style-name="ce83">
            <text:p>94,2%</text:p>
          </table:table-cell>
          <table:table-cell office:value-type="float" office:value="215651" table:style-name="ce133">
            <text:p>215.651</text:p>
          </table:table-cell>
          <table:table-cell office:value-type="percentage" office:value="0.96523988774354685" table:style-name="ce83">
            <text:p>96,5%</text:p>
          </table:table-cell>
          <table:table-cell office:value-type="float" office:value="238225" table:style-name="ce133">
            <text:p>238.225</text:p>
          </table:table-cell>
          <table:table-cell office:value-type="percentage" office:value="0.82976892907648259" table:style-name="ce83">
            <text:p>83,0%</text:p>
          </table:table-cell>
          <table:table-cell office:value-type="float" office:value="195874" table:style-name="ce133">
            <text:p>195.874</text:p>
          </table:table-cell>
          <table:table-cell office:value-type="percentage" office:value="0.68128902106050326" table:style-name="ce83">
            <text:p>68,1%</text:p>
          </table:table-cell>
          <table:table-cell office:value-type="float" office:value="107690" table:style-name="ce133">
            <text:p>107.690</text:p>
          </table:table-cell>
          <table:table-cell office:value-type="percentage" office:value="0.51951873721585429" table:style-name="ce83">
            <text:p>52,0%</text:p>
          </table:table-cell>
          <table:table-cell office:value-type="float" office:value="80070" table:style-name="ce133">
            <text:p>80.070</text:p>
          </table:table-cell>
          <table:table-cell office:value-type="percentage" office:value="0.45738342634852996" table:style-name="ce83">
            <text:p>45,7%</text:p>
          </table:table-cell>
          <table:table-cell office:value-type="float" office:value="12492" table:style-name="ce130">
            <text:p>12.492</text:p>
          </table:table-cell>
          <table:table-cell office:value-type="percentage" office:value="0.33772202546703073" table:style-name="ce131">
            <text:p>33,8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Cataluña</text:p>
          </table:table-cell>
          <table:table-cell office:value-type="float" office:value="993331" table:style-name="ce133">
            <text:p>993.331</text:p>
          </table:table-cell>
          <table:table-cell office:value-type="percentage" office:value="0.92441494168261906" table:style-name="ce83">
            <text:p>92,4%</text:p>
          </table:table-cell>
          <table:table-cell office:value-type="float" office:value="749197" table:style-name="ce133">
            <text:p>749.197</text:p>
          </table:table-cell>
          <table:table-cell office:value-type="percentage" office:value="0.93339969650683852" table:style-name="ce83">
            <text:p>93,3%</text:p>
          </table:table-cell>
          <table:table-cell office:value-type="float" office:value="821834" table:style-name="ce133">
            <text:p>821.834</text:p>
          </table:table-cell>
          <table:table-cell office:value-type="percentage" office:value="0.78987411361491333" table:style-name="ce83">
            <text:p>79,0%</text:p>
          </table:table-cell>
          <table:table-cell office:value-type="float" office:value="719228" table:style-name="ce133">
            <text:p>719.228</text:p>
          </table:table-cell>
          <table:table-cell office:value-type="percentage" office:value="0.6215308143534154" table:style-name="ce83">
            <text:p>62,2%</text:p>
          </table:table-cell>
          <table:table-cell office:value-type="float" office:value="390413" table:style-name="ce133">
            <text:p>390.413</text:p>
          </table:table-cell>
          <table:table-cell office:value-type="percentage" office:value="0.4755607202848397" table:style-name="ce83">
            <text:p>47,6%</text:p>
          </table:table-cell>
          <table:table-cell office:value-type="float" office:value="275911" table:style-name="ce133">
            <text:p>275.911</text:p>
          </table:table-cell>
          <table:table-cell office:value-type="percentage" office:value="0.40210707951317692" table:style-name="ce83">
            <text:p>40,2%</text:p>
          </table:table-cell>
          <table:table-cell office:value-type="float" office:value="40904" table:style-name="ce130">
            <text:p>40.904</text:p>
          </table:table-cell>
          <table:table-cell office:value-type="percentage" office:value="0.28738240604778936" table:style-name="ce131">
            <text:p>28,7%</text:p>
          </table:table-cell>
          <table:table-cell table:number-columns-repeated="16369"/>
        </table:table-row>
        <table:table-row table:style-name="ro17">
          <table:table-cell office:value-type="string" table:style-name="ce132">
            <text:p>C. Valenciana</text:p>
          </table:table-cell>
          <table:table-cell office:value-type="float" office:value="703149" table:style-name="ce133">
            <text:p>703.149</text:p>
          </table:table-cell>
          <table:table-cell office:value-type="percentage" office:value="0.96143848849594793" table:style-name="ce83">
            <text:p>96,1%</text:p>
          </table:table-cell>
          <table:table-cell office:value-type="float" office:value="571607" table:style-name="ce133">
            <text:p>571.607</text:p>
          </table:table-cell>
          <table:table-cell office:value-type="percentage" office:value="0.98591347663054918" table:style-name="ce83">
            <text:p>98,6%</text:p>
          </table:table-cell>
          <table:table-cell office:value-type="float" office:value="626479" table:style-name="ce133">
            <text:p>626.479</text:p>
          </table:table-cell>
          <table:table-cell office:value-type="percentage" office:value="0.85372647403916779" table:style-name="ce83">
            <text:p>85,4%</text:p>
          </table:table-cell>
          <table:table-cell office:value-type="float" office:value="554821" table:style-name="ce133">
            <text:p>554.821</text:p>
          </table:table-cell>
          <table:table-cell office:value-type="percentage" office:value="0.72049248238444374" table:style-name="ce83">
            <text:p>72,0%</text:p>
          </table:table-cell>
          <table:table-cell office:value-type="float" office:value="311673" table:style-name="ce133">
            <text:p>311.673</text:p>
          </table:table-cell>
          <table:table-cell office:value-type="percentage" office:value="0.58724787323240413" table:style-name="ce83">
            <text:p>58,7%</text:p>
          </table:table-cell>
          <table:table-cell office:value-type="float" office:value="243860" table:style-name="ce133">
            <text:p>243.860</text:p>
          </table:table-cell>
          <table:table-cell office:value-type="percentage" office:value="0.54502258448788754" table:style-name="ce83">
            <text:p>54,5%</text:p>
          </table:table-cell>
          <table:table-cell office:value-type="float" office:value="51748" table:style-name="ce130">
            <text:p>51.748</text:p>
          </table:table-cell>
          <table:table-cell office:value-type="percentage" office:value="0.54144432586268232" table:style-name="ce131">
            <text:p>54,1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Extremadura</text:p>
          </table:table-cell>
          <table:table-cell office:value-type="float" office:value="156592" table:style-name="ce133">
            <text:p>156.592</text:p>
          </table:table-cell>
          <table:table-cell office:value-type="percentage" office:value="0.90260477609531442" table:style-name="ce83">
            <text:p>90,3%</text:p>
          </table:table-cell>
          <table:table-cell office:value-type="float" office:value="128842" table:style-name="ce133">
            <text:p>128.842</text:p>
          </table:table-cell>
          <table:table-cell office:value-type="percentage" office:value="0.96937094189432182" table:style-name="ce83">
            <text:p>96,9%</text:p>
          </table:table-cell>
          <table:table-cell office:value-type="float" office:value="137601" table:style-name="ce133">
            <text:p>137.601</text:p>
          </table:table-cell>
          <table:table-cell office:value-type="percentage" office:value="0.85134382656470409" table:style-name="ce83">
            <text:p>85,1%</text:p>
          </table:table-cell>
          <table:table-cell office:value-type="float" office:value="109179" table:style-name="ce133">
            <text:p>109.179</text:p>
          </table:table-cell>
          <table:table-cell office:value-type="percentage" office:value="0.74639548795077759" table:style-name="ce83">
            <text:p>74,6%</text:p>
          </table:table-cell>
          <table:table-cell office:value-type="float" office:value="73922" table:style-name="ce133">
            <text:p>73.922</text:p>
          </table:table-cell>
          <table:table-cell office:value-type="percentage" office:value="0.65177178024458415" table:style-name="ce83">
            <text:p>65,2%</text:p>
          </table:table-cell>
          <table:table-cell office:value-type="float" office:value="52397" table:style-name="ce133">
            <text:p>52.397</text:p>
          </table:table-cell>
          <table:table-cell office:value-type="percentage" office:value="0.55944436733255742" table:style-name="ce83">
            <text:p>55,9%</text:p>
          </table:table-cell>
          <table:table-cell office:value-type="float" office:value="7227" table:style-name="ce130">
            <text:p>7.227</text:p>
          </table:table-cell>
          <table:table-cell office:value-type="percentage" office:value="0.37503892060197197" table:style-name="ce131">
            <text:p>37,5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Galicia</text:p>
          </table:table-cell>
          <table:table-cell office:value-type="float" office:value="510437" table:style-name="ce133">
            <text:p>510.437</text:p>
          </table:table-cell>
          <table:table-cell office:value-type="percentage" office:value="0.95686544305244947" table:style-name="ce83">
            <text:p>95,7%</text:p>
          </table:table-cell>
          <table:table-cell office:value-type="float" office:value="339696" table:style-name="ce133">
            <text:p>339.696</text:p>
          </table:table-cell>
          <table:table-cell office:value-type="percentage" office:value="0.97544838993125549" table:style-name="ce83">
            <text:p>97,5%</text:p>
          </table:table-cell>
          <table:table-cell office:value-type="float" office:value="379625" table:style-name="ce133">
            <text:p>379.625</text:p>
          </table:table-cell>
          <table:table-cell office:value-type="percentage" office:value="0.96578752547236768" table:style-name="ce83">
            <text:p>96,6%</text:p>
          </table:table-cell>
          <table:table-cell office:value-type="float" office:value="394554" table:style-name="ce133">
            <text:p>394.554</text:p>
          </table:table-cell>
          <table:table-cell office:value-type="percentage" office:value="0.9588282753659817" table:style-name="ce83">
            <text:p>95,9%</text:p>
          </table:table-cell>
          <table:table-cell office:value-type="float" office:value="209823" table:style-name="ce133">
            <text:p>209.823</text:p>
          </table:table-cell>
          <table:table-cell office:value-type="percentage" office:value="0.78419156395057665" table:style-name="ce83">
            <text:p>78,4%</text:p>
          </table:table-cell>
          <table:table-cell office:value-type="float" office:value="153513" table:style-name="ce133">
            <text:p>153.513</text:p>
          </table:table-cell>
          <table:table-cell office:value-type="percentage" office:value="0.75729606535380245" table:style-name="ce83">
            <text:p>75,7%</text:p>
          </table:table-cell>
          <table:table-cell office:value-type="float" office:value="29512" table:style-name="ce130">
            <text:p>29.512</text:p>
          </table:table-cell>
          <table:table-cell office:value-type="percentage" office:value="0.70716219778113243" table:style-name="ce131">
            <text:p>70,7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La Rioja</text:p>
          </table:table-cell>
          <table:table-cell office:value-type="float" office:value="46315" table:style-name="ce133">
            <text:p>46.315</text:p>
          </table:table-cell>
          <table:table-cell office:value-type="percentage" office:value="0.82912638739706412" table:style-name="ce83">
            <text:p>82,9%</text:p>
          </table:table-cell>
          <table:table-cell office:value-type="float" office:value="37454" table:style-name="ce133">
            <text:p>37.454</text:p>
          </table:table-cell>
          <table:table-cell office:value-type="percentage" office:value="0.94254724815662982" table:style-name="ce83">
            <text:p>94,3%</text:p>
          </table:table-cell>
          <table:table-cell office:value-type="float" office:value="38381" table:style-name="ce133">
            <text:p>38.381</text:p>
          </table:table-cell>
          <table:table-cell office:value-type="percentage" office:value="0.82821198912433647" table:style-name="ce83">
            <text:p>82,8%</text:p>
          </table:table-cell>
          <table:table-cell office:value-type="float" office:value="34856" table:style-name="ce133">
            <text:p>34.856</text:p>
          </table:table-cell>
          <table:table-cell office:value-type="percentage" office:value="0.71599359106035088" table:style-name="ce83">
            <text:p>71,6%</text:p>
          </table:table-cell>
          <table:table-cell office:value-type="float" office:value="18358" table:style-name="ce133">
            <text:p>18.358</text:p>
          </table:table-cell>
          <table:table-cell office:value-type="percentage" office:value="0.56486153846153841" table:style-name="ce83">
            <text:p>56,5%</text:p>
          </table:table-cell>
          <table:table-cell office:value-type="float" office:value="12622" table:style-name="ce133">
            <text:p>12.622</text:p>
          </table:table-cell>
          <table:table-cell office:value-type="percentage" office:value="0.49372188539018191" table:style-name="ce83">
            <text:p>49,4%</text:p>
          </table:table-cell>
          <table:table-cell office:value-type="float" office:value="2176" table:style-name="ce130">
            <text:p>2.176</text:p>
          </table:table-cell>
          <table:table-cell office:value-type="percentage" office:value="0.39059414826781547" table:style-name="ce131">
            <text:p>39,1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Madrid</text:p>
          </table:table-cell>
          <table:table-cell office:value-type="float" office:value="841685" table:style-name="ce133">
            <text:p>841.685</text:p>
          </table:table-cell>
          <table:table-cell office:value-type="percentage" office:value="0.95159627268801061" table:style-name="ce83">
            <text:p>95,2%</text:p>
          </table:table-cell>
          <table:table-cell office:value-type="float" office:value="643298" table:style-name="ce133">
            <text:p>643.298</text:p>
          </table:table-cell>
          <table:table-cell office:value-type="percentage" office:value="0.92921452023174822" table:style-name="ce83">
            <text:p>92,9%</text:p>
          </table:table-cell>
          <table:table-cell office:value-type="float" office:value="745185" table:style-name="ce133">
            <text:p>745.185</text:p>
          </table:table-cell>
          <table:table-cell office:value-type="percentage" office:value="0.77328060419211198" table:style-name="ce83">
            <text:p>77,3%</text:p>
          </table:table-cell>
          <table:table-cell office:value-type="float" office:value="660423" table:style-name="ce133">
            <text:p>660.423</text:p>
          </table:table-cell>
          <table:table-cell office:value-type="percentage" office:value="0.62597259806546701" table:style-name="ce83">
            <text:p>62,6%</text:p>
          </table:table-cell>
          <table:table-cell office:value-type="float" office:value="392896" table:style-name="ce133">
            <text:p>392.896</text:p>
          </table:table-cell>
          <table:table-cell office:value-type="percentage" office:value="0.5058256151978392" table:style-name="ce83">
            <text:p>50,6%</text:p>
          </table:table-cell>
          <table:table-cell office:value-type="float" office:value="285619" table:style-name="ce133">
            <text:p>285.619</text:p>
          </table:table-cell>
          <table:table-cell office:value-type="percentage" office:value="0.45113004032417287" table:style-name="ce83">
            <text:p>45,1%</text:p>
          </table:table-cell>
          <table:table-cell office:value-type="float" office:value="35297" table:style-name="ce130">
            <text:p>35.297</text:p>
          </table:table-cell>
          <table:table-cell office:value-type="percentage" office:value="0.28564376466779962" table:style-name="ce131">
            <text:p>28,6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Murcia<text:s/></text:p>
          </table:table-cell>
          <table:table-cell office:value-type="float" office:value="164280" table:style-name="ce133">
            <text:p>164.280</text:p>
          </table:table-cell>
          <table:table-cell office:value-type="percentage" office:value="0.89126153545677966" table:style-name="ce83">
            <text:p>89,1%</text:p>
          </table:table-cell>
          <table:table-cell office:value-type="float" office:value="137319" table:style-name="ce133">
            <text:p>137.319</text:p>
          </table:table-cell>
          <table:table-cell office:value-type="percentage" office:value="0.89135768811341332" table:style-name="ce83">
            <text:p>89,1%</text:p>
          </table:table-cell>
          <table:table-cell office:value-type="float" office:value="158178" table:style-name="ce133">
            <text:p>158.178</text:p>
          </table:table-cell>
          <table:table-cell office:value-type="percentage" office:value="0.74574976662612091" table:style-name="ce83">
            <text:p>74,6%</text:p>
          </table:table-cell>
          <table:table-cell office:value-type="float" office:value="139258" table:style-name="ce133">
            <text:p>139.258</text:p>
          </table:table-cell>
          <table:table-cell office:value-type="percentage" office:value="0.58970395809425402" table:style-name="ce83">
            <text:p>59,0%</text:p>
          </table:table-cell>
          <table:table-cell office:value-type="float" office:value="70002" table:style-name="ce133">
            <text:p>70.002</text:p>
          </table:table-cell>
          <table:table-cell office:value-type="percentage" office:value="0.40646611040465447" table:style-name="ce83">
            <text:p>40,6%</text:p>
          </table:table-cell>
          <table:table-cell office:value-type="float" office:value="52174" table:style-name="ce133">
            <text:p>52.174</text:p>
          </table:table-cell>
          <table:table-cell office:value-type="percentage" office:value="0.35752513174034306" table:style-name="ce83">
            <text:p>35,8%</text:p>
          </table:table-cell>
          <table:table-cell office:value-type="float" office:value="6616" table:style-name="ce130">
            <text:p>6.616</text:p>
          </table:table-cell>
          <table:table-cell office:value-type="percentage" office:value="0.21574382051783733" table:style-name="ce131">
            <text:p>21,6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Navarra</text:p>
          </table:table-cell>
          <table:table-cell office:value-type="float" office:value="93714" table:style-name="ce133">
            <text:p>93.714</text:p>
          </table:table-cell>
          <table:table-cell office:value-type="percentage" office:value="0.95391944300241238" table:style-name="ce83">
            <text:p>95,4%</text:p>
          </table:table-cell>
          <table:table-cell office:value-type="float" office:value="72497" table:style-name="ce133">
            <text:p>72.497</text:p>
          </table:table-cell>
          <table:table-cell office:value-type="percentage" office:value="0.99998620651604186" table:style-name="ce83">
            <text:p>100,0%</text:p>
          </table:table-cell>
          <table:table-cell office:value-type="float" office:value="77702" table:style-name="ce133">
            <text:p>77.702</text:p>
          </table:table-cell>
          <table:table-cell office:value-type="percentage" office:value="0.83662087083853742" table:style-name="ce83">
            <text:p>83,7%</text:p>
          </table:table-cell>
          <table:table-cell office:value-type="float" office:value="65643" table:style-name="ce133">
            <text:p>65.643</text:p>
          </table:table-cell>
          <table:table-cell office:value-type="percentage" office:value="0.67913343058443776" table:style-name="ce83">
            <text:p>67,9%</text:p>
          </table:table-cell>
          <table:table-cell office:value-type="float" office:value="34516" table:style-name="ce133">
            <text:p>34.516</text:p>
          </table:table-cell>
          <table:table-cell office:value-type="percentage" office:value="0.52412117530939184" table:style-name="ce83">
            <text:p>52,4%</text:p>
          </table:table-cell>
          <table:table-cell office:value-type="float" office:value="27027" table:style-name="ce133">
            <text:p>27.027</text:p>
          </table:table-cell>
          <table:table-cell office:value-type="percentage" office:value="0.45417422867513613" table:style-name="ce83">
            <text:p>45,4%</text:p>
          </table:table-cell>
          <table:table-cell office:value-type="float" office:value="4120" table:style-name="ce130">
            <text:p>4.120</text:p>
          </table:table-cell>
          <table:table-cell office:value-type="percentage" office:value="0.30799132839949167" table:style-name="ce131">
            <text:p>30,8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País Vasco</text:p>
          </table:table-cell>
          <table:table-cell office:value-type="float" office:value="353020" table:style-name="ce133">
            <text:p>353.020</text:p>
          </table:table-cell>
          <table:table-cell office:value-type="percentage" office:value="0.93136026298224184" table:style-name="ce83">
            <text:p>93,1%</text:p>
          </table:table-cell>
          <table:table-cell office:value-type="float" office:value="262073" table:style-name="ce133">
            <text:p>262.073</text:p>
          </table:table-cell>
          <table:table-cell office:value-type="percentage" office:value="0.94030375550301204" table:style-name="ce83">
            <text:p>94,0%</text:p>
          </table:table-cell>
          <table:table-cell office:value-type="float" office:value="273993" table:style-name="ce133">
            <text:p>273.993</text:p>
          </table:table-cell>
          <table:table-cell office:value-type="percentage" office:value="0.83648192359122464" table:style-name="ce83">
            <text:p>83,6%</text:p>
          </table:table-cell>
          <table:table-cell office:value-type="float" office:value="204177" table:style-name="ce133">
            <text:p>204.177</text:p>
          </table:table-cell>
          <table:table-cell office:value-type="percentage" office:value="0.62761510134574361" table:style-name="ce83">
            <text:p>62,8%</text:p>
          </table:table-cell>
          <table:table-cell office:value-type="float" office:value="94697" table:style-name="ce133">
            <text:p>94.697</text:p>
          </table:table-cell>
          <table:table-cell office:value-type="percentage" office:value="0.45072775561880646" table:style-name="ce83">
            <text:p>45,1%</text:p>
          </table:table-cell>
          <table:table-cell office:value-type="float" office:value="67269" table:style-name="ce133">
            <text:p>67.269</text:p>
          </table:table-cell>
          <table:table-cell office:value-type="percentage" office:value="0.38676571205160787" table:style-name="ce83">
            <text:p>38,7%</text:p>
          </table:table-cell>
          <table:table-cell office:value-type="float" office:value="12762" table:style-name="ce130">
            <text:p>12.762</text:p>
          </table:table-cell>
          <table:table-cell office:value-type="percentage" office:value="0.33107634835395749" table:style-name="ce131">
            <text:p>33,1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Ceuta</text:p>
          </table:table-cell>
          <table:table-cell office:value-type="float" office:value="5750" table:style-name="ce133">
            <text:p>5.750</text:p>
          </table:table-cell>
          <table:table-cell office:value-type="percentage" office:value="0.91168542888853654" table:style-name="ce83">
            <text:p>91,2%</text:p>
          </table:table-cell>
          <table:table-cell office:value-type="float" office:value="7358" table:style-name="ce133">
            <text:p>7.358</text:p>
          </table:table-cell>
          <table:table-cell office:value-type="percentage" office:value="0.96032367528060558" table:style-name="ce83">
            <text:p>96,0%</text:p>
          </table:table-cell>
          <table:table-cell office:value-type="float" office:value="9297" table:style-name="ce133">
            <text:p>9.297</text:p>
          </table:table-cell>
          <table:table-cell office:value-type="percentage" office:value="0.87492941840767924" table:style-name="ce83">
            <text:p>87,5%</text:p>
          </table:table-cell>
          <table:table-cell office:value-type="float" office:value="8981" table:style-name="ce133">
            <text:p>8.981</text:p>
          </table:table-cell>
          <table:table-cell office:value-type="percentage" office:value="0.80037429819089212" table:style-name="ce83">
            <text:p>80,0%</text:p>
          </table:table-cell>
          <table:table-cell office:value-type="float" office:value="6435" table:style-name="ce133">
            <text:p>6.435</text:p>
          </table:table-cell>
          <table:table-cell office:value-type="percentage" office:value="0.68391965139759803" table:style-name="ce83">
            <text:p>68,4%</text:p>
          </table:table-cell>
          <table:table-cell office:value-type="float" office:value="5324" table:style-name="ce133">
            <text:p>5.324</text:p>
          </table:table-cell>
          <table:table-cell office:value-type="percentage" office:value="0.57438774409321391" table:style-name="ce83">
            <text:p>57,4%</text:p>
          </table:table-cell>
          <table:table-cell office:value-type="float" office:value="1033" table:style-name="ce130">
            <text:p>1.033</text:p>
          </table:table-cell>
          <table:table-cell office:value-type="percentage" office:value="0.43513058129738835" table:style-name="ce131">
            <text:p>43,5%</text:p>
          </table:table-cell>
          <table:table-cell table:number-columns-repeated="16369"/>
        </table:table-row>
        <table:table-row table:style-name="ro5">
          <table:table-cell office:value-type="string" table:style-name="ce132">
            <text:p>Melilla</text:p>
          </table:table-cell>
          <table:table-cell office:value-type="float" office:value="4600" table:style-name="ce133">
            <text:p>4.600</text:p>
          </table:table-cell>
          <table:table-cell office:value-type="percentage" office:value="0.84730152882667154" table:style-name="ce83">
            <text:p>84,7%</text:p>
          </table:table-cell>
          <table:table-cell office:value-type="float" office:value="6234" table:style-name="ce133">
            <text:p>6.234</text:p>
          </table:table-cell>
          <table:table-cell office:value-type="percentage" office:value="0.84106853750674582" table:style-name="ce83">
            <text:p>84,1%</text:p>
          </table:table-cell>
          <table:table-cell office:value-type="float" office:value="8059" table:style-name="ce133">
            <text:p>8.059</text:p>
          </table:table-cell>
          <table:table-cell office:value-type="percentage" office:value="0.80045689312673818" table:style-name="ce83">
            <text:p>80,0%</text:p>
          </table:table-cell>
          <table:table-cell office:value-type="float" office:value="7797" table:style-name="ce133">
            <text:p>7.797</text:p>
          </table:table-cell>
          <table:table-cell office:value-type="percentage" office:value="0.73598263167830846" table:style-name="ce83">
            <text:p>73,6%</text:p>
          </table:table-cell>
          <table:table-cell office:value-type="float" office:value="5099" table:style-name="ce133">
            <text:p>5.099</text:p>
          </table:table-cell>
          <table:table-cell office:value-type="percentage" office:value="0.55574931880108991" table:style-name="ce83">
            <text:p>55,6%</text:p>
          </table:table-cell>
          <table:table-cell office:value-type="float" office:value="4521" table:style-name="ce133">
            <text:p>4.521</text:p>
          </table:table-cell>
          <table:table-cell office:value-type="percentage" office:value="0.46288522576021296" table:style-name="ce83">
            <text:p>46,3%</text:p>
          </table:table-cell>
          <table:table-cell office:value-type="float" office:value="975" table:style-name="ce130">
            <text:p>975</text:p>
          </table:table-cell>
          <table:table-cell office:value-type="percentage" office:value="0.40372670807453415" table:style-name="ce131">
            <text:p>40,4%</text:p>
          </table:table-cell>
          <table:table-cell table:number-columns-repeated="16369"/>
        </table:table-row>
        <table:table-row table:style-name="ro17">
          <table:table-cell office:value-type="string" table:style-name="ce132">
            <text:p>Fuerzas Armadas</text:p>
          </table:table-cell>
          <table:table-cell office:value-type="float" office:value="7" table:style-name="ce133">
            <text:p>7</text:p>
          </table:table-cell>
          <table:table-cell office:value-type="percentage" office:value="0.16666666666666666" table:style-name="ce83">
            <text:p>16,7%</text:p>
          </table:table-cell>
          <table:table-cell office:value-type="float" office:value="2395" table:style-name="ce133">
            <text:p>2.395</text:p>
          </table:table-cell>
          <table:table-cell office:value-type="percentage" office:value="0.64677288684850121" table:style-name="ce83">
            <text:p>64,7%</text:p>
          </table:table-cell>
          <table:table-cell office:value-type="float" office:value="7461" table:style-name="ce133">
            <text:p>7.461</text:p>
          </table:table-cell>
          <table:table-cell office:value-type="percentage" office:value="0.75646355064382031" table:style-name="ce83">
            <text:p>75,6%</text:p>
          </table:table-cell>
          <table:table-cell office:value-type="float" office:value="15438" table:style-name="ce133">
            <text:p>15.438</text:p>
          </table:table-cell>
          <table:table-cell office:value-type="percentage" office:value="0.67609704826136463" table:style-name="ce83">
            <text:p>67,6%</text:p>
          </table:table-cell>
          <table:table-cell office:value-type="float" office:value="15546" table:style-name="ce133">
            <text:p>15.546</text:p>
          </table:table-cell>
          <table:table-cell office:value-type="percentage" office:value="0.47545646389577023" table:style-name="ce83">
            <text:p>47,5%</text:p>
          </table:table-cell>
          <table:table-cell office:value-type="float" office:value="11125" table:style-name="ce133">
            <text:p>11.125</text:p>
          </table:table-cell>
          <table:table-cell office:value-type="percentage" office:value="0.4517949967511371" table:style-name="ce83">
            <text:p>45,2%</text:p>
          </table:table-cell>
          <table:table-cell office:value-type="float" office:value="257" table:style-name="ce130">
            <text:p>257</text:p>
          </table:table-cell>
          <table:table-cell office:value-type="percentage" office:value="0.19308790383170549" table:style-name="ce131">
            <text:p>19,3%</text:p>
          </table:table-cell>
          <table:table-cell table:number-columns-repeated="16369"/>
        </table:table-row>
        <table:table-row table:style-name="ro17">
          <table:table-cell office:value-type="string" table:style-name="ce134">
            <text:p>Sanidad Exterior</text:p>
          </table:table-cell>
          <table:table-cell office:value-type="float" office:value="79" table:style-name="ce133">
            <text:p>79</text:p>
          </table:table-cell>
          <table:table-cell office:value-type="percentage" office:value="0.98750000000000004" table:style-name="ce86">
            <text:p>98,8%</text:p>
          </table:table-cell>
          <table:table-cell office:value-type="float" office:value="303" table:style-name="ce133">
            <text:p>303</text:p>
          </table:table-cell>
          <table:table-cell office:value-type="percentage" office:value="0.96496815286624205" table:style-name="ce86">
            <text:p>96,5%</text:p>
          </table:table-cell>
          <table:table-cell office:value-type="float" office:value="709" table:style-name="ce133">
            <text:p>709</text:p>
          </table:table-cell>
          <table:table-cell office:value-type="percentage" office:value="0.76814734561213438" table:style-name="ce86">
            <text:p>76,8%</text:p>
          </table:table-cell>
          <table:table-cell office:value-type="float" office:value="946" table:style-name="ce133">
            <text:p>946</text:p>
          </table:table-cell>
          <table:table-cell office:value-type="percentage" office:value="0.47633434038267874" table:style-name="ce86">
            <text:p>47,6%</text:p>
          </table:table-cell>
          <table:table-cell office:value-type="float" office:value="1199" table:style-name="ce133">
            <text:p>1.199</text:p>
          </table:table-cell>
          <table:table-cell office:value-type="percentage" office:value="0.48918808649530804" table:style-name="ce86">
            <text:p>48,9%</text:p>
          </table:table-cell>
          <table:table-cell office:value-type="float" office:value="964" table:style-name="ce133">
            <text:p>964</text:p>
          </table:table-cell>
          <table:table-cell office:value-type="percentage" office:value="0.450046685340803" table:style-name="ce86">
            <text:p>45,0%</text:p>
          </table:table-cell>
          <table:table-cell office:value-type="float" office:value="20" table:style-name="ce130">
            <text:p>20</text:p>
          </table:table-cell>
          <table:table-cell office:value-type="percentage" office:value="0.11627906976744186" table:style-name="ce131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135">
            <text:p>Totales</text:p>
          </table:table-cell>
          <table:table-cell office:value-type="float" office:value="6458021" table:style-name="ce136">
            <text:p>6.458.021</text:p>
          </table:table-cell>
          <table:table-cell office:value-type="percentage" office:value="0.93786102739741939" table:style-name="ce137">
            <text:p>93,79%</text:p>
          </table:table-cell>
          <table:table-cell office:value-type="float" office:value="5051704" table:style-name="ce136">
            <text:p>5.051.704</text:p>
          </table:table-cell>
          <table:table-cell office:value-type="percentage" office:value="0.94892718172588264" table:style-name="ce137">
            <text:p>94,89%</text:p>
          </table:table-cell>
          <table:table-cell office:value-type="float" office:value="5490462" table:style-name="ce136">
            <text:p>5.490.462</text:p>
          </table:table-cell>
          <table:table-cell office:value-type="percentage" office:value="0.81014140868637552" table:style-name="ce137">
            <text:p>81,01%</text:p>
          </table:table-cell>
          <table:table-cell office:value-type="float" office:value="4706579" table:style-name="ce136">
            <text:p>4.706.579</text:p>
          </table:table-cell>
          <table:table-cell office:value-type="percentage" office:value="0.66256772675723552" table:style-name="ce137">
            <text:p>66,26%</text:p>
          </table:table-cell>
          <table:table-cell office:value-type="float" office:value="2590303" table:style-name="ce136">
            <text:p>2.590.303</text:p>
          </table:table-cell>
          <table:table-cell office:value-type="percentage" office:value="0.51087201766503176" table:style-name="ce137">
            <text:p>51,09%</text:p>
          </table:table-cell>
          <table:table-cell office:value-type="float" office:value="1885308" table:style-name="ce136">
            <text:p>1.885.308</text:p>
          </table:table-cell>
          <table:table-cell office:value-type="percentage" office:value="0.45033142322088432" table:style-name="ce137">
            <text:p>45,03%</text:p>
          </table:table-cell>
          <table:table-cell office:value-type="float" office:value="296038" table:style-name="ce136">
            <text:p>296.038</text:p>
          </table:table-cell>
          <table:table-cell office:value-type="percentage" office:value="0.33754603605349875" table:style-name="ce137">
            <text:p>33,75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4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4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4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4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3-04-27T14:37:07Z</dc:date>
  </office:meta>
</office:document-meta>
</file>